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061cm"/>
    </style:style>
    <style:style style:name="co2" style:family="table-column">
      <style:table-column-properties fo:break-before="auto" style:column-width="9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Ehem. Kaiserpfalz und Casimirschloss, Willy- Brandt-Platz 2</text:p>
          </table:table-cell>
          <table:table-cell table:formula="of:=CONCATENATE([.A2];&quot;, Kaiserslautern&quot;)" office:value-type="string" office:string-value="Ehem. Kaiserpfalz und Casimirschloss, Willy- Brandt-Platz 2, Kaiserslautern" calcext:value-type="string">
            <text:p>Ehem. Kaiserpfalz und Casimirschloss, Willy- Brandt-Platz 2, Kaiserslautern</text:p>
          </table:table-cell>
          <table:table-cell office:value-type="string" calcext:value-type="string">
            <text:p>49.44597</text:p>
          </table:table-cell>
          <table:table-cell office:value-type="string" calcext:value-type="string">
            <text:p>7.76838</text:p>
          </table:table-cell>
          <table:table-cell office:value-type="string" calcext:value-type="string">
            <text:p>von der um 1160 erbauten Kaiserpfalz mit Doppelkapelle ein Teil der Grundmauern und der zugehörigen Doppelkapelle erhalten; östlich davon um 1570/80 Bau des Casimirschlosses, davon erhalten der südliche Teil des Ostflügels, Renaissancequaderbau über kreuz- bzw. tonnengewölbten Kellern und unterirdischen Gängesystem</text:p>
          </table:table-cell>
        </table:table-row>
        <table:table-row table:style-name="ro1">
          <table:table-cell office:value-type="string" calcext:value-type="string">
            <text:p>Ev. Apostelkirche, Pariser Straße 22</text:p>
          </table:table-cell>
          <table:table-cell table:formula="of:=CONCATENATE([.A3];&quot;, Kaiserslautern&quot;)" office:value-type="string" office:string-value="Ev. Apostelkirche, Pariser Straße 22, Kaiserslautern" calcext:value-type="string">
            <text:p>Ev. Apostelkirche, Pariser Straße 22, Kaiserslautern</text:p>
          </table:table-cell>
          <table:table-cell office:value-type="string" calcext:value-type="string">
            <text:p>49.44438</text:p>
          </table:table-cell>
          <table:table-cell office:value-type="string" calcext:value-type="string">
            <text:p>7.76151</text:p>
          </table:table-cell>
          <table:table-cell office:value-type="string" calcext:value-type="string">
            <text:p>Zentralbau auf griechischem Kreuz, neuromanischer Sandsteinquaderbau, 1897- 1901, Arch. Ludwig Ritter von Stempel, München, nach Kriegszerstörung vereinfachter Wiederaufbau 1952-56, Arch. Egon Heußer; drei Glocken und Eisenglockenstuhl, 1900 Ev. Christuskirche, Am Heiligenhäuschen 11 flachgedeckter Putzbau auf parabelförmigem Grundriss, Stahlbetonskelettbauweise, eingeschossiger Sakristeianbau, freistehender Glockenturm, 1957/58, Arch. Hansgeorg Fiebiger; Ausstattung</text:p>
          </table:table-cell>
        </table:table-row>
        <table:table-row table:style-name="ro1">
          <table:table-cell office:value-type="string" calcext:value-type="string">
            <text:p>Ev. Pauluskirche, Hahnenbalz 38</text:p>
          </table:table-cell>
          <table:table-cell table:formula="of:=CONCATENATE([.A4];&quot;, Kaiserslautern&quot;)" office:value-type="string" office:string-value="Ev. Pauluskirche, Hahnenbalz 38, Kaiserslautern" calcext:value-type="string">
            <text:p>Ev. Pauluskirche, Hahnenbalz 38, Kaiserslautern</text:p>
          </table:table-cell>
          <table:table-cell office:value-type="string" calcext:value-type="string">
            <text:p>49.43215</text:p>
          </table:table-cell>
          <table:table-cell office:value-type="string" calcext:value-type="string">
            <text:p>7.76696</text:p>
          </table:table-cell>
          <table:table-cell office:value-type="string" calcext:value-type="string">
            <text:p>Saalbau auf asymmetrischem Grundriss, Stahlbetonkonstruktion, 1958-60, Arch. Willibald Hemmer, Buntglasfenster der Fa. Kölbel, Kaiserslautern; Ausstattung</text:p>
          </table:table-cell>
        </table:table-row>
        <table:table-row table:style-name="ro1">
          <table:table-cell office:value-type="string" calcext:value-type="string">
            <text:p>Ev. Pfarrkirche, Marktstraße 13</text:p>
          </table:table-cell>
          <table:table-cell table:formula="of:=CONCATENATE([.A5];&quot;, Kaiserslautern&quot;)" office:value-type="string" office:string-value="Ev. Pfarrkirche, Marktstraße 13, Kaiserslautern" calcext:value-type="string">
            <text:p>Ev. Pfarrkirche, Marktstraße 13, Kaiserslautern</text:p>
          </table:table-cell>
          <table:table-cell office:value-type="string" calcext:value-type="string">
            <text:p>49.44456</text:p>
          </table:table-cell>
          <table:table-cell office:value-type="string" calcext:value-type="string">
            <text:p>7.77103</text:p>
          </table:table-cell>
          <table:table-cell office:value-type="string" calcext:value-type="string">
            <text:p>Saalbau auf asymmetrischem Grundriss, Stahlbetonkonstruktion, 1958-60, Arch. Willibald Hemmer, Buntglasfenster der Fa. Kölbel, Kaiserslautern; Ausstattung</text:p>
          </table:table-cell>
        </table:table-row>
        <table:table-row table:style-name="ro1">
          <table:table-cell office:value-type="string" calcext:value-type="string">
            <text:p>Kath. Minoritenkirche und -kloster Maria Schutz, Bismarckstraße 63</text:p>
          </table:table-cell>
          <table:table-cell table:formula="of:=CONCATENATE([.A6];&quot;, Kaiserslautern&quot;)" office:value-type="string" office:string-value="Kath. Minoritenkirche und -kloster Maria Schutz, Bismarckstraße 63, Kaiserslautern" calcext:value-type="string">
            <text:p>Kath. Minoritenkirche und -kloster Maria Schutz, Bismarckstraße 63, Kaiserslautern</text:p>
          </table:table-cell>
          <table:table-cell office:value-type="string" calcext:value-type="string">
            <text:p>49.44233</text:p>
          </table:table-cell>
          <table:table-cell office:value-type="string" calcext:value-type="string">
            <text:p>7.78276</text:p>
          </table:table-cell>
          <table:table-cell office:value-type="string" calcext:value-type="string">
            <text:p>basilikale Anlage mit Doppelturmfassade, monumentaler Sandstein- bzw. Backsteinbau, neugotische Motive, 1928/29, Arch. Hans und Fritz Seeberger; Skulpturen von L. Höpfel, Speyer; Klostergebäude auf L-förmigem Grundriss, neugotischer Walmdachbau, 1928, Arch. Hans Seeberger</text:p>
          </table:table-cell>
        </table:table-row>
        <table:table-row table:style-name="ro1">
          <table:table-cell office:value-type="string" calcext:value-type="string">
            <text:p>Kath. Pfarrkirche St. Marien, St.-Marien-Platz 1</text:p>
          </table:table-cell>
          <table:table-cell table:formula="of:=CONCATENATE([.A7];&quot;, Kaiserslautern&quot;)" office:value-type="string" office:string-value="Kath. Pfarrkirche St. Marien, St.-Marien-Platz 1, Kaiserslautern" calcext:value-type="string">
            <text:p>Kath. Pfarrkirche St. Marien, St.-Marien-Platz 1, Kaiserslautern</text:p>
          </table:table-cell>
          <table:table-cell office:value-type="string" calcext:value-type="string">
            <text:p>49.441737</text:p>
          </table:table-cell>
          <table:table-cell office:value-type="string" calcext:value-type="string">
            <text:p>7.761275</text:p>
          </table:table-cell>
          <table:table-cell office:value-type="string" calcext:value-type="string">
            <text:p>monumentaler neugotischer Sandsteinquaderbau, dreischiffige Halle, Seitenschiffe mit Querwalmdächern, 1887-92, Arch. Heinrich von Schmidt, München, Marienskulptur im Wimperg, von I. Stolz, München, Hochreliefs durch Fa. Erfurt &amp; Wüst, Stuttgart, Glasfenster von Wilhelm Pürz, 1951- 56; Ausstattung</text:p>
          </table:table-cell>
        </table:table-row>
        <table:table-row table:style-name="ro1">
          <table:table-cell office:value-type="string" calcext:value-type="string">
            <text:p>Adolph-Kolping-Platz 1-6 (Denkmalzone)</text:p>
          </table:table-cell>
          <table:table-cell table:formula="of:=CONCATENATE([.A8];&quot;, Kaiserslautern&quot;)" office:value-type="string" office:string-value="Adolph-Kolping-Platz 1-6 (Denkmalzone), Kaiserslautern" calcext:value-type="string">
            <text:p>Adolph-Kolping-Platz 1-6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segmentbogig angeordnete, gründerzeitliche Zeilenwohn- bzw. Wohn- und Geschäftshäuser, Ziegel- bzw. Putzbauten, tlw. mit Walmdächern, um 1900, älterer Teil der Bebauung des kreisförmigen Platzes, der auf die Stadterweiterungsplanung von 1887 zurückgeht, in städtebaulich hervorgehobener Lage anschauliches Bild der Formenvielfalt damaliger Bürgerhäuser</text:p>
          </table:table-cell>
        </table:table-row>
        <table:table-row table:style-name="ro1">
          <table:table-cell office:value-type="string" calcext:value-type="string">
            <text:p>Albertstraße 16-26 (gerade Nrn.), Steinmetzstraße 11 (Denkmalzone)</text:p>
          </table:table-cell>
          <table:table-cell table:formula="of:=CONCATENATE([.A9];&quot;, Kaiserslautern&quot;)" office:value-type="string" office:string-value="Albertstraße 16-26 (gerade Nrn.), Steinmetzstraße 11 (Denkmalzone), Kaiserslautern" calcext:value-type="string">
            <text:p>Albertstraße 16-26 (gerade Nrn.), Steinmetzstraße 11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L-förmige Anlage einschließlich vorgelagerter Gärten bzw. Grünanlage, ein- bzw. zweigeschossige Zeilenwohnhäuser, tlw. mit Walmdächern, Heimatstil, 1912-23 Albrechtstraße 47 spätgründerzeitliches Eckwohn- und Geschäftshaus, sandsteingegliederter Backsteinbau mit Mansarddach, 1903, Arch. F. Grün</text:p>
          </table:table-cell>
        </table:table-row>
        <table:table-row table:style-name="ro1">
          <table:table-cell office:value-type="string" calcext:value-type="string">
            <text:p>Altenwoogstraße 43-59 (ungerade Nrn.), Barbarossaring 1, Mannheimer Straße 94-108 (gerade Nrn.), "Grüner Block" (Denkmalzone)</text:p>
          </table:table-cell>
          <table:table-cell table:formula="of:=CONCATENATE([.A10];&quot;, Kaiserslautern&quot;)" office:value-type="string" office:string-value="Altenwoogstraße 43-59 (ungerade Nrn.), Barbarossaring 1, Mannheimer Straße 94-108 (gerade Nrn.), &quot;Grüner Block&quot; (Denkmalzone), Kaiserslautern" calcext:value-type="string">
            <text:p>Altenwoogstraße 43-59 (ungerade Nrn.), Barbarossaring 1, Mannheimer Straße 94-108 (gerade Nrn.), "Grüner Block"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nsiedlung der Gemeinnützigen Baugesellschaft Kaiserlautern; langgezogene Häuserzeilen mit kubisch gestaffelten, viergeschossigen Putzbauten mit turmartigen Risaliten um zwei baumbestandene Innenhöfe, Neue Sachlichkeit, 1926-28, Arch. Hermann Hussong</text:p>
          </table:table-cell>
        </table:table-row>
        <table:table-row table:style-name="ro1">
          <table:table-cell office:value-type="string" calcext:value-type="string">
            <text:p>Am Altenhof</text:p>
          </table:table-cell>
          <table:table-cell table:formula="of:=CONCATENATE([.A11];&quot;, Kaiserslautern&quot;)" office:value-type="string" office:string-value="Am Altenhof, Kaiserslautern" calcext:value-type="string">
            <text:p>Am Altenhof, Kaiserslautern</text:p>
          </table:table-cell>
          <table:table-cell office:value-type="string" calcext:value-type="string">
            <text:p>49.444416</text:p>
          </table:table-cell>
          <table:table-cell office:value-type="string" calcext:value-type="string">
            <text:p>7.768637</text:p>
          </table:table-cell>
          <table:table-cell office:value-type="string" calcext:value-type="string">
            <text:p>jüdisches Kultbad (Mikwe), Becken (2,5 x 2,5 m) mit Resten der Zugangstreppe, 14. Jh.</text:p>
          </table:table-cell>
        </table:table-row>
        <table:table-row table:style-name="ro1">
          <table:table-cell office:value-type="string" calcext:value-type="string">
            <text:p>Am Altenhof 6</text:p>
          </table:table-cell>
          <table:table-cell table:formula="of:=CONCATENATE([.A12];&quot;, Kaiserslautern&quot;)" office:value-type="string" office:string-value="Am Altenhof 6, Kaiserslautern" calcext:value-type="string">
            <text:p>Am Altenhof 6, Kaiserslautern</text:p>
          </table:table-cell>
          <table:table-cell office:value-type="string" calcext:value-type="string">
            <text:p>49.444778</text:p>
          </table:table-cell>
          <table:table-cell office:value-type="string" calcext:value-type="string">
            <text:p>7.768781</text:p>
          </table:table-cell>
          <table:table-cell office:value-type="string" calcext:value-type="string">
            <text:p>ehem. Offiziers-Casino und Hotel für die französische Besatzung, Gebäudekomplex in Stahlbetonkonstruktion, asymmetrisch angeordnete Flachdachbauten mit Rasterfassaden, 1955/56, Entwurf Sonderbauamt Landau bzw. Städt. Hochbauamt, Ltg. Hans Tinti; Sgraffito von Adolf Schaurer; Ausstattung; stadtbildprägend</text:p>
          </table:table-cell>
        </table:table-row>
        <table:table-row table:style-name="ro1">
          <table:table-cell office:value-type="string" calcext:value-type="string">
            <text:p>Am Hammerweiher 1</text:p>
          </table:table-cell>
          <table:table-cell table:formula="of:=CONCATENATE([.A13];&quot;, Kaiserslautern&quot;)" office:value-type="string" office:string-value="Am Hammerweiher 1, Kaiserslautern" calcext:value-type="string">
            <text:p>Am Hammerweiher 1, Kaiserslautern</text:p>
          </table:table-cell>
          <table:table-cell office:value-type="string" calcext:value-type="string">
            <text:p>49.45202</text:p>
          </table:table-cell>
          <table:table-cell office:value-type="string" calcext:value-type="string">
            <text:p>7.73954</text:p>
          </table:table-cell>
          <table:table-cell office:value-type="string" calcext:value-type="string">
            <text:p>ehem. Blechhammer mit Stauweiher, U-förmige Anlage, im Kern 1740 (Kellergeschoss und Wassergraben des ehem. Hammerwerks), sandsteingegliederter Putzbau mit Kopfbauten, 19. Jh. (heute Gasthaus)</text:p>
          </table:table-cell>
        </table:table-row>
        <table:table-row table:style-name="ro1">
          <table:table-cell office:value-type="string" calcext:value-type="string">
            <text:p>Am Langen Stein 1</text:p>
          </table:table-cell>
          <table:table-cell table:formula="of:=CONCATENATE([.A14];&quot;, Kaiserslautern&quot;)" office:value-type="string" office:string-value="Am Langen Stein 1, Kaiserslautern" calcext:value-type="string">
            <text:p>Am Langen Stein 1, Kaiserslautern</text:p>
          </table:table-cell>
          <table:table-cell office:value-type="string" calcext:value-type="string">
            <text:p>49.45473</text:p>
          </table:table-cell>
          <table:table-cell office:value-type="string" calcext:value-type="string">
            <text:p>7.76266</text:p>
          </table:table-cell>
          <table:table-cell office:value-type="string" calcext:value-type="string">
            <text:p>eineinhalbgeschossige Villa, neubarocker Mansardwalmdachbau, 1925, Arch. Otto Schellhaas</text:p>
          </table:table-cell>
        </table:table-row>
        <table:table-row table:style-name="ro1">
          <table:table-cell office:value-type="string" calcext:value-type="string">
            <text:p>(vor) Am Schmiedeturm 7 , 9</text:p>
          </table:table-cell>
          <table:table-cell table:formula="of:=CONCATENATE([.A15];&quot;, Kaiserslautern&quot;)" office:value-type="string" office:string-value="(vor) Am Schmiedeturm 7 , 9, Kaiserslautern" calcext:value-type="string">
            <text:p>(vor) Am Schmiedeturm 7 , 9, Kaiserslautern</text:p>
          </table:table-cell>
          <table:table-cell office:value-type="string" calcext:value-type="string">
            <text:p>49.44719</text:p>
          </table:table-cell>
          <table:table-cell office:value-type="string" calcext:value-type="string">
            <text:p>7.77606</text:p>
          </table:table-cell>
          <table:table-cell office:value-type="string" calcext:value-type="string">
            <text:p>Teil der mittelalterlichen Stadtmauer im Bereich des ehem. Schmiedeturms, Sandsteinquader</text:p>
          </table:table-cell>
        </table:table-row>
        <table:table-row table:style-name="ro1">
          <table:table-cell office:value-type="string" calcext:value-type="string">
            <text:p>Am Vogelgesang 10</text:p>
          </table:table-cell>
          <table:table-cell table:formula="of:=CONCATENATE([.A16];&quot;, Kaiserslautern&quot;)" office:value-type="string" office:string-value="Am Vogelgesang 10, Kaiserslautern" calcext:value-type="string">
            <text:p>Am Vogelgesang 10, Kaiserslautern</text:p>
          </table:table-cell>
          <table:table-cell office:value-type="string" calcext:value-type="string">
            <text:p>49.45071</text:p>
          </table:table-cell>
          <table:table-cell office:value-type="string" calcext:value-type="string">
            <text:p>7.77324</text:p>
          </table:table-cell>
          <table:table-cell office:value-type="string" calcext:value-type="string">
            <text:p>herrschaftliche Villa, eineinhalbgeschossiger historisierender Putzbau, tlw. Zierfachwerk, um 1900</text:p>
          </table:table-cell>
        </table:table-row>
        <table:table-row table:style-name="ro1">
          <table:table-cell office:value-type="string" calcext:value-type="string">
            <text:p>Am Vogelgesang 44</text:p>
          </table:table-cell>
          <table:table-cell table:formula="of:=CONCATENATE([.A17];&quot;, Kaiserslautern&quot;)" office:value-type="string" office:string-value="Am Vogelgesang 44, Kaiserslautern" calcext:value-type="string">
            <text:p>Am Vogelgesang 44, Kaiserslautern</text:p>
          </table:table-cell>
          <table:table-cell office:value-type="string" calcext:value-type="string">
            <text:p>49.45129</text:p>
          </table:table-cell>
          <table:table-cell office:value-type="string" calcext:value-type="string">
            <text:p>7.77168</text:p>
          </table:table-cell>
          <table:table-cell office:value-type="string" calcext:value-type="string">
            <text:p>herrschaftliche Walmdach-Villa, zweieinhalbgeschossiger Klinkerbau, Neurenaissance und Neubarock, 1888/89, Arch. Ludwig Levy, Karlsruhe, 1909, eingeschossiger Wintergarten-Anbau; Ausstattung; heute Kreiswehrersatzamt</text:p>
          </table:table-cell>
        </table:table-row>
        <table:table-row table:style-name="ro1">
          <table:table-cell office:value-type="string" calcext:value-type="string">
            <text:p>Am Vogelgesang 1-33 (ungerade Nrn.), Benzinoring 15-51 (ungerade Nrn.), Buchfinkstraße 1-23, Hackstraße 5-19 (ungerade Nrn.), 12-24 (gerade Nrn.), Haspelstraße 17-21 (ungerade Nrn.), Ottostraße 13-19 (ungerade Nrn.), 18-26 (gerade Nrn.), Villenstraße 11-17 (ungerade Nrn.), 16, 18, 21 (Denkmalzone)</text:p>
          </table:table-cell>
          <table:table-cell table:formula="of:=CONCATENATE([.A18];&quot;, Kaiserslautern&quot;)" office:value-type="string" office:string-value="Am Vogelgesang 1-33 (ungerade Nrn.), Benzinoring 15-51 (ungerade Nrn.), Buchfinkstraße 1-23, Hackstraße 5-19 (ungerade Nrn.), 12-24 (gerade Nrn.), Haspelstraße 17-21 (ungerade Nrn.), Ottostraße 13-19 (ungerade Nrn.), 18-26 (gerade Nrn.), Villenstraße 11-17 (ungerade Nrn.), 16, 18, 21 (Denkmalzone), Kaiserslautern" calcext:value-type="string">
            <text:p>Am Vogelgesang 1-33 (ungerade Nrn.), Benzinoring 15-51 (ungerade Nrn.), Buchfinkstraße 1-23, Hackstraße 5-19 (ungerade Nrn.), 12-24 (gerade Nrn.), Haspelstraße 17-21 (ungerade Nrn.), Ottostraße 13-19 (ungerade Nrn.), 18-26 (gerade Nrn.), Villenstraße 11-17 (ungerade Nrn.), 16, 18, 21 (Denkmalzone), Kaiserslautern</text:p>
          </table:table-cell>
          <table:table-cell table:number-columns-repeated="2"/>
          <table:table-cell office:value-type="string" calcext:value-type="string">
            <text:p>großbürgerliches Wohnviertel an einem steilen Südhang, 1893-1929 gemäß dem Stadterweiterungsplan von 1887; ein- bis dreigeschossige, überwiegend gründerzeitliche, meist zusammenhängende Zeilenwohnhäuser, Backstein-, Putz- und Sandsteinquaderbauten, vereinzelt Jugendstilmotive oder geometrisch geprägter Zeitstil um 1910</text:p>
          </table:table-cell>
        </table:table-row>
        <table:table-row table:style-name="ro1">
          <table:table-cell office:value-type="string" calcext:value-type="string">
            <text:p>Amselstraße 52</text:p>
          </table:table-cell>
          <table:table-cell table:formula="of:=CONCATENATE([.A19];&quot;, Kaiserslautern&quot;)" office:value-type="string" office:string-value="Amselstraße 52, Kaiserslautern" calcext:value-type="string">
            <text:p>Amselstraße 52, Kaiserslautern</text:p>
          </table:table-cell>
          <table:table-cell office:value-type="string" calcext:value-type="string">
            <text:p>49.451934</text:p>
          </table:table-cell>
          <table:table-cell office:value-type="string" calcext:value-type="string">
            <text:p>7.776184</text:p>
          </table:table-cell>
          <table:table-cell office:value-type="string" calcext:value-type="string">
            <text:p>eingeschossiges Eckwohnhaus mit Mansarddach, Heimatstil, 1914, Arch. Adolf Stieger</text:p>
          </table:table-cell>
        </table:table-row>
        <table:table-row table:style-name="ro1">
          <table:table-cell office:value-type="string" calcext:value-type="string">
            <text:p>Auf dem Bännjerrück 2-14 (gerade Nrn.) (Denkmalzone)</text:p>
          </table:table-cell>
          <table:table-cell table:formula="of:=CONCATENATE([.A20];&quot;, Kaiserslautern&quot;)" office:value-type="string" office:string-value="Auf dem Bännjerrück 2-14 (gerade Nrn.) (Denkmalzone), Kaiserslautern" calcext:value-type="string">
            <text:p>Auf dem Bännjerrück 2-14 (gerade Nrn.)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gleichartig strukturierte Villen, errichtet im Auftrag des Guss- und Armaturenwerkes; ein- bis zweigeschossige kubische Putzbauten mit Mansardwalmdächern, Heimatstil, 1925/26, Arch. Heinrich Hastenteufel und Philipp Spelger</text:p>
          </table:table-cell>
        </table:table-row>
        <table:table-row table:style-name="ro1">
          <table:table-cell office:value-type="string" calcext:value-type="string">
            <text:p>Bahnheim 2a, 2b, 3, 4a, 4b, 4c, 4-27, 28a, 28b, 29- 39, 41-49, 51-54, 56, 60-80 (gerade Nrn.), "Wohnsiedlung Bahnheim" (Denkmalzone)</text:p>
          </table:table-cell>
          <table:table-cell table:formula="of:=CONCATENATE([.A21];&quot;, Kaiserslautern&quot;)" office:value-type="string" office:string-value="Bahnheim 2a, 2b, 3, 4a, 4b, 4c, 4-27, 28a, 28b, 29- 39, 41-49, 51-54, 56, 60-80 (gerade Nrn.), &quot;Wohnsiedlung Bahnheim&quot; (Denkmalzone), Kaiserslautern" calcext:value-type="string">
            <text:p>Bahnheim 2a, 2b, 3, 4a, 4b, 4c, 4-27, 28a, 28b, 29- 39, 41-49, 51-54, 56, 60-80 (gerade Nrn.), "Wohnsiedlung Bahnheim"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von der Gartenstadtbewegung geprägte Eisenbahnersiedlung der Baugenossenschaft Bahnheim; Putzbauten in langen Baublocks bzw. als Einzel- oder Doppelhäuser, Heimatstil, 1919-30, rückwärtig anschließend Nutzgarten pro Wohneinheit; im Zentrum der Anlage Brunnen, Kunststein, 1930, großflächige Grünanlagen zwischen Bahngleisen und Pariser Straße</text:p>
          </table:table-cell>
        </table:table-row>
        <table:table-row table:style-name="ro1">
          <table:table-cell office:value-type="string" calcext:value-type="string">
            <text:p>Bahnhofstraße 26</text:p>
          </table:table-cell>
          <table:table-cell table:formula="of:=CONCATENATE([.A22];&quot;, Kaiserslautern&quot;)" office:value-type="string" office:string-value="Bahnhofstraße 26, Kaiserslautern" calcext:value-type="string">
            <text:p>Bahnhofstraße 26, Kaiserslautern</text:p>
          </table:table-cell>
          <table:table-cell office:value-type="string" calcext:value-type="string">
            <text:p>49.43669</text:p>
          </table:table-cell>
          <table:table-cell office:value-type="string" calcext:value-type="string">
            <text:p>7.76912</text:p>
          </table:table-cell>
          <table:table-cell office:value-type="string" calcext:value-type="string">
            <text:p>ehem. Bahnhofshotel, dreigeschossiger neuklassizistischer Mansardwalmdachbau auf L- förmigem Grundriss, um 1880</text:p>
          </table:table-cell>
        </table:table-row>
        <table:table-row table:style-name="ro1">
          <table:table-cell office:value-type="string" calcext:value-type="string">
            <text:p>Bahnhofstraße 28</text:p>
          </table:table-cell>
          <table:table-cell table:formula="of:=CONCATENATE([.A23];&quot;, Kaiserslautern&quot;)" office:value-type="string" office:string-value="Bahnhofstraße 28, Kaiserslautern" calcext:value-type="string">
            <text:p>Bahnhofstraße 28, Kaiserslautern</text:p>
          </table:table-cell>
          <table:table-cell office:value-type="string" calcext:value-type="string">
            <text:p>49.43669</text:p>
          </table:table-cell>
          <table:table-cell office:value-type="string" calcext:value-type="string">
            <text:p>7.76912</text:p>
          </table:table-cell>
          <table:table-cell office:value-type="string" calcext:value-type="string">
            <text:p>ehem. Bahnhofshotel, zuletzt Hotel Brenner; anspruchsvolles Eckwohn- und Geschäftshaus, viergeschossiger Hausteinquaderbau, Jugendstildekor, 1906</text:p>
          </table:table-cell>
        </table:table-row>
        <table:table-row table:style-name="ro1">
          <table:table-cell office:value-type="string" calcext:value-type="string">
            <text:p>Barbarossastraße 50</text:p>
          </table:table-cell>
          <table:table-cell table:formula="of:=CONCATENATE([.A24];&quot;, Kaiserslautern&quot;)" office:value-type="string" office:string-value="Barbarossastraße 50, Kaiserslautern" calcext:value-type="string">
            <text:p>Barbarossastraße 50, Kaiserslautern</text:p>
          </table:table-cell>
          <table:table-cell office:value-type="string" calcext:value-type="string">
            <text:p>49.439725</text:p>
          </table:table-cell>
          <table:table-cell office:value-type="string" calcext:value-type="string">
            <text:p>7.78002</text:p>
          </table:table-cell>
          <table:table-cell office:value-type="string" calcext:value-type="string">
            <text:p>Direktorenvilla, zweieinhalbgeschossiger neubarocker Krüppelwalmdachbau auf bewegtem Grundriss, 1909</text:p>
          </table:table-cell>
        </table:table-row>
        <table:table-row table:style-name="ro1">
          <table:table-cell office:value-type="string" calcext:value-type="string">
            <text:p>Benzinoring 2</text:p>
          </table:table-cell>
          <table:table-cell table:formula="of:=CONCATENATE([.A25];&quot;, Kaiserslautern&quot;)" office:value-type="string" office:string-value="Benzinoring 2, Kaiserslautern" calcext:value-type="string">
            <text:p>Benzinoring 2, Kaiserslautern</text:p>
          </table:table-cell>
          <table:table-cell office:value-type="string" calcext:value-type="string">
            <text:p>49.447565</text:p>
          </table:table-cell>
          <table:table-cell office:value-type="string" calcext:value-type="string">
            <text:p>7.768149</text:p>
          </table:table-cell>
          <table:table-cell office:value-type="string" calcext:value-type="string">
            <text:p>ehem. Kgl. Industrieschule, heute Berufsbildende Schule; viergeschossiger Sandsteinquaderbau auf L-förmigem Grundriss, 1900-02, Entwurf Städt. Hochbauaumt, Ltg. Ernst Spieß; auf dem Schulhof Kriegerdenkmal für die gefallenen Oberrealschüler 1914/18, Sandsteinrelief, Bildhauer Adolf Bernd, Kaiserslautern</text:p>
          </table:table-cell>
        </table:table-row>
        <table:table-row table:style-name="ro1">
          <table:table-cell office:value-type="string" calcext:value-type="string">
            <text:p>Benzinoring 4</text:p>
          </table:table-cell>
          <table:table-cell table:formula="of:=CONCATENATE([.A26];&quot;, Kaiserslautern&quot;)" office:value-type="string" office:string-value="Benzinoring 4, Kaiserslautern" calcext:value-type="string">
            <text:p>Benzinoring 4, Kaiserslautern</text:p>
          </table:table-cell>
          <table:table-cell office:value-type="string" calcext:value-type="string">
            <text:p>49.4487</text:p>
          </table:table-cell>
          <table:table-cell office:value-type="string" calcext:value-type="string">
            <text:p>7.77101</text:p>
          </table:table-cell>
          <table:table-cell office:value-type="string" calcext:value-type="string">
            <text:p>späthistoristisches villenartiges Eckwohnhaus mit bewegter Dachlandschaft, um 1900</text:p>
          </table:table-cell>
        </table:table-row>
        <table:table-row table:style-name="ro1">
          <table:table-cell office:value-type="string" calcext:value-type="string">
            <text:p>Benzinoring 6</text:p>
          </table:table-cell>
          <table:table-cell table:formula="of:=CONCATENATE([.A27];&quot;, Kaiserslautern&quot;)" office:value-type="string" office:string-value="Benzinoring 6, Kaiserslautern" calcext:value-type="string">
            <text:p>Benzinoring 6, Kaiserslautern</text:p>
          </table:table-cell>
          <table:table-cell office:value-type="string" calcext:value-type="string">
            <text:p>49.448905</text:p>
          </table:table-cell>
          <table:table-cell office:value-type="string" calcext:value-type="string">
            <text:p>7.771393</text:p>
          </table:table-cell>
          <table:table-cell office:value-type="string" calcext:value-type="string">
            <text:p>Institut für pfälzische Geschichte und Volkskunde, herrschaftliches Eckwohnhaus, sandsteingegliederter Klinkerbau, Neurenaissance, 1900</text:p>
          </table:table-cell>
        </table:table-row>
        <table:table-row table:style-name="ro1">
          <table:table-cell office:value-type="string" calcext:value-type="string">
            <text:p>Benzinoring 25</text:p>
          </table:table-cell>
          <table:table-cell table:formula="of:=CONCATENATE([.A28];&quot;, Kaiserslautern&quot;)" office:value-type="string" office:string-value="Benzinoring 25, Kaiserslautern" calcext:value-type="string">
            <text:p>Benzinoring 25, Kaiserslautern</text:p>
          </table:table-cell>
          <table:table-cell office:value-type="string" calcext:value-type="string">
            <text:p>49.44957</text:p>
          </table:table-cell>
          <table:table-cell office:value-type="string" calcext:value-type="string">
            <text:p>7.77332</text:p>
          </table:table-cell>
          <table:table-cell office:value-type="string" calcext:value-type="string">
            <text:p>villenartiges spätgründerzeitliches Eckwohnhaus, Backsteinbau mit Walmdach, 1898</text:p>
          </table:table-cell>
        </table:table-row>
        <table:table-row table:style-name="ro1">
          <table:table-cell office:value-type="string" calcext:value-type="string">
            <text:p>Bismarckstraße 18 a, 20</text:p>
          </table:table-cell>
          <table:table-cell table:formula="of:=CONCATENATE([.A29];&quot;, Kaiserslautern&quot;)" office:value-type="string" office:string-value="Bismarckstraße 18 a, 20, Kaiserslautern" calcext:value-type="string">
            <text:p>Bismarckstraße 18 a, 20, Kaiserslautern</text:p>
          </table:table-cell>
          <table:table-cell office:value-type="string" calcext:value-type="string">
            <text:p>49.443359</text:p>
          </table:table-cell>
          <table:table-cell office:value-type="string" calcext:value-type="string">
            <text:p>7.775623</text:p>
          </table:table-cell>
          <table:table-cell office:value-type="string" calcext:value-type="string">
            <text:p>Wohn- und Geschäftshäuser, Jugendstilformen, 1902</text:p>
          </table:table-cell>
        </table:table-row>
        <table:table-row table:style-name="ro1">
          <table:table-cell office:value-type="string" calcext:value-type="string">
            <text:p>Bismarckstraße 26 a/26 b</text:p>
          </table:table-cell>
          <table:table-cell table:formula="of:=CONCATENATE([.A30];&quot;, Kaiserslautern&quot;)" office:value-type="string" office:string-value="Bismarckstraße 26 a/26 b, Kaiserslautern" calcext:value-type="string">
            <text:p>Bismarckstraße 26 a/26 b, Kaiserslautern</text:p>
          </table:table-cell>
          <table:table-cell office:value-type="string" calcext:value-type="string">
            <text:p>49.443099</text:p>
          </table:table-cell>
          <table:table-cell office:value-type="string" calcext:value-type="string">
            <text:p>7.776632</text:p>
          </table:table-cell>
          <table:table-cell office:value-type="string" calcext:value-type="string">
            <text:p>repräsentatives Doppelwohnhaus, sandsteingegliederte Mansarddachbauten, expressionistische Motive, um 1920 Bismarckstraße 34 , 36, Scheffelstraße 2 zweieinhalbgeschossige Walmdachbauten auf L-förmigem Grundriss, expressionistische Motive, 1924/25</text:p>
          </table:table-cell>
        </table:table-row>
        <table:table-row table:style-name="ro1">
          <table:table-cell office:value-type="string" calcext:value-type="string">
            <text:p>Blechhammerweg</text:p>
          </table:table-cell>
          <table:table-cell table:formula="of:=CONCATENATE([.A31];&quot;, Kaiserslautern&quot;)" office:value-type="string" office:string-value="Blechhammerweg, Kaiserslautern" calcext:value-type="string">
            <text:p>Blechhammerweg, Kaiserslautern</text:p>
          </table:table-cell>
          <table:table-cell office:value-type="string" calcext:value-type="string">
            <text:p>49.451411</text:p>
          </table:table-cell>
          <table:table-cell office:value-type="string" calcext:value-type="string">
            <text:p>7.747278</text:p>
          </table:table-cell>
          <table:table-cell office:value-type="string" calcext:value-type="string">
            <text:p>Hahnbrunnerhof, ehem. Kurpfälzisches Hofgut, eingeschossige U-förmige Anlage, frühes 19. Jh.</text:p>
          </table:table-cell>
        </table:table-row>
        <table:table-row table:style-name="ro1">
          <table:table-cell office:value-type="string" calcext:value-type="string">
            <text:p>Blücherstraße 6-36 (gerade Nrn.), Pollichstraße 3, 5, 6, 8 (Denkmalzone)</text:p>
          </table:table-cell>
          <table:table-cell table:formula="of:=CONCATENATE([.A32];&quot;, Kaiserslautern&quot;)" office:value-type="string" office:string-value="Blücherstraße 6-36 (gerade Nrn.), Pollichstraße 3, 5, 6, 8 (Denkmalzone), Kaiserslautern" calcext:value-type="string">
            <text:p>Blücherstraße 6-36 (gerade Nrn.), Pollichstraße 3, 5, 6, 8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ein- bzw. zweigeschossige spätgründerzeitliche Zeilenwohnhäuser, sandsteingegliederte Putz- bzw. Ziegelbauten, um 1900</text:p>
          </table:table-cell>
        </table:table-row>
        <table:table-row table:style-name="ro2">
          <table:table-cell office:value-type="string" calcext:value-type="string">
            <text:p>Brahmsstraße 9</text:p>
          </table:table-cell>
          <table:table-cell table:formula="of:=CONCATENATE([.A33];&quot;, Kaiserslautern&quot;)" office:value-type="string" office:string-value="Brahmsstraße 9, Kaiserslautern" calcext:value-type="string">
            <text:p>Brahmsstraße 9, Kaiserslautern</text:p>
          </table:table-cell>
          <table:table-cell office:value-type="string" calcext:value-type="string">
            <text:p>49.439399</text:p>
          </table:table-cell>
          <table:table-cell office:value-type="string" calcext:value-type="string">
            <text:p>7.76634</text:p>
          </table:table-cell>
          <table:table-cell office:value-type="string" calcext:value-type="string">
            <text:p>villenartiges eineinhalbgeschossiges Wohnhaus, sandsteingegliederter Backsteinbau, Neurenaissance, vor 1900, Veranda-Anbau 1903, Wintergarten 1915</text:p>
          </table:table-cell>
        </table:table-row>
        <table:table-row table:style-name="ro1">
          <table:table-cell office:value-type="string" calcext:value-type="string">
            <text:p>Bremerstraße</text:p>
          </table:table-cell>
          <table:table-cell table:formula="of:=CONCATENATE([.A34];&quot;, Kaiserslautern&quot;)" office:value-type="string" office:string-value="Bremerstraße, Kaiserslautern" calcext:value-type="string">
            <text:p>Bremerstraße, Kaiserslautern</text:p>
          </table:table-cell>
          <table:table-cell office:value-type="string" calcext:value-type="string">
            <text:p>49.426145</text:p>
          </table:table-cell>
          <table:table-cell office:value-type="string" calcext:value-type="string">
            <text:p>7.768903</text:p>
          </table:table-cell>
          <table:table-cell office:value-type="string" calcext:value-type="string">
            <text:p>Albrechtsbrunnen, dreigeschossiger neuromanischer Schalenbrunnen, 1890, Brunnenaufsatz, 1911 von Gustav Adolf Bernd</text:p>
          </table:table-cell>
        </table:table-row>
        <table:table-row table:style-name="ro3">
          <table:table-cell office:value-type="string" calcext:value-type="string">
            <text:p>Eisenbahnstraße 56</text:p>
          </table:table-cell>
          <table:table-cell table:formula="of:=CONCATENATE([.A35];&quot;, Kaiserslautern&quot;)" office:value-type="string" office:string-value="Eisenbahnstraße 56, Kaiserslautern" calcext:value-type="string">
            <text:p>Eisenbahnstraße 56, Kaiserslautern</text:p>
          </table:table-cell>
          <table:table-cell office:value-type="string" calcext:value-type="string">
            <text:p>49.43902</text:p>
          </table:table-cell>
          <table:table-cell office:value-type="string" calcext:value-type="string">
            <text:p>7.77174</text:p>
          </table:table-cell>
          <table:table-cell office:value-type="string" calcext:value-type="string">
            <text:p>ehem. kgl. Hauptzollamt, heute Finanzamt, dreigeschossiger Sandsteinquaderbau mit Walmdach, 1897, Arch. Ludwig Ritter von Stempel</text:p>
          </table:table-cell>
        </table:table-row>
        <table:table-row table:style-name="ro1">
          <table:table-cell office:value-type="string" calcext:value-type="string">
            <text:p>Eisenbahnstraße 62</text:p>
          </table:table-cell>
          <table:table-cell table:formula="of:=CONCATENATE([.A36];&quot;, Kaiserslautern&quot;)" office:value-type="string" office:string-value="Eisenbahnstraße 62, Kaiserslautern" calcext:value-type="string">
            <text:p>Eisenbahnstraße 62, Kaiserslautern</text:p>
          </table:table-cell>
          <table:table-cell office:value-type="string" calcext:value-type="string">
            <text:p>49.43847</text:p>
          </table:table-cell>
          <table:table-cell office:value-type="string" calcext:value-type="string">
            <text:p>7.77186</text:p>
          </table:table-cell>
          <table:table-cell office:value-type="string" calcext:value-type="string">
            <text:p>spätklassizistisches Zeilenwohn- und Geschäftshaus, um 1860</text:p>
          </table:table-cell>
        </table:table-row>
        <table:table-row table:style-name="ro1">
          <table:table-cell office:value-type="string" calcext:value-type="string">
            <text:p>Eisenbahnstraße 66</text:p>
          </table:table-cell>
          <table:table-cell table:formula="of:=CONCATENATE([.A37];&quot;, Kaiserslautern&quot;)" office:value-type="string" office:string-value="Eisenbahnstraße 66, Kaiserslautern" calcext:value-type="string">
            <text:p>Eisenbahnstraße 66, Kaiserslautern</text:p>
          </table:table-cell>
          <table:table-cell office:value-type="string" calcext:value-type="string">
            <text:p>49.43834</text:p>
          </table:table-cell>
          <table:table-cell office:value-type="string" calcext:value-type="string">
            <text:p>7.77188</text:p>
          </table:table-cell>
          <table:table-cell office:value-type="string" calcext:value-type="string">
            <text:p>anspruchsvolles gründerzeitliches Wohnhaus, um 1880, Veranda 1930</text:p>
          </table:table-cell>
        </table:table-row>
        <table:table-row table:style-name="ro1">
          <table:table-cell office:value-type="string" calcext:value-type="string">
            <text:p>Eisenbahnstraße 67 a</text:p>
          </table:table-cell>
          <table:table-cell table:formula="of:=CONCATENATE([.A38];&quot;, Kaiserslautern&quot;)" office:value-type="string" office:string-value="Eisenbahnstraße 67 a, Kaiserslautern" calcext:value-type="string">
            <text:p>Eisenbahnstraße 67 a, Kaiserslautern</text:p>
          </table:table-cell>
          <table:table-cell office:value-type="string" calcext:value-type="string">
            <text:p>49.43811</text:p>
          </table:table-cell>
          <table:table-cell office:value-type="string" calcext:value-type="string">
            <text:p>7.77244</text:p>
          </table:table-cell>
          <table:table-cell office:value-type="string" calcext:value-type="string">
            <text:p>spätgründerzeitliches Zeilenwohn- und Geschäftshaus, dreigeschossiger Backsteinbau, vor 1887, Torfahrt 1933</text:p>
          </table:table-cell>
        </table:table-row>
        <table:table-row table:style-name="ro1">
          <table:table-cell office:value-type="string" calcext:value-type="string">
            <text:p>Eisenbahnstraße 73</text:p>
          </table:table-cell>
          <table:table-cell table:formula="of:=CONCATENATE([.A39];&quot;, Kaiserslautern&quot;)" office:value-type="string" office:string-value="Eisenbahnstraße 73, Kaiserslautern" calcext:value-type="string">
            <text:p>Eisenbahnstraße 73, Kaiserslautern</text:p>
          </table:table-cell>
          <table:table-cell office:value-type="string" calcext:value-type="string">
            <text:p>49.43731</text:p>
          </table:table-cell>
          <table:table-cell office:value-type="string" calcext:value-type="string">
            <text:p>7.77262</text:p>
          </table:table-cell>
          <table:table-cell office:value-type="string" calcext:value-type="string">
            <text:p>ehem. Bauverwaltungsgebäude (heute Büronutzung); repräsentativer sandsteingegliederter Putzbau, Neurenaissancemotive, um 1870</text:p>
          </table:table-cell>
        </table:table-row>
        <table:table-row table:style-name="ro1">
          <table:table-cell office:value-type="string" calcext:value-type="string">
            <text:p>Eisenbahnstraße 74</text:p>
          </table:table-cell>
          <table:table-cell table:formula="of:=CONCATENATE([.A40];&quot;, Kaiserslautern&quot;)" office:value-type="string" office:string-value="Eisenbahnstraße 74, Kaiserslautern" calcext:value-type="string">
            <text:p>Eisenbahnstraße 74, Kaiserslautern</text:p>
          </table:table-cell>
          <table:table-cell office:value-type="string" calcext:value-type="string">
            <text:p>49.43723</text:p>
          </table:table-cell>
          <table:table-cell office:value-type="string" calcext:value-type="string">
            <text:p>7.77224</text:p>
          </table:table-cell>
          <table:table-cell office:value-type="string" calcext:value-type="string">
            <text:p>Kiosk, eingeschossiger Walmdachbau mit Unterstand und Toiletten, 1913/14</text:p>
          </table:table-cell>
        </table:table-row>
        <table:table-row table:style-name="ro1">
          <table:table-cell office:value-type="string" calcext:value-type="string">
            <text:p>Eselsfürth 11</text:p>
          </table:table-cell>
          <table:table-cell table:formula="of:=CONCATENATE([.A41];&quot;, Kaiserslautern&quot;)" office:value-type="string" office:string-value="Eselsfürth 11, Kaiserslautern" calcext:value-type="string">
            <text:p>Eselsfürth 11, Kaiserslautern</text:p>
          </table:table-cell>
          <table:table-cell office:value-type="string" calcext:value-type="string">
            <text:p>49.460125</text:p>
          </table:table-cell>
          <table:table-cell office:value-type="string" calcext:value-type="string">
            <text:p>7.822183</text:p>
          </table:table-cell>
          <table:table-cell office:value-type="string" calcext:value-type="string">
            <text:p>ehem. Kurhaus (heute Musikclub), sandsteingegliedeter Putzbau, tlw. Zierfachwerk, Landhausstil, um 1900</text:p>
          </table:table-cell>
        </table:table-row>
        <table:table-row table:style-name="ro1">
          <table:table-cell office:value-type="string" calcext:value-type="string">
            <text:p>Eselsfürth 12</text:p>
          </table:table-cell>
          <table:table-cell table:formula="of:=CONCATENATE([.A42];&quot;, Kaiserslautern&quot;)" office:value-type="string" office:string-value="Eselsfürth 12, Kaiserslautern" calcext:value-type="string">
            <text:p>Eselsfürth 12, Kaiserslautern</text:p>
          </table:table-cell>
          <table:table-cell office:value-type="string" calcext:value-type="string">
            <text:p>49.45984</text:p>
          </table:table-cell>
          <table:table-cell office:value-type="string" calcext:value-type="string">
            <text:p>7.82296</text:p>
          </table:table-cell>
          <table:table-cell office:value-type="string" calcext:value-type="string">
            <text:p>herrschaftliche Villa, neuklassizistischer Walmdachbau, expressionistische Motive, 1921/22, Arch. Adam Roos; stadtbildprägend</text:p>
          </table:table-cell>
        </table:table-row>
        <table:table-row table:style-name="ro1">
          <table:table-cell office:value-type="string" calcext:value-type="string">
            <text:p>Eselsfürth 22</text:p>
          </table:table-cell>
          <table:table-cell table:formula="of:=CONCATENATE([.A43];&quot;, Kaiserslautern&quot;)" office:value-type="string" office:string-value="Eselsfürth 22, Kaiserslautern" calcext:value-type="string">
            <text:p>Eselsfürth 22, Kaiserslautern</text:p>
          </table:table-cell>
          <table:table-cell office:value-type="string" calcext:value-type="string">
            <text:p>49.46056</text:p>
          </table:table-cell>
          <table:table-cell office:value-type="string" calcext:value-type="string">
            <text:p>7.82619</text:p>
          </table:table-cell>
          <table:table-cell office:value-type="string" calcext:value-type="string">
            <text:p>herrschaftliche Villa, zwei- bzw. dreigeschossiger Flachdachbau, Bauhaus-Stil, 1928, Arch. Hans Herkommer, Stuttgart; Ausstattung</text:p>
          </table:table-cell>
        </table:table-row>
        <table:table-row table:style-name="ro1">
          <table:table-cell office:value-type="string" calcext:value-type="string">
            <text:p>(an) Fackelstraße 13</text:p>
          </table:table-cell>
          <table:table-cell table:formula="of:=CONCATENATE([.A44];&quot;, Kaiserslautern&quot;)" office:value-type="string" office:string-value="(an) Fackelstraße 13, Kaiserslautern" calcext:value-type="string">
            <text:p>(an) Fackelstraße 13, Kaiserslautern</text:p>
          </table:table-cell>
          <table:table-cell office:value-type="string" calcext:value-type="string">
            <text:p>49.44373</text:p>
          </table:table-cell>
          <table:table-cell office:value-type="string" calcext:value-type="string">
            <text:p>7.76761</text:p>
          </table:table-cell>
          <table:table-cell office:value-type="string" calcext:value-type="string">
            <text:p>Sandsteinquader-Fassade mit Jugendstildekor am gründerzeitlichen Wohn- und Geschäftshaus, 1902/03, Arch. Adam Roos</text:p>
          </table:table-cell>
        </table:table-row>
        <table:table-row table:style-name="ro1">
          <table:table-cell office:value-type="string" calcext:value-type="string">
            <text:p>Fackelstraße 29</text:p>
          </table:table-cell>
          <table:table-cell table:formula="of:=CONCATENATE([.A45];&quot;, Kaiserslautern&quot;)" office:value-type="string" office:string-value="Fackelstraße 29, Kaiserslautern" calcext:value-type="string">
            <text:p>Fackelstraße 29, Kaiserslautern</text:p>
          </table:table-cell>
          <table:table-cell office:value-type="string" calcext:value-type="string">
            <text:p>49.444272</text:p>
          </table:table-cell>
          <table:table-cell office:value-type="string" calcext:value-type="string">
            <text:p>7.766345</text:p>
          </table:table-cell>
          <table:table-cell office:value-type="string" calcext:value-type="string">
            <text:p>Bankgebäude, achtgeschossiger, mosaik- bzw. kachelverkleideter Stahlbetonskelettbau, Flugdach, 1956/57, Arch. Fritz Seeberger und Walter Bremer; stadtbildprägend</text:p>
          </table:table-cell>
        </table:table-row>
        <table:table-row table:style-name="ro1">
          <table:table-cell office:value-type="string" calcext:value-type="string">
            <text:p>Fischerstraße 11</text:p>
          </table:table-cell>
          <table:table-cell table:formula="of:=CONCATENATE([.A46];&quot;, Kaiserslautern&quot;)" office:value-type="string" office:string-value="Fischerstraße 11, Kaiserslautern" calcext:value-type="string">
            <text:p>Fischerstraße 11, Kaiserslautern</text:p>
          </table:table-cell>
          <table:table-cell office:value-type="string" calcext:value-type="string">
            <text:p>49.44483</text:p>
          </table:table-cell>
          <table:table-cell office:value-type="string" calcext:value-type="string">
            <text:p>7.77443</text:p>
          </table:table-cell>
          <table:table-cell office:value-type="string" calcext:value-type="string">
            <text:p>repräsentativer dreigeschossiger Putzbau auf L- förmigem Grundriss, Gaubenzeile mit expressionistischen Motiven, 1925/26 als pfälzische Kreisbauernkammer erbaut, Arch. Hermann Hussong; Ausstattung</text:p>
          </table:table-cell>
        </table:table-row>
        <table:table-row table:style-name="ro1">
          <table:table-cell office:value-type="string" calcext:value-type="string">
            <text:p>Fischerstraße 15-37 (ungerade Nrn.), 16-28 (gerade Nrn.), Bismarckstraße 27, 29, 31, 37c, Friedrichstraße 13, 15, 17, 19, Kanalstraße 34-46 (gerade Nrn.), Wilhelmstraße 2, 4, 6 (Denkmalzone)</text:p>
          </table:table-cell>
          <table:table-cell table:formula="of:=CONCATENATE([.A47];&quot;, Kaiserslautern&quot;)" office:value-type="string" office:string-value="Fischerstraße 15-37 (ungerade Nrn.), 16-28 (gerade Nrn.), Bismarckstraße 27, 29, 31, 37c, Friedrichstraße 13, 15, 17, 19, Kanalstraße 34-46 (gerade Nrn.), Wilhelmstraße 2, 4, 6 (Denkmalzone), Kaiserslautern" calcext:value-type="string">
            <text:p>Fischerstraße 15-37 (ungerade Nrn.), 16-28 (gerade Nrn.), Bismarckstraße 27, 29, 31, 37c, Friedrichstraße 13, 15, 17, 19, Kanalstraße 34-46 (gerade Nrn.), Wilhelmstraße 2, 4, 6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nsiedlung für französische Offiziere mit um begrünte Innenhöfe gruppierten Baublöcken, zwei- bis dreigeschossige sandsteingegliederte Walm- bzw. Mansarddachbauten, barockisierende und expressionistische Motive, 1922-24, Arch. Hermann Hussong, Arkadenöffnungen der Eckpavillons 1938</text:p>
          </table:table-cell>
        </table:table-row>
        <table:table-row table:style-name="ro1">
          <table:table-cell office:value-type="string" calcext:value-type="string">
            <text:p>Forellenstraße 2</text:p>
          </table:table-cell>
          <table:table-cell table:formula="of:=CONCATENATE([.A48];&quot;, Kaiserslautern&quot;)" office:value-type="string" office:string-value="Forellenstraße 2, Kaiserslautern" calcext:value-type="string">
            <text:p>Forellenstraße 2, Kaiserslautern</text:p>
          </table:table-cell>
          <table:table-cell office:value-type="string" calcext:value-type="string">
            <text:p>49.4469</text:p>
          </table:table-cell>
          <table:table-cell office:value-type="string" calcext:value-type="string">
            <text:p>7.75439</text:p>
          </table:table-cell>
          <table:table-cell office:value-type="string" calcext:value-type="string">
            <text:p>dreigeschossiges gründerzeitliches Wohnhaus, Neurenaissancemotive, um 1880 Forellenstraße/Schoenstraße zweigeschossige Fassade der ehem. Kammgarnspinnerei, Sandstein, Ende 19. Jh.</text:p>
          </table:table-cell>
        </table:table-row>
        <table:table-row table:style-name="ro1">
          <table:table-cell office:value-type="string" calcext:value-type="string">
            <text:p>Friedenstraße</text:p>
          </table:table-cell>
          <table:table-cell table:formula="of:=CONCATENATE([.A49];&quot;, Kaiserslautern&quot;)" office:value-type="string" office:string-value="Friedenstraße, Kaiserslautern" calcext:value-type="string">
            <text:p>Friedenstraße, Kaiserslautern</text:p>
          </table:table-cell>
          <table:table-cell office:value-type="string" calcext:value-type="string">
            <text:p>49.450443</text:p>
          </table:table-cell>
          <table:table-cell office:value-type="string" calcext:value-type="string">
            <text:p>7.789126</text:p>
          </table:table-cell>
          <table:table-cell office:value-type="string" calcext:value-type="string">
            <text:p>sog. Franzosenstein, mit Kranz und Helm bekrönter Sandsteinpfeiler, 1836, Bildhauer Peter Menges</text:p>
          </table:table-cell>
        </table:table-row>
        <table:table-row table:style-name="ro1">
          <table:table-cell office:value-type="string" calcext:value-type="string">
            <text:p>Friedenstraße 42</text:p>
          </table:table-cell>
          <table:table-cell table:formula="of:=CONCATENATE([.A50];&quot;, Kaiserslautern&quot;)" office:value-type="string" office:string-value="Friedenstraße 42, Kaiserslautern" calcext:value-type="string">
            <text:p>Friedenstraße 42, Kaiserslautern</text:p>
          </table:table-cell>
          <table:table-cell office:value-type="string" calcext:value-type="string">
            <text:p>49.44789</text:p>
          </table:table-cell>
          <table:table-cell office:value-type="string" calcext:value-type="string">
            <text:p>7.78389</text:p>
          </table:table-cell>
          <table:table-cell office:value-type="string" calcext:value-type="string">
            <text:p>ehem. Leichenhaus, später Kriegerehrenhalle, heute Versammlungsstätte der ev. Freikirchlichen Gemeinde; eingeschossiger klassizistischer Sandsteinquaderbau mit Walmdach, 1832-35, Arch. Ferdinand Beyschlag und Münchner Baukunstausschuss u. Mitw. v. Leo von Klenze und August von Voit Friedrich-Karl-Straße 1, Medicusstraße 19 Altenheim des Kaiserslauterer Diakonissenvereins, schlossartiger Dreiflügelbau, zwei- bzw. dreigeschossige Putzbauten, barockisierende Motive, 1911, Arch. Hermann Hussong und Alois Loch</text:p>
          </table:table-cell>
        </table:table-row>
        <table:table-row table:style-name="ro1">
          <table:table-cell office:value-type="string" calcext:value-type="string">
            <text:p>Friedrich-Karl-Straße 27</text:p>
          </table:table-cell>
          <table:table-cell table:formula="of:=CONCATENATE([.A51];&quot;, Kaiserslautern&quot;)" office:value-type="string" office:string-value="Friedrich-Karl-Straße 27, Kaiserslautern" calcext:value-type="string">
            <text:p>Friedrich-Karl-Straße 27, Kaiserslautern</text:p>
          </table:table-cell>
          <table:table-cell office:value-type="string" calcext:value-type="string">
            <text:p>49.438989</text:p>
          </table:table-cell>
          <table:table-cell office:value-type="string" calcext:value-type="string">
            <text:p>7.758497</text:p>
          </table:table-cell>
          <table:table-cell office:value-type="string" calcext:value-type="string">
            <text:p>Graviusheim", anspruchsvoller</text:p>
          </table:table-cell>
        </table:table-row>
        <table:table-row table:style-name="ro1">
          <table:table-cell office:value-type="string" calcext:value-type="string">
            <text:p>Friedrichstraße 75</text:p>
          </table:table-cell>
          <table:table-cell table:formula="of:=CONCATENATE([.A52];&quot;, Kaiserslautern&quot;)" office:value-type="string" office:string-value="Friedrichstraße 75, Kaiserslautern" calcext:value-type="string">
            <text:p>Friedrichstraße 75, Kaiserslautern</text:p>
          </table:table-cell>
          <table:table-cell office:value-type="string" calcext:value-type="string">
            <text:p>49.43984</text:p>
          </table:table-cell>
          <table:table-cell office:value-type="string" calcext:value-type="string">
            <text:p>7.77707</text:p>
          </table:table-cell>
          <table:table-cell office:value-type="string" calcext:value-type="string">
            <text:p>Barbarossaschule, schlossartiger Mehrflügelbau, dreigeschossiger Sandsteinquaderbau mit Walmdächern, neuromanische Motive, 1899/1900, Arch. Ernst Spieß; Ausstattung; stadtbildprägend</text:p>
          </table:table-cell>
        </table:table-row>
        <table:table-row table:style-name="ro1">
          <table:table-cell office:value-type="string" calcext:value-type="string">
            <text:p>Fruchthallstraße</text:p>
          </table:table-cell>
          <table:table-cell table:formula="of:=CONCATENATE([.A53];&quot;, Kaiserslautern&quot;)" office:value-type="string" office:string-value="Fruchthallstraße, Kaiserslautern" calcext:value-type="string">
            <text:p>Fruchthallstraße, Kaiserslautern</text:p>
          </table:table-cell>
          <table:table-cell office:value-type="string" calcext:value-type="string">
            <text:p>49.445271</text:p>
          </table:table-cell>
          <table:table-cell office:value-type="string" calcext:value-type="string">
            <text:p>7.768552</text:p>
          </table:table-cell>
          <table:table-cell office:value-type="string" calcext:value-type="string">
            <text:p>Kriegerdenkmal für die Gefallenen des 23. Königlich-bayerischen Infanterie-Regiments 1914/18, monumentale Sandsteinquaderstele mit Soldatengruppe, 1930/31, Arch. Hans und Fritz Seeberger, Bildhauer Sepp Mages</text:p>
          </table:table-cell>
        </table:table-row>
        <table:table-row table:style-name="ro1">
          <table:table-cell office:value-type="string" calcext:value-type="string">
            <text:p>Fruchthallstraße</text:p>
          </table:table-cell>
          <table:table-cell table:formula="of:=CONCATENATE([.A54];&quot;, Kaiserslautern&quot;)" office:value-type="string" office:string-value="Fruchthallstraße, Kaiserslautern" calcext:value-type="string">
            <text:p>Fruchthallstraße, Kaiserslautern</text:p>
          </table:table-cell>
          <table:table-cell office:value-type="string" calcext:value-type="string">
            <text:p>49.445271</text:p>
          </table:table-cell>
          <table:table-cell office:value-type="string" calcext:value-type="string">
            <text:p>7.768552</text:p>
          </table:table-cell>
          <table:table-cell office:value-type="string" calcext:value-type="string">
            <text:p>Fackelwoogbrunnen, Sandstein- Schalenbrunnen mit Bronze-Wasserspeiern, 1939, Bildhauer Fritz Korter</text:p>
          </table:table-cell>
        </table:table-row>
        <table:table-row table:style-name="ro1">
          <table:table-cell office:value-type="string" calcext:value-type="string">
            <text:p>Fruchthallstraße 1, Marktstraße 2</text:p>
          </table:table-cell>
          <table:table-cell table:formula="of:=CONCATENATE([.A55];&quot;, Kaiserslautern&quot;)" office:value-type="string" office:string-value="Fruchthallstraße 1, Marktstraße 2, Kaiserslautern" calcext:value-type="string">
            <text:p>Fruchthallstraße 1, Marktstraße 2, Kaiserslautern</text:p>
          </table:table-cell>
          <table:table-cell office:value-type="string" calcext:value-type="string">
            <text:p>49.44547</text:p>
          </table:table-cell>
          <table:table-cell office:value-type="string" calcext:value-type="string">
            <text:p>7.77114</text:p>
          </table:table-cell>
          <table:table-cell office:value-type="string" calcext:value-type="string">
            <text:p>repräsentatives Eckwohn- und Geschäftshaus, viergeschossiger Sandsteinquaderbau mit Mansarddach, Neurenaissance, 1892/93</text:p>
          </table:table-cell>
        </table:table-row>
        <table:table-row table:style-name="ro1">
          <table:table-cell office:value-type="string" calcext:value-type="string">
            <text:p>Fruchthallstraße 10</text:p>
          </table:table-cell>
          <table:table-cell table:formula="of:=CONCATENATE([.A56];&quot;, Kaiserslautern&quot;)" office:value-type="string" office:string-value="Fruchthallstraße 10, Kaiserslautern" calcext:value-type="string">
            <text:p>Fruchthallstraße 10, Kaiserslautern</text:p>
          </table:table-cell>
          <table:table-cell office:value-type="string" calcext:value-type="string">
            <text:p>49.445596</text:p>
          </table:table-cell>
          <table:table-cell office:value-type="string" calcext:value-type="string">
            <text:p>7.769649</text:p>
          </table:table-cell>
          <table:table-cell office:value-type="string" calcext:value-type="string">
            <text:p>Fruchthalle, dreigeschossiger kubischer Walmdachbau im Stil florentinischer Patrizierpaläste, romanische Einzelmotive, 1843- 46, Arch. August von Voit, Stadtwappen, 1934, Bildhauer Adolf Bernd; Ausstattung; stadtbildprägend</text:p>
          </table:table-cell>
        </table:table-row>
        <table:table-row table:style-name="ro1">
          <table:table-cell office:value-type="string" calcext:value-type="string">
            <text:p>Gasstraße 24</text:p>
          </table:table-cell>
          <table:table-cell table:formula="of:=CONCATENATE([.A57];&quot;, Kaiserslautern&quot;)" office:value-type="string" office:string-value="Gasstraße 24, Kaiserslautern" calcext:value-type="string">
            <text:p>Gasstraße 24, Kaiserslautern</text:p>
          </table:table-cell>
          <table:table-cell office:value-type="string" calcext:value-type="string">
            <text:p>49.442614</text:p>
          </table:table-cell>
          <table:table-cell office:value-type="string" calcext:value-type="string">
            <text:p>7.775371</text:p>
          </table:table-cell>
          <table:table-cell office:value-type="string" calcext:value-type="string">
            <text:p>Zeileneckwohn- und Geschäftshaus, Neurenaissancebau mit Walmdach, um 1900</text:p>
          </table:table-cell>
        </table:table-row>
        <table:table-row table:style-name="ro1">
          <table:table-cell office:value-type="string" calcext:value-type="string">
            <text:p>Gaustraße 1</text:p>
          </table:table-cell>
          <table:table-cell table:formula="of:=CONCATENATE([.A58];&quot;, Kaiserslautern&quot;)" office:value-type="string" office:string-value="Gaustraße 1, Kaiserslautern" calcext:value-type="string">
            <text:p>Gaustraße 1, Kaiserslautern</text:p>
          </table:table-cell>
          <table:table-cell office:value-type="string" calcext:value-type="string">
            <text:p>49.44603</text:p>
          </table:table-cell>
          <table:table-cell office:value-type="string" calcext:value-type="string">
            <text:p>7.77467</text:p>
          </table:table-cell>
          <table:table-cell office:value-type="string" calcext:value-type="string">
            <text:p>repräsentatives dreigeschossiges Zeileneckwohn- und Geschäftshaus auf L- förmigem Grundriss, jugendstilig variierte neubarocke Motive, um 1905</text:p>
          </table:table-cell>
        </table:table-row>
        <table:table-row table:style-name="ro1">
          <table:table-cell office:value-type="string" calcext:value-type="string">
            <text:p>Gaustraße 2</text:p>
          </table:table-cell>
          <table:table-cell table:formula="of:=CONCATENATE([.A59];&quot;, Kaiserslautern&quot;)" office:value-type="string" office:string-value="Gaustraße 2, Kaiserslautern" calcext:value-type="string">
            <text:p>Gaustraße 2, Kaiserslautern</text:p>
          </table:table-cell>
          <table:table-cell office:value-type="string" calcext:value-type="string">
            <text:p>49.44585</text:p>
          </table:table-cell>
          <table:table-cell office:value-type="string" calcext:value-type="string">
            <text:p>7.77488</text:p>
          </table:table-cell>
          <table:table-cell office:value-type="string" calcext:value-type="string">
            <text:p>ehem. Brauerei (heute Polizeiinspektion); Eckwohnhaus, sandsteingegliederter Krüppelwalmdachbau, 2. Hälfte 19. Jh. (vor 1887); stadtbildprägend</text:p>
          </table:table-cell>
        </table:table-row>
        <table:table-row table:style-name="ro1">
          <table:table-cell office:value-type="string" calcext:value-type="string">
            <text:p>Gaustraße 5</text:p>
          </table:table-cell>
          <table:table-cell table:formula="of:=CONCATENATE([.A60];&quot;, Kaiserslautern&quot;)" office:value-type="string" office:string-value="Gaustraße 5, Kaiserslautern" calcext:value-type="string">
            <text:p>Gaustraße 5, Kaiserslautern</text:p>
          </table:table-cell>
          <table:table-cell office:value-type="string" calcext:value-type="string">
            <text:p>49.44616</text:p>
          </table:table-cell>
          <table:table-cell office:value-type="string" calcext:value-type="string">
            <text:p>7.77509</text:p>
          </table:table-cell>
          <table:table-cell office:value-type="string" calcext:value-type="string">
            <text:p>Zeilenwohnhaus, um 1880, Umbau und Erweiterung 1909, Arch. Raimund Ostermaier</text:p>
          </table:table-cell>
        </table:table-row>
        <table:table-row table:style-name="ro1">
          <table:table-cell office:value-type="string" calcext:value-type="string">
            <text:p>Gaustraße 9</text:p>
          </table:table-cell>
          <table:table-cell table:formula="of:=CONCATENATE([.A61];&quot;, Kaiserslautern&quot;)" office:value-type="string" office:string-value="Gaustraße 9, Kaiserslautern" calcext:value-type="string">
            <text:p>Gaustraße 9, Kaiserslautern</text:p>
          </table:table-cell>
          <table:table-cell office:value-type="string" calcext:value-type="string">
            <text:p>49.44623</text:p>
          </table:table-cell>
          <table:table-cell office:value-type="string" calcext:value-type="string">
            <text:p>7.77521</text:p>
          </table:table-cell>
          <table:table-cell office:value-type="string" calcext:value-type="string">
            <text:p>gründerzeitliches Zeilenwohnhaus mit Mansarddach, Neurenaissance, um 1900</text:p>
          </table:table-cell>
        </table:table-row>
        <table:table-row table:style-name="ro1">
          <table:table-cell office:value-type="string" calcext:value-type="string">
            <text:p>Gaustraße 15</text:p>
          </table:table-cell>
          <table:table-cell table:formula="of:=CONCATENATE([.A62];&quot;, Kaiserslautern&quot;)" office:value-type="string" office:string-value="Gaustraße 15, Kaiserslautern" calcext:value-type="string">
            <text:p>Gaustraße 15, Kaiserslautern</text:p>
          </table:table-cell>
          <table:table-cell office:value-type="string" calcext:value-type="string">
            <text:p>49.44646</text:p>
          </table:table-cell>
          <table:table-cell office:value-type="string" calcext:value-type="string">
            <text:p>7.77558</text:p>
          </table:table-cell>
          <table:table-cell office:value-type="string" calcext:value-type="string">
            <text:p>gründerzeitliches Zeilenwohn- und Geschäftshaus, um 1870; Ausstattung</text:p>
          </table:table-cell>
        </table:table-row>
        <table:table-row table:style-name="ro1">
          <table:table-cell office:value-type="string" calcext:value-type="string">
            <text:p>Gaustraße 27</text:p>
          </table:table-cell>
          <table:table-cell table:formula="of:=CONCATENATE([.A63];&quot;, Kaiserslautern&quot;)" office:value-type="string" office:string-value="Gaustraße 27, Kaiserslautern" calcext:value-type="string">
            <text:p>Gaustraße 27, Kaiserslautern</text:p>
          </table:table-cell>
          <table:table-cell office:value-type="string" calcext:value-type="string">
            <text:p>49.44696</text:p>
          </table:table-cell>
          <table:table-cell office:value-type="string" calcext:value-type="string">
            <text:p>7.77644</text:p>
          </table:table-cell>
          <table:table-cell office:value-type="string" calcext:value-type="string">
            <text:p>Wohn- und Geschäftshaus, nachbarocker Krüppelwalmdachbau über Gewölbekellern, 1832, Ladeneinbau Ende 19. Jh., hofseitiger Treppenhausanbau, um 1900</text:p>
          </table:table-cell>
        </table:table-row>
        <table:table-row table:style-name="ro1">
          <table:table-cell office:value-type="string" calcext:value-type="string">
            <text:p>Gaustraße 37</text:p>
          </table:table-cell>
          <table:table-cell table:formula="of:=CONCATENATE([.A64];&quot;, Kaiserslautern&quot;)" office:value-type="string" office:string-value="Gaustraße 37, Kaiserslautern" calcext:value-type="string">
            <text:p>Gaustraße 37, Kaiserslautern</text:p>
          </table:table-cell>
          <table:table-cell office:value-type="string" calcext:value-type="string">
            <text:p>49.44737</text:p>
          </table:table-cell>
          <table:table-cell office:value-type="string" calcext:value-type="string">
            <text:p>7.77713</text:p>
          </table:table-cell>
          <table:table-cell office:value-type="string" calcext:value-type="string">
            <text:p>nachbarockes Zeileneckwohn- und Geschäftshaus, bez. 1825</text:p>
          </table:table-cell>
        </table:table-row>
        <table:table-row table:style-name="ro1">
          <table:table-cell office:value-type="string" calcext:value-type="string">
            <text:p>Gersweilerweg 2</text:p>
          </table:table-cell>
          <table:table-cell table:formula="of:=CONCATENATE([.A65];&quot;, Kaiserslautern&quot;)" office:value-type="string" office:string-value="Gersweilerweg 2, Kaiserslautern" calcext:value-type="string">
            <text:p>Gersweilerweg 2, Kaiserslautern</text:p>
          </table:table-cell>
          <table:table-cell office:value-type="string" calcext:value-type="string">
            <text:p>49.4489</text:p>
          </table:table-cell>
          <table:table-cell office:value-type="string" calcext:value-type="string">
            <text:p>7.77755</text:p>
          </table:table-cell>
          <table:table-cell office:value-type="string" calcext:value-type="string">
            <text:p>prächtige spätgründerzeitliche Villa, 1898; Ausstattung</text:p>
          </table:table-cell>
        </table:table-row>
        <table:table-row table:style-name="ro1">
          <table:table-cell office:value-type="string" calcext:value-type="string">
            <text:p>Glockenstraße 4</text:p>
          </table:table-cell>
          <table:table-cell table:formula="of:=CONCATENATE([.A66];&quot;, Kaiserslautern&quot;)" office:value-type="string" office:string-value="Glockenstraße 4, Kaiserslautern" calcext:value-type="string">
            <text:p>Glockenstraße 4, Kaiserslautern</text:p>
          </table:table-cell>
          <table:table-cell office:value-type="string" calcext:value-type="string">
            <text:p>49.441489</text:p>
          </table:table-cell>
          <table:table-cell office:value-type="string" calcext:value-type="string">
            <text:p>7.767699</text:p>
          </table:table-cell>
          <table:table-cell office:value-type="string" calcext:value-type="string">
            <text:p>herrschaftliches Zeilenwohn- und Geschäftshaus, dreigeschossiger Sandsteinquaderbau, neuklassizistische Motive, 1913/14, Arch. Paul Klostermann; Ausstattung</text:p>
          </table:table-cell>
        </table:table-row>
        <table:table-row table:style-name="ro1">
          <table:table-cell office:value-type="string" calcext:value-type="string">
            <text:p>Glockenstraße 43</text:p>
          </table:table-cell>
          <table:table-cell table:formula="of:=CONCATENATE([.A67];&quot;, Kaiserslautern&quot;)" office:value-type="string" office:string-value="Glockenstraße 43, Kaiserslautern" calcext:value-type="string">
            <text:p>Glockenstraße 43, Kaiserslautern</text:p>
          </table:table-cell>
          <table:table-cell office:value-type="string" calcext:value-type="string">
            <text:p>49.43992</text:p>
          </table:table-cell>
          <table:table-cell office:value-type="string" calcext:value-type="string">
            <text:p>7.76937</text:p>
          </table:table-cell>
          <table:table-cell office:value-type="string" calcext:value-type="string">
            <text:p>spätgründerzeitliches Eckwohn- und Geschäftshaus, zweieinhalbgeschossiger sandsteingegliederter Krüppelwalmdachbau, vor 1887, Aufstockung 1924</text:p>
          </table:table-cell>
        </table:table-row>
        <table:table-row table:style-name="ro1">
          <table:table-cell office:value-type="string" calcext:value-type="string">
            <text:p>Glockenstraße 74</text:p>
          </table:table-cell>
          <table:table-cell table:formula="of:=CONCATENATE([.A68];&quot;, Kaiserslautern&quot;)" office:value-type="string" office:string-value="Glockenstraße 74, Kaiserslautern" calcext:value-type="string">
            <text:p>Glockenstraße 74, Kaiserslautern</text:p>
          </table:table-cell>
          <table:table-cell office:value-type="string" calcext:value-type="string">
            <text:p>49.43762</text:p>
          </table:table-cell>
          <table:table-cell office:value-type="string" calcext:value-type="string">
            <text:p>7.76976</text:p>
          </table:table-cell>
          <table:table-cell office:value-type="string" calcext:value-type="string">
            <text:p>repräsentatives Eckwohnhaus mit Mansardwalmdach, dreigeschossiger Backsteinbau, Neurenaissance, um 1888 Glockenstraße 54, 56, 58, 63 (Denkmalzone) anspruchsvolle gründerzeitliche Zeilenwohnhäuser, 4. Viertel 19. Jh.</text:p>
          </table:table-cell>
        </table:table-row>
        <table:table-row table:style-name="ro1">
          <table:table-cell office:value-type="string" calcext:value-type="string">
            <text:p>Goethestraße 35</text:p>
          </table:table-cell>
          <table:table-cell table:formula="of:=CONCATENATE([.A69];&quot;, Kaiserslautern&quot;)" office:value-type="string" office:string-value="Goethestraße 35, Kaiserslautern" calcext:value-type="string">
            <text:p>Goethestraße 35, Kaiserslautern</text:p>
          </table:table-cell>
          <table:table-cell office:value-type="string" calcext:value-type="string">
            <text:p>49.44083</text:p>
          </table:table-cell>
          <table:table-cell office:value-type="string" calcext:value-type="string">
            <text:p>7.75433</text:p>
          </table:table-cell>
          <table:table-cell office:value-type="string" calcext:value-type="string">
            <text:p>Goetheschule; ehem. Rupprechtschule, monumentaler fünfgeschossiger Sandsteinquaderbau mit Krüppelwalmdach, Jugendstil, 1906-08, Arch. Ernst Spieß, Erweiterungen 1910/11 und 1913/14; Ausstattung</text:p>
          </table:table-cell>
        </table:table-row>
        <table:table-row table:style-name="ro1">
          <table:table-cell office:value-type="string" calcext:value-type="string">
            <text:p>Hackstraße 14</text:p>
          </table:table-cell>
          <table:table-cell table:formula="of:=CONCATENATE([.A70];&quot;, Kaiserslautern&quot;)" office:value-type="string" office:string-value="Hackstraße 14, Kaiserslautern" calcext:value-type="string">
            <text:p>Hackstraße 14, Kaiserslautern</text:p>
          </table:table-cell>
          <table:table-cell office:value-type="string" calcext:value-type="string">
            <text:p>49.44974</text:p>
          </table:table-cell>
          <table:table-cell office:value-type="string" calcext:value-type="string">
            <text:p>7.77329</text:p>
          </table:table-cell>
          <table:table-cell office:value-type="string" calcext:value-type="string">
            <text:p>Eckwohnhaus, sandsteingegliederter Backsteinbau, Neurenaissance, 1898</text:p>
          </table:table-cell>
        </table:table-row>
        <table:table-row table:style-name="ro1">
          <table:table-cell office:value-type="string" calcext:value-type="string">
            <text:p>Hellmut-Hartert-Sraße 1</text:p>
          </table:table-cell>
          <table:table-cell table:formula="of:=CONCATENATE([.A71];&quot;, Kaiserslautern&quot;)" office:value-type="string" office:string-value="Hellmut-Hartert-Sraße 1, Kaiserslautern" calcext:value-type="string">
            <text:p>Hellmut-Hartert-Sraße 1, Kaiserslautern</text:p>
          </table:table-cell>
          <table:table-cell office:value-type="string" calcext:value-type="string">
            <text:p>49.44161</text:p>
          </table:table-cell>
          <table:table-cell office:value-type="string" calcext:value-type="string">
            <text:p>7.75688</text:p>
          </table:table-cell>
          <table:table-cell office:value-type="string" calcext:value-type="string">
            <text:p>ehem. Verwaltungsgebäude des Distriktkrankenhauses, heute HNO-Klinik; Dreiflügelanlage, zweieinhalbgeschossiger Sandsteinquaderbau mit Walmdach, Neurenaissance, eingeschossige Anbauten, 1891/92, Arch. E. Plage, Frankfurt, und Karl</text:p>
          </table:table-cell>
        </table:table-row>
        <table:table-row table:style-name="ro1">
          <table:table-cell office:value-type="string" calcext:value-type="string">
            <text:p>Herzog-von-Weimar-Straße 30-148 (gerade Nrn.), "Herzog von Weimar Straße" (Denkmalzone)</text:p>
          </table:table-cell>
          <table:table-cell table:formula="of:=CONCATENATE([.A72];&quot;, Kaiserslautern&quot;)" office:value-type="string" office:string-value="Herzog-von-Weimar-Straße 30-148 (gerade Nrn.), &quot;Herzog von Weimar Straße&quot; (Denkmalzone), Kaiserslautern" calcext:value-type="string">
            <text:p>Herzog-von-Weimar-Straße 30-148 (gerade Nrn.), "Herzog von Weimar Straße"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von der Gartenstadtbewegung geprägte Arbeiterwohnsiedlung mit ein- bis zweigeschossigen Reihenhäusern, expressionistische Motive, 1921/22, Arch. Hermann Hussong und Alois Loch</text:p>
          </table:table-cell>
        </table:table-row>
        <table:table-row table:style-name="ro1">
          <table:table-cell office:value-type="string" calcext:value-type="string">
            <text:p>Hummelstraße 1 , 3, 5</text:p>
          </table:table-cell>
          <table:table-cell table:formula="of:=CONCATENATE([.A73];&quot;, Kaiserslautern&quot;)" office:value-type="string" office:string-value="Hummelstraße 1 , 3, 5, Kaiserslautern" calcext:value-type="string">
            <text:p>Hummelstraße 1 , 3, 5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neugotische Wohnhausgruppe, sandsteingegliederte Backsteinbauten, um 1900</text:p>
          </table:table-cell>
        </table:table-row>
        <table:table-row table:style-name="ro1">
          <table:table-cell office:value-type="string" calcext:value-type="string">
            <text:p>Hummelstraße 6</text:p>
          </table:table-cell>
          <table:table-cell table:formula="of:=CONCATENATE([.A74];&quot;, Kaiserslautern&quot;)" office:value-type="string" office:string-value="Hummelstraße 6, Kaiserslautern" calcext:value-type="string">
            <text:p>Hummelstraße 6, Kaiserslautern</text:p>
          </table:table-cell>
          <table:table-cell office:value-type="string" calcext:value-type="string">
            <text:p>49.44157</text:p>
          </table:table-cell>
          <table:table-cell office:value-type="string" calcext:value-type="string">
            <text:p>7.77754</text:p>
          </table:table-cell>
          <table:table-cell office:value-type="string" calcext:value-type="string">
            <text:p>spätgründerzeitliches Zeilenwohnhaus, Risalit mit Stufengiebel, um 1900</text:p>
          </table:table-cell>
        </table:table-row>
        <table:table-row table:style-name="ro4">
          <table:table-cell office:value-type="string" calcext:value-type="string">
            <text:p>Im Einsiedlerhof 18 , 20, 22, 24</text:p>
          </table:table-cell>
          <table:table-cell table:formula="of:=CONCATENATE([.A75];&quot;, Kaiserslautern&quot;)" office:value-type="string" office:string-value="Im Einsiedlerhof 18 , 20, 22, 24, Kaiserslautern" calcext:value-type="string">
            <text:p>Im Einsiedlerhof 18 , 20, 22, 24, Kaiserslautern</text:p>
          </table:table-cell>
          <table:table-cell office:value-type="string" calcext:value-type="string">
            <text:p>49.42988</text:p>
          </table:table-cell>
          <table:table-cell office:value-type="string" calcext:value-type="string">
            <text:p>7.66107</text:p>
          </table:table-cell>
          <table:table-cell office:value-type="string" calcext:value-type="string">
            <text:p>ehem. Deutschordenskomturei, Rest der Einfriedungsmauer, Bruchstein, 1580-84, Zinnenkranz 19. Jh.</text:p>
          </table:table-cell>
        </table:table-row>
        <table:table-row table:style-name="ro1">
          <table:table-cell office:value-type="string" calcext:value-type="string">
            <text:p>Jägerstraße 10 , 12</text:p>
          </table:table-cell>
          <table:table-cell table:formula="of:=CONCATENATE([.A76];&quot;, Kaiserslautern&quot;)" office:value-type="string" office:string-value="Jägerstraße 10 , 12, Kaiserslautern" calcext:value-type="string">
            <text:p>Jägerstraße 10 , 12, Kaiserslautern</text:p>
          </table:table-cell>
          <table:table-cell office:value-type="string" calcext:value-type="string">
            <text:p>49.441693</text:p>
          </table:table-cell>
          <table:table-cell office:value-type="string" calcext:value-type="string">
            <text:p>7.764147</text:p>
          </table:table-cell>
          <table:table-cell office:value-type="string" calcext:value-type="string">
            <text:p>viergeschossiges Eckwohn- und Geschäftshaus, mosaikverblendete Stahlbetonkonstruktion, Attikageschoss, Flachdach, 1957, Arch. Walter Bremer</text:p>
          </table:table-cell>
        </table:table-row>
        <table:table-row table:style-name="ro1">
          <table:table-cell office:value-type="string" calcext:value-type="string">
            <text:p>Jägerstraße 14</text:p>
          </table:table-cell>
          <table:table-cell table:formula="of:=CONCATENATE([.A77];&quot;, Kaiserslautern&quot;)" office:value-type="string" office:string-value="Jägerstraße 14, Kaiserslautern" calcext:value-type="string">
            <text:p>Jägerstraße 14, Kaiserslautern</text:p>
          </table:table-cell>
          <table:table-cell office:value-type="string" calcext:value-type="string">
            <text:p>49.44162</text:p>
          </table:table-cell>
          <table:table-cell office:value-type="string" calcext:value-type="string">
            <text:p>7.763734</text:p>
          </table:table-cell>
          <table:table-cell office:value-type="string" calcext:value-type="string">
            <text:p>neubarockes Eckwohn- und Geschäftshaus mit Mansarddach, sandsteingegliederter Backsteinbau, 1901, Arch. K. Schwerth</text:p>
          </table:table-cell>
        </table:table-row>
        <table:table-row table:style-name="ro1">
          <table:table-cell office:value-type="string" calcext:value-type="string">
            <text:p>Kammgarnstraße 17</text:p>
          </table:table-cell>
          <table:table-cell table:formula="of:=CONCATENATE([.A78];&quot;, Kaiserslautern&quot;)" office:value-type="string" office:string-value="Kammgarnstraße 17, Kaiserslautern" calcext:value-type="string">
            <text:p>Kammgarnstraße 17, Kaiserslautern</text:p>
          </table:table-cell>
          <table:table-cell office:value-type="string" calcext:value-type="string">
            <text:p>49.444887</text:p>
          </table:table-cell>
          <table:table-cell office:value-type="string" calcext:value-type="string">
            <text:p>7.755607</text:p>
          </table:table-cell>
          <table:table-cell office:value-type="string" calcext:value-type="string">
            <text:p>Kottenschule; imposanter dreigeschossiger Sandsteinquaderbau mit Walmdach, klassizistische Motive, 1891-93, Arch. Ludwig Ritter von Stempel; Ausstattung</text:p>
          </table:table-cell>
        </table:table-row>
        <table:table-row table:style-name="ro1">
          <table:table-cell office:value-type="string" calcext:value-type="string">
            <text:p>Kanalstraße 1</text:p>
          </table:table-cell>
          <table:table-cell table:formula="of:=CONCATENATE([.A79];&quot;, Kaiserslautern&quot;)" office:value-type="string" office:string-value="Kanalstraße 1, Kaiserslautern" calcext:value-type="string">
            <text:p>Kanalstraße 1, Kaiserslautern</text:p>
          </table:table-cell>
          <table:table-cell office:value-type="string" calcext:value-type="string">
            <text:p>49.44558</text:p>
          </table:table-cell>
          <table:table-cell office:value-type="string" calcext:value-type="string">
            <text:p>7.77374</text:p>
          </table:table-cell>
          <table:table-cell office:value-type="string" calcext:value-type="string">
            <text:p>anspruchsvolle neubarocke Mansardwalmdach- Villa, 1908, Arch. Peter Geigers, Ausstattung; Anbauten 2. Hälfte 20. Jh.</text:p>
          </table:table-cell>
        </table:table-row>
        <table:table-row table:style-name="ro1">
          <table:table-cell office:value-type="string" calcext:value-type="string">
            <text:p>Kanalstraße 4</text:p>
          </table:table-cell>
          <table:table-cell table:formula="of:=CONCATENATE([.A80];&quot;, Kaiserslautern&quot;)" office:value-type="string" office:string-value="Kanalstraße 4, Kaiserslautern" calcext:value-type="string">
            <text:p>Kanalstraße 4, Kaiserslautern</text:p>
          </table:table-cell>
          <table:table-cell office:value-type="string" calcext:value-type="string">
            <text:p>49.44519</text:p>
          </table:table-cell>
          <table:table-cell office:value-type="string" calcext:value-type="string">
            <text:p>7.77361</text:p>
          </table:table-cell>
          <table:table-cell office:value-type="string" calcext:value-type="string">
            <text:p>Bankgebäude für den Vorschussverein Kaiserslautern, heute Volksbank, repräsentativer zweieinhalbgeschossiger Sandsteinquaderbau auf Granitsockel, Mansardwalmdach, jugendstilig variierte neubarocke Motive, 1901/02, Arch. Adam Roos, Skulpturenschmuck von Adolf Bernd, Erweiterung 1921/22</text:p>
          </table:table-cell>
        </table:table-row>
        <table:table-row table:style-name="ro1">
          <table:table-cell office:value-type="string" calcext:value-type="string">
            <text:p>Karcherstraße 16 , 18</text:p>
          </table:table-cell>
          <table:table-cell table:formula="of:=CONCATENATE([.A81];&quot;, Kaiserslautern&quot;)" office:value-type="string" office:string-value="Karcherstraße 16 , 18, Kaiserslautern" calcext:value-type="string">
            <text:p>Karcherstraße 16 , 18, Kaiserslautern</text:p>
          </table:table-cell>
          <table:table-cell office:value-type="string" calcext:value-type="string">
            <text:p>49.436412</text:p>
          </table:table-cell>
          <table:table-cell office:value-type="string" calcext:value-type="string">
            <text:p>7.76031</text:p>
          </table:table-cell>
          <table:table-cell office:value-type="string" calcext:value-type="string">
            <text:p>gleichartig strukturierte Jugendstil- Zeilenwohnhäuser, Nr. 16 1908/09, Nr. 18 1907</text:p>
          </table:table-cell>
        </table:table-row>
        <table:table-row table:style-name="ro1">
          <table:table-cell office:value-type="string" calcext:value-type="string">
            <text:p>Karl-Marx-Straße 1 /3</text:p>
          </table:table-cell>
          <table:table-cell table:formula="of:=CONCATENATE([.A82];&quot;, Kaiserslautern&quot;)" office:value-type="string" office:string-value="Karl-Marx-Straße 1 /3, Kaiserslautern" calcext:value-type="string">
            <text:p>Karl-Marx-Straße 1 /3, Kaiserslautern</text:p>
          </table:table-cell>
          <table:table-cell office:value-type="string" calcext:value-type="string">
            <text:p>49.44378</text:p>
          </table:table-cell>
          <table:table-cell office:value-type="string" calcext:value-type="string">
            <text:p>7.77283</text:p>
          </table:table-cell>
          <table:table-cell office:value-type="string" calcext:value-type="string">
            <text:p>Ehem. Königl. Bayerische Staatsbank, heute Hypo-Vereinsbank; anspruchsvolles Eckgeschäftshaus, dreigeschossiger neubarocker Mansardwalmdachbau, 1910, Arch. Eugen Drollinger</text:p>
          </table:table-cell>
        </table:table-row>
        <table:table-row table:style-name="ro1">
          <table:table-cell office:value-type="string" calcext:value-type="string">
            <text:p>Kerststraße 24</text:p>
          </table:table-cell>
          <table:table-cell table:formula="of:=CONCATENATE([.A83];&quot;, Kaiserslautern&quot;)" office:value-type="string" office:string-value="Kerststraße 24, Kaiserslautern" calcext:value-type="string">
            <text:p>Kerststraße 24, Kaiserslautern</text:p>
          </table:table-cell>
          <table:table-cell office:value-type="string" calcext:value-type="string">
            <text:p>49.44228</text:p>
          </table:table-cell>
          <table:table-cell office:value-type="string" calcext:value-type="string">
            <text:p>7.76774</text:p>
          </table:table-cell>
          <table:table-cell office:value-type="string" calcext:value-type="string">
            <text:p>Union-Theater; dreigeschossiger historisierender Walmdachbau auf L-förmigem Grundriss, expressionistische Motive, 1911, Arch. Christian Hocke; Ausstattung</text:p>
          </table:table-cell>
        </table:table-row>
        <table:table-row table:style-name="ro1">
          <table:table-cell office:value-type="string" calcext:value-type="string">
            <text:p>Klosterstraße 1</text:p>
          </table:table-cell>
          <table:table-cell table:formula="of:=CONCATENATE([.A84];&quot;, Kaiserslautern&quot;)" office:value-type="string" office:string-value="Klosterstraße 1, Kaiserslautern" calcext:value-type="string">
            <text:p>Klosterstraße 1, Kaiserslautern</text:p>
          </table:table-cell>
          <table:table-cell office:value-type="string" calcext:value-type="string">
            <text:p>49.44599</text:p>
          </table:table-cell>
          <table:table-cell office:value-type="string" calcext:value-type="string">
            <text:p>7.77227</text:p>
          </table:table-cell>
          <table:table-cell office:value-type="string" calcext:value-type="string">
            <text:p>spätklassizistisches Zeilenwohn- und Geschäftshaus mit Kniestock, Mitte 19. Jh.</text:p>
          </table:table-cell>
        </table:table-row>
        <table:table-row table:style-name="ro1">
          <table:table-cell office:value-type="string" calcext:value-type="string">
            <text:p>Klosterstraße 3 , 5</text:p>
          </table:table-cell>
          <table:table-cell table:formula="of:=CONCATENATE([.A85];&quot;, Kaiserslautern&quot;)" office:value-type="string" office:string-value="Klosterstraße 3 , 5, Kaiserslautern" calcext:value-type="string">
            <text:p>Klosterstraße 3 , 5, Kaiserslautern</text:p>
          </table:table-cell>
          <table:table-cell office:value-type="string" calcext:value-type="string">
            <text:p>49.4461</text:p>
          </table:table-cell>
          <table:table-cell office:value-type="string" calcext:value-type="string">
            <text:p>7.7725</text:p>
          </table:table-cell>
          <table:table-cell office:value-type="string" calcext:value-type="string">
            <text:p>spätklassizistisches Zeilenwohn- und Geschäftshaus mit Kniestock, Mitte 19. Jh.</text:p>
          </table:table-cell>
        </table:table-row>
        <table:table-row table:style-name="ro1">
          <table:table-cell office:value-type="string" calcext:value-type="string">
            <text:p>Klosterstraße 6</text:p>
          </table:table-cell>
          <table:table-cell table:formula="of:=CONCATENATE([.A86];&quot;, Kaiserslautern&quot;)" office:value-type="string" office:string-value="Klosterstraße 6, Kaiserslautern" calcext:value-type="string">
            <text:p>Klosterstraße 6, Kaiserslautern</text:p>
          </table:table-cell>
          <table:table-cell office:value-type="string" calcext:value-type="string">
            <text:p>49.4461</text:p>
          </table:table-cell>
          <table:table-cell office:value-type="string" calcext:value-type="string">
            <text:p>7.773141</text:p>
          </table:table-cell>
          <table:table-cell office:value-type="string" calcext:value-type="string">
            <text:p>repräsentatives spätbarockes Eckwohnhaus, dreigeschossiger Krüppelwalmdachbau, Ende 18. Jh., im Kern 16. Jh. (bez. 1542), Umbau zum Schulhaus 1819; gotische tonnengewölbte Keller</text:p>
          </table:table-cell>
        </table:table-row>
        <table:table-row table:style-name="ro1">
          <table:table-cell office:value-type="string" calcext:value-type="string">
            <text:p>(an) Klosterstraße 13</text:p>
          </table:table-cell>
          <table:table-cell table:formula="of:=CONCATENATE([.A87];&quot;, Kaiserslautern&quot;)" office:value-type="string" office:string-value="(an) Klosterstraße 13, Kaiserslautern" calcext:value-type="string">
            <text:p>(an) Klosterstraße 13, Kaiserslautern</text:p>
          </table:table-cell>
          <table:table-cell office:value-type="string" calcext:value-type="string">
            <text:p>49.44621</text:p>
          </table:table-cell>
          <table:table-cell office:value-type="string" calcext:value-type="string">
            <text:p>7.77339</text:p>
          </table:table-cell>
          <table:table-cell office:value-type="string" calcext:value-type="string">
            <text:p>Sandsteinportal, bez. 1611</text:p>
          </table:table-cell>
        </table:table-row>
        <table:table-row table:style-name="ro1">
          <table:table-cell office:value-type="string" calcext:value-type="string">
            <text:p>Königstraße 54-82 (gerade Nrn.), 71-85 (ungerade Nrn.), Albert-Schweitzer-Straße 39, 41, 43, 45, Friedrich-Engels-Straße 1, Friedrich-Karl-Straße 2, Hartmannstraße 1, 3, 5, 19, 22, 24, Orffstraße 1, 2, 3, 4, 5, 6, 8, St. Marien-Platz 13, Werderstraße 1-4, "Westliche Königstraße" (Denkmalzone)</text:p>
          </table:table-cell>
          <table:table-cell table:formula="of:=CONCATENATE([.A88];&quot;, Kaiserslautern&quot;)" office:value-type="string" office:string-value="Königstraße 54-82 (gerade Nrn.), 71-85 (ungerade Nrn.), Albert-Schweitzer-Straße 39, 41, 43, 45, Friedrich-Engels-Straße 1, Friedrich-Karl-Straße 2, Hartmannstraße 1, 3, 5, 19, 22, 24, Orffstraße 1, 2, 3, 4, 5, 6, 8, St. Marien-Platz 13, Werderstraße 1-4, &quot;Westliche Königstraße&quot; (Denkmalzone), Kaiserslautern" calcext:value-type="string">
            <text:p>Königstraße 54-82 (gerade Nrn.), 71-85 (ungerade Nrn.), Albert-Schweitzer-Straße 39, 41, 43, 45, Friedrich-Engels-Straße 1, Friedrich-Karl-Straße 2, Hartmannstraße 1, 3, 5, 19, 22, 24, Orffstraße 1, 2, 3, 4, 5, 6, 8, St. Marien-Platz 13, Werderstraße 1-4, "Westliche Königstraße" (Denkmalzone), Kaiserslautern</text:p>
          </table:table-cell>
          <table:table-cell table:number-columns-repeated="2"/>
          <table:table-cell office:value-type="string" calcext:value-type="string">
            <text:p>Wohnsiedlung der Gemeinnützigen Baugenossenschaft bzw. -gesellschaft Kaiserslautern; zwei- bis dreigeschossige Zeilenbauten mit Sattel- bzw. Walmdächern, traditionelle und expressionistische Motive, 1919-25, Arch. Eduard Brill, Hermann Hussong, Alois Loch, Michael Miller, Philipp Spelger</text:p>
          </table:table-cell>
        </table:table-row>
        <table:table-row table:style-name="ro1">
          <table:table-cell office:value-type="string" calcext:value-type="string">
            <text:p>Königstraße 84-96 (gerade Nrn.), 97-109 (ungerade Nrn.), Albert-Schweitzer-Straße 47-63 (ungerade Nrn.), Goebenstraße 1, 3, 5, 7, Pfaffstraße 24, 26, 28, 30, Roonstraße 15, 17, Rundbau" (Denkmalzone)</text:p>
          </table:table-cell>
          <table:table-cell table:formula="of:=CONCATENATE([.A89];&quot;, Kaiserslautern&quot;)" office:value-type="string" office:string-value="Königstraße 84-96 (gerade Nrn.), 97-109 (ungerade Nrn.), Albert-Schweitzer-Straße 47-63 (ungerade Nrn.), Goebenstraße 1, 3, 5, 7, Pfaffstraße 24, 26, 28, 30, Roonstraße 15, 17, Rundbau&quot; (Denkmalzone), Kaiserslautern" calcext:value-type="string">
            <text:p>Königstraße 84-96 (gerade Nrn.), 97-109 (ungerade Nrn.), Albert-Schweitzer-Straße 47-63 (ungerade Nrn.), Goebenstraße 1, 3, 5, 7, Pfaffstraße 24, 26, 28, 30, Roonstraße 15, 17, Rundbau" (Denkmalzone), Kaiserslautern</text:p>
          </table:table-cell>
          <table:table-cell table:number-columns-repeated="2"/>
          <table:table-cell office:value-type="string" calcext:value-type="string">
            <text:p>Wohnsiedlung der Gemeinnützigen Baugesellschaft Kaiserslautern im Stil der Neuen Sachlichkeit; langgestreckte zwei- bis viergeschossige kubische Putzbauten mit Flach- bzw. Pultdächern, an der Königstraße sog. Rundbau, 1926-28, Arch. Hermann Hussong; im Zentrum begrünter Innenhof mit Teich und Brunnenskulptur, Kunststein, Bildhauer Fritz Korter</text:p>
          </table:table-cell>
        </table:table-row>
        <table:table-row table:style-name="ro1">
          <table:table-cell office:value-type="string" calcext:value-type="string">
            <text:p>(bei) Kreuzhofstraße 2</text:p>
          </table:table-cell>
          <table:table-cell table:formula="of:=CONCATENATE([.A90];&quot;, Kaiserslautern&quot;)" office:value-type="string" office:string-value="(bei) Kreuzhofstraße 2, Kaiserslautern" calcext:value-type="string">
            <text:p>(bei) Kreuzhofstraße 2, Kaiserslautern</text:p>
          </table:table-cell>
          <table:table-cell office:value-type="string" calcext:value-type="string">
            <text:p>49.46939</text:p>
          </table:table-cell>
          <table:table-cell office:value-type="string" calcext:value-type="string">
            <text:p>7.73818</text:p>
          </table:table-cell>
          <table:table-cell office:value-type="string" calcext:value-type="string">
            <text:p>Wegekreuz, Sandsteinkreuz mit Metallkorpus, bez. 1841 und 1908 (Versetzung)</text:p>
          </table:table-cell>
        </table:table-row>
        <table:table-row table:style-name="ro1">
          <table:table-cell office:value-type="string" calcext:value-type="string">
            <text:p>Mainzer Tor 3 , 4, Steinstraße 67</text:p>
          </table:table-cell>
          <table:table-cell table:formula="of:=CONCATENATE([.A91];&quot;, Kaiserslautern&quot;)" office:value-type="string" office:string-value="Mainzer Tor 3 , 4, Steinstraße 67, Kaiserslautern" calcext:value-type="string">
            <text:p>Mainzer Tor 3 , 4, Steinstraße 67, Kaiserslautern</text:p>
          </table:table-cell>
          <table:table-cell office:value-type="string" calcext:value-type="string">
            <text:p>49.44802</text:p>
          </table:table-cell>
          <table:table-cell office:value-type="string" calcext:value-type="string">
            <text:p>7.77608</text:p>
          </table:table-cell>
          <table:table-cell office:value-type="string" calcext:value-type="string">
            <text:p>großvolumige, zwei- bis viergeschossige Zeilenwohn- und Geschäftshäuser auf L- förmigem Grundriss, Heimatstil, 1911/12, Arch. Fritz Leidner; Ausstattung; Gesamtanlage</text:p>
          </table:table-cell>
        </table:table-row>
        <table:table-row table:style-name="ro1">
          <table:table-cell office:value-type="string" calcext:value-type="string">
            <text:p>Mannheimer Straße 25</text:p>
          </table:table-cell>
          <table:table-cell table:formula="of:=CONCATENATE([.A92];&quot;, Kaiserslautern&quot;)" office:value-type="string" office:string-value="Mannheimer Straße 25, Kaiserslautern" calcext:value-type="string">
            <text:p>Mannheimer Straße 25, Kaiserslautern</text:p>
          </table:table-cell>
          <table:table-cell office:value-type="string" calcext:value-type="string">
            <text:p>49.44696</text:p>
          </table:table-cell>
          <table:table-cell office:value-type="string" calcext:value-type="string">
            <text:p>7.77919</text:p>
          </table:table-cell>
          <table:table-cell office:value-type="string" calcext:value-type="string">
            <text:p>Eckwohn- und Geschäftshaus, dreigeschossiger historisierender Walmdachbau, 1909/10, Arch. Ph. Motz</text:p>
          </table:table-cell>
        </table:table-row>
        <table:table-row table:style-name="ro1">
          <table:table-cell office:value-type="string" calcext:value-type="string">
            <text:p>Mannheimer Straße 33</text:p>
          </table:table-cell>
          <table:table-cell table:formula="of:=CONCATENATE([.A93];&quot;, Kaiserslautern&quot;)" office:value-type="string" office:string-value="Mannheimer Straße 33, Kaiserslautern" calcext:value-type="string">
            <text:p>Mannheimer Straße 33, Kaiserslautern</text:p>
          </table:table-cell>
          <table:table-cell office:value-type="string" calcext:value-type="string">
            <text:p>49.44636</text:p>
          </table:table-cell>
          <table:table-cell office:value-type="string" calcext:value-type="string">
            <text:p>7.78012</text:p>
          </table:table-cell>
          <table:table-cell office:value-type="string" calcext:value-type="string">
            <text:p>neuklassizistisches Wohnhaus, zweieinhalbgeschossiger Walmdachbau, um 1870</text:p>
          </table:table-cell>
        </table:table-row>
        <table:table-row table:style-name="ro1">
          <table:table-cell office:value-type="string" calcext:value-type="string">
            <text:p>Mannheimer Straße 105</text:p>
          </table:table-cell>
          <table:table-cell table:formula="of:=CONCATENATE([.A94];&quot;, Kaiserslautern&quot;)" office:value-type="string" office:string-value="Mannheimer Straße 105, Kaiserslautern" calcext:value-type="string">
            <text:p>Mannheimer Straße 105, Kaiserslautern</text:p>
          </table:table-cell>
          <table:table-cell office:value-type="string" calcext:value-type="string">
            <text:p>49.44564</text:p>
          </table:table-cell>
          <table:table-cell office:value-type="string" calcext:value-type="string">
            <text:p>7.78625</text:p>
          </table:table-cell>
          <table:table-cell office:value-type="string" calcext:value-type="string">
            <text:p>späthistoristisches Eckwohnhaus mit Gaststätte, Jugendstileinflüsse, 1903, Arch. Fritz Leidner</text:p>
          </table:table-cell>
        </table:table-row>
        <table:table-row table:style-name="ro1">
          <table:table-cell office:value-type="string" calcext:value-type="string">
            <text:p>Mannheimer Straße 17, 19-21 (Denkmalzone)</text:p>
          </table:table-cell>
          <table:table-cell table:formula="of:=CONCATENATE([.A95];&quot;, Kaiserslautern&quot;)" office:value-type="string" office:string-value="Mannheimer Straße 17, 19-21 (Denkmalzone), Kaiserslautern" calcext:value-type="string">
            <text:p>Mannheimer Straße 17, 19-21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barockisierende Zeilenwohnhäuser, um 1860, beispielhaft für die bis in die 2. Hälfte des 19. Jh. in Kaiserslautern gebräuchliche bescheidene Wohnbebauung</text:p>
          </table:table-cell>
        </table:table-row>
        <table:table-row table:style-name="ro1">
          <table:table-cell office:value-type="string" calcext:value-type="string">
            <text:p>Mannheimer Straße 205, 210, 212, 214, Stiftswaldstraße 60, 23er-Kaserne (Kleberkaserne) (Denkmalzone)</text:p>
          </table:table-cell>
          <table:table-cell table:formula="of:=CONCATENATE([.A96];&quot;, Kaiserslautern&quot;)" office:value-type="string" office:string-value="Mannheimer Straße 205, 210, 212, 214, Stiftswaldstraße 60, 23er-Kaserne (Kleberkaserne) (Denkmalzone), Kaiserslautern" calcext:value-type="string">
            <text:p>Mannheimer Straße 205, 210, 212, 214, Stiftswaldstraße 60, 23er-Kaserne (Kleberkaserne)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anspruchsvolle Kasernenanlage, 1913/14, Arch. Rudolf von Perignon, 1937/38 erweitert; Hauptgebäude (Mannheimer Str. 205): schlossartiger Dreiflügelbau mit hohem Uhrturm mit Kuppeldach; ehem. Offizierskasino (Stiftswaldstr. 60): eineinhalbgeschossiger palastartiger Mansardwalmdachbau, Ausstattung; entlang der Mannheimer- bzw. Stiftswaldstraße neubarocke Mansardwalmdachbauten; ehem. Garnisonslazarett (Mannheimer Str. 214): schlossartiger Mansardwalmdachbau mit Dachturm mit Kuppeldach</text:p>
          </table:table-cell>
        </table:table-row>
        <table:table-row table:style-name="ro1">
          <table:table-cell office:value-type="string" calcext:value-type="string">
            <text:p>Mannheimer Straße, Donnersbergstraße, Alter Hauptfriedhof (Denkmalzone)</text:p>
          </table:table-cell>
          <table:table-cell table:formula="of:=CONCATENATE([.A97];&quot;, Kaiserslautern&quot;)" office:value-type="string" office:string-value="Mannheimer Straße, Donnersbergstraße, Alter Hauptfriedhof (Denkmalzone), Kaiserslautern" calcext:value-type="string">
            <text:p>Mannheimer Straße, Donnersbergstraße, Alter Hauptfriedhof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1873 angelegt, bis 1918 mehrfach erweitert; durch orthogonales Wegenetz in längsrechteckige Distrikte gegliedert und von Sandsteinmauer umschlossen; Friedhofskapelle (Donnersbergstraße 76) anspruchsvoller historistischer Sandsteinquaderbau, 1903-05, Stadtbaumeister Ernst Spieß, 1981-84 umgebaut und erweitert: in der Eingangsachse Friedhofskreuz, 1874; Kriegerdenkmal 1870/71, Germania auf Sandsteinstele, 1876 von Jakob Menges; nördl. des jüdischen Friedhofs Ehrenfeld 1870/71, gußeiserne Kreuze auf Sandsteinsockeln; in der Eingangsachse an der Mannheimer Straße Löwenbrunnen, Gussstein, 1917/18, Karl Dick; an der südlichen Umfassungsmauer beim Haupteingang Unterstand in Form dorischer Säulenhalle, 1912, Hermann Hussong; am Haupteingang an der Mannheimer Straße Sandsteinreliefs mit Evangelistensymbolen, um 1918, Karl Gern; an der nördl. Umfassungsmauer Grabmäler K. Michel (1896), Ädikula; W. Opfermann (um 1909), Stele mit Bronzetondo; Jausel-Hoffmann (um 1900) Säulenädikula mit Relief; F. Karcher (1886), Ädikula mit seitl. Putti; Ph. Karcher (1894), Ädikula mit Figur Trauernder; E. Braun (um 1900), Trauernde; N. Müller (1892), Ädikula mit Engelfigur; H. Jaenisch, Ädikula mit Trauernder von 1903; H. Müller (1904), Trauernde vor Obelisk; E. Jacob (1903), Ädikula mit Bronzetondo; Fam. Euler, Spatz, Uge (um 1907), Portalarchitektur mit setl. Engeln. F. 4: C. Kafitz (1882), Ädikula mit Trauernder; F. 5: J.W. Jacob (1888), Ädikula mit Genius; Ph. Rohr (1892), Ädikula mit Marmorrelief;J. Subic (1898), Obelisk mit Relieftondo; J. Menges (1881), Ädikula mit Porträtreliefs und Urne; F. 6: K. Kroeckel (1894), Ädikula mit Gewandfigur; M. Jansohn (1889), klassizistische Stele; A. Müller (1881), Ädikula mit Genius; Grewening/Winterhauer, Säule mit Vasenaufsatz; anonym, Engel vor urnenbekrönter Säule; K. Larouette (1880), Ädikula; anonym, Trauernde; F. 7: K. Goerg (1826), versetzter stelenartiger Grabstein; E. Kayer (1903), Ädikula; A.v. Gienanth (1829), versetzter Eisensarkophag; F. 10: F.W. Bruenings (1909), Ädikula; F. 12: A. Roos (1929), Grabanlage mit Galvano- Engel; J. und K. Gleich (1899), Ädikula; F. 13: Fam. Ritter (um 1910), Grabanlage; W. Raab ((1883), Trauernde; C. Goerg (1905), Ädikula; W. Ihrig (1903), Stele mit Relief einer Trauernden; J.D.Gravius (1872), klassizistische Stele; C. Schuck (1890), weibl. Gewandfigut; F. 14: K. Münch (1895), Engelfigur. Fam. Immetsberger (um 1900), Jugendstil- Grabanlage; F. 18: K. Compter (1907): Ädikula mit Trauernder; F. 20: A. und O. Sommerrock (um 1920), Galvano einer Trauernden; F. 21: M. Hocke (1907), Grabanlage mit Relief eines Engels; F. 22: E. Sander (um 1915), Ädikula; G. Sicius 8Kaiserslautern 29.11.11 (1909), Todesengel; C. Grünewald (1862), Ädikula mit Relief und Marmorbüste; F. 23: L. Kreuz (1921): Ädikula mit Relief; F. 35: W. Graf (um 1920), Portalarchitektur mit Relief. Mannheimer Straße, Donnersbergstraße, Hauptfriedhof ab 1912 Anlage des Waldfriedhofs nach Plänen von H. Hussong; nordöstlich an den Alten Hauptfriedhof anschließend in leicht ansteigendem Gelände; Ehrenfriedhof für Gefallenen beider Weltkriege, 1953, gestufte Anlage; Denkmal mit Pieta-Relief von Menges; anschl. Ehrenfeld für die russischen Opfer des Faschismus, 1950, würfelförmiges Denkmal mit kyrillischer Inschrift; Pavillon, 1912, Arch. H. Hussong, kleiner Zentralbau auf Hochterrasse; F. I 36: A. Zepp (1929), Relief eines trauernden Engels; F. Leonhard (1918), Arkade mit Urnen; F. II 15: F.W.Fuchs (1912), gestufter Aufbau mit Reliefs; F. III 23: G.M.Pfaff (um 1920), kubischer Stein mit Bronzetondi; F. IV 66a: J. Bernd (1887), Porträtbüste; F. V 1: v. Fleischbein /um 1870), versetztes Grabkreuz; F. V 2: K. Jörns (1932), Grabanlage mit Urnenaufsatz; F. VI 4: I. Blauth (1939), Flachrelief einer Spinnerin; F. A 11: Grabkapelle K. Huber, um 1925, Arch. H. Hussong F. 50a: Trauernde (um 1930) von G.A. Bernd; Mannheimer Straße, Donnersbergstraße, Jüdischer Friedhof (Denkmalzone) auf dem Gelände des späteren Hauptfriedhofs 1858 angelegt mit zahlreichen Grabstätten des 19. und frühen 20. Jh.; Grabmäler: Fam. Joseph Kehr (1885), tempelartige Sandsteinarchitektur; Franz Kehr (1891), spätgründerzeitliche Sandstein-Ädikula; Leo Kahn (1902), Sandstein; Simon Rheinstrom (1902), Sandstein- Eichenstamm</text:p>
          </table:table-cell>
        </table:table-row>
        <table:table-row table:style-name="ro1">
          <table:table-cell office:value-type="string" calcext:value-type="string">
            <text:p>Marktstraße</text:p>
          </table:table-cell>
          <table:table-cell table:formula="of:=CONCATENATE([.A98];&quot;, Kaiserslautern&quot;)" office:value-type="string" office:string-value="Marktstraße, Kaiserslautern" calcext:value-type="string">
            <text:p>Marktstraße, Kaiserslautern</text:p>
          </table:table-cell>
          <table:table-cell office:value-type="string" calcext:value-type="string">
            <text:p>49.443395</text:p>
          </table:table-cell>
          <table:table-cell office:value-type="string" calcext:value-type="string">
            <text:p>7.769463</text:p>
          </table:table-cell>
          <table:table-cell office:value-type="string" calcext:value-type="string">
            <text:p>Marktbrunnen; Brunnentrog von 1938, Brunnenstock 1991 von Richard Menges rekonstruiert (Original im Casimirsaal), ursprünglich um 1720 vor der Stiftskirche aufgestellt</text:p>
          </table:table-cell>
        </table:table-row>
        <table:table-row table:style-name="ro1">
          <table:table-cell office:value-type="string" calcext:value-type="string">
            <text:p>Marktstraße 1, Spittelstraße 7</text:p>
          </table:table-cell>
          <table:table-cell table:formula="of:=CONCATENATE([.A99];&quot;, Kaiserslautern&quot;)" office:value-type="string" office:string-value="Marktstraße 1, Spittelstraße 7, Kaiserslautern" calcext:value-type="string">
            <text:p>Marktstraße 1, Spittelstraße 7, Kaiserslautern</text:p>
          </table:table-cell>
          <table:table-cell office:value-type="string" calcext:value-type="string">
            <text:p>49.44531</text:p>
          </table:table-cell>
          <table:table-cell office:value-type="string" calcext:value-type="string">
            <text:p>7.77162</text:p>
          </table:table-cell>
          <table:table-cell office:value-type="string" calcext:value-type="string">
            <text:p>viergeschossiges Eckwohn- und Geschäftshaus mit Mansard- bzw. Krüppelwalmdach, Heimatstil, 1910, Arch. Fritz Seeberger</text:p>
          </table:table-cell>
        </table:table-row>
        <table:table-row table:style-name="ro1">
          <table:table-cell office:value-type="string" calcext:value-type="string">
            <text:p>Marktstraße 8</text:p>
          </table:table-cell>
          <table:table-cell table:formula="of:=CONCATENATE([.A100];&quot;, Kaiserslautern&quot;)" office:value-type="string" office:string-value="Marktstraße 8, Kaiserslautern" calcext:value-type="string">
            <text:p>Marktstraße 8, Kaiserslautern</text:p>
          </table:table-cell>
          <table:table-cell office:value-type="string" calcext:value-type="string">
            <text:p>49.44519</text:p>
          </table:table-cell>
          <table:table-cell office:value-type="string" calcext:value-type="string">
            <text:p>7.77109</text:p>
          </table:table-cell>
          <table:table-cell office:value-type="string" calcext:value-type="string">
            <text:p>dreigeschossiges gotisches Wohnhaus, tlw. Fachwerk, schieferverkleidet, um 1491; barocke Holztreppe</text:p>
          </table:table-cell>
        </table:table-row>
        <table:table-row table:style-name="ro1">
          <table:table-cell office:value-type="string" calcext:value-type="string">
            <text:p>Marktstraße 11</text:p>
          </table:table-cell>
          <table:table-cell table:formula="of:=CONCATENATE([.A101];&quot;, Kaiserslautern&quot;)" office:value-type="string" office:string-value="Marktstraße 11, Kaiserslautern" calcext:value-type="string">
            <text:p>Marktstraße 11, Kaiserslautern</text:p>
          </table:table-cell>
          <table:table-cell office:value-type="string" calcext:value-type="string">
            <text:p>49.44467</text:p>
          </table:table-cell>
          <table:table-cell office:value-type="string" calcext:value-type="string">
            <text:p>7.77125</text:p>
          </table:table-cell>
          <table:table-cell office:value-type="string" calcext:value-type="string">
            <text:p>Adlerapotheke, klassizistisches Wohn- und Geschäftshaus, 1809/10, mit Giebel der spätmittelalterlichen Richardiskapelle; tonnengewölbter Keller</text:p>
          </table:table-cell>
        </table:table-row>
        <table:table-row table:style-name="ro1">
          <table:table-cell office:value-type="string" calcext:value-type="string">
            <text:p>Marktstraße 12 /14</text:p>
          </table:table-cell>
          <table:table-cell table:formula="of:=CONCATENATE([.A102];&quot;, Kaiserslautern&quot;)" office:value-type="string" office:string-value="Marktstraße 12 /14, Kaiserslautern" calcext:value-type="string">
            <text:p>Marktstraße 12 /14, Kaiserslautern</text:p>
          </table:table-cell>
          <table:table-cell office:value-type="string" calcext:value-type="string">
            <text:p>49.44503</text:p>
          </table:table-cell>
          <table:table-cell office:value-type="float" office:value="7771" calcext:value-type="float">
            <text:p>7771</text:p>
          </table:table-cell>
          <table:table-cell office:value-type="string" calcext:value-type="string">
            <text:p>Zeilenwohn- und Geschäftshaus, viergeschossiger Sandsteinquaderbau mit Walmdach, Jugendstilmotive, 1911, Arch. Geiger und Klostermann</text:p>
          </table:table-cell>
        </table:table-row>
        <table:table-row table:style-name="ro1">
          <table:table-cell office:value-type="string" calcext:value-type="string">
            <text:p>Marktstraße 15 /17</text:p>
          </table:table-cell>
          <table:table-cell table:formula="of:=CONCATENATE([.A103];&quot;, Kaiserslautern&quot;)" office:value-type="string" office:string-value="Marktstraße 15 /17, Kaiserslautern" calcext:value-type="string">
            <text:p>Marktstraße 15 /17, Kaiserslautern</text:p>
          </table:table-cell>
          <table:table-cell office:value-type="string" calcext:value-type="string">
            <text:p>49.44424</text:p>
          </table:table-cell>
          <table:table-cell office:value-type="string" calcext:value-type="string">
            <text:p>7.77056</text:p>
          </table:table-cell>
          <table:table-cell office:value-type="string" calcext:value-type="string">
            <text:p>viergeschossiges Zeileneckwohn- und Geschäftshaus, Mansardwalmdach mit turmartiger Bekrönung, 1911/12, Arch. Karl und Friedrich Scheu</text:p>
          </table:table-cell>
        </table:table-row>
        <table:table-row table:style-name="ro1">
          <table:table-cell office:value-type="string" calcext:value-type="string">
            <text:p>Marktstraße 18</text:p>
          </table:table-cell>
          <table:table-cell table:formula="of:=CONCATENATE([.A104];&quot;, Kaiserslautern&quot;)" office:value-type="string" office:string-value="Marktstraße 18, Kaiserslautern" calcext:value-type="string">
            <text:p>Marktstraße 18, Kaiserslautern</text:p>
          </table:table-cell>
          <table:table-cell office:value-type="string" calcext:value-type="string">
            <text:p>49.44477</text:p>
          </table:table-cell>
          <table:table-cell office:value-type="string" calcext:value-type="string">
            <text:p>7.77066</text:p>
          </table:table-cell>
          <table:table-cell office:value-type="string" calcext:value-type="string">
            <text:p>viergeschossiges gründerzeitliches Eckwohn- und Geschäftshaus, Mansarddachbau mit aufwändiger Sandsteingliederung, um 1880; straßenbildprägend; Ausstattung; kreuzgratgewölbte Keller älter</text:p>
          </table:table-cell>
        </table:table-row>
        <table:table-row table:style-name="ro1">
          <table:table-cell office:value-type="string" calcext:value-type="string">
            <text:p>Marktstraße 20 /22</text:p>
          </table:table-cell>
          <table:table-cell table:formula="of:=CONCATENATE([.A105];&quot;, Kaiserslautern&quot;)" office:value-type="string" office:string-value="Marktstraße 20 /22, Kaiserslautern" calcext:value-type="string">
            <text:p>Marktstraße 20 /22, Kaiserslautern</text:p>
          </table:table-cell>
          <table:table-cell office:value-type="string" calcext:value-type="string">
            <text:p>49.44477</text:p>
          </table:table-cell>
          <table:table-cell office:value-type="string" calcext:value-type="string">
            <text:p>7.77056</text:p>
          </table:table-cell>
          <table:table-cell office:value-type="string" calcext:value-type="string">
            <text:p>spätbarocker Fachwerkbau, zwei- bzw. dreigeschossiger Walmdachbau, 18. Jh. mit älteren Teilen; tonnengewölbter Keller</text:p>
          </table:table-cell>
        </table:table-row>
        <table:table-row table:style-name="ro1">
          <table:table-cell office:value-type="string" calcext:value-type="string">
            <text:p>Marktstraße 26</text:p>
          </table:table-cell>
          <table:table-cell table:formula="of:=CONCATENATE([.A106];&quot;, Kaiserslautern&quot;)" office:value-type="string" office:string-value="Marktstraße 26, Kaiserslautern" calcext:value-type="string">
            <text:p>Marktstraße 26, Kaiserslautern</text:p>
          </table:table-cell>
          <table:table-cell office:value-type="string" calcext:value-type="string">
            <text:p>49.44445</text:p>
          </table:table-cell>
          <table:table-cell office:value-type="string" calcext:value-type="string">
            <text:p>7.77047</text:p>
          </table:table-cell>
          <table:table-cell office:value-type="string" calcext:value-type="string">
            <text:p>viergeschossiges Zeilenwohn- und Geschäftshaus mit Mansarddach, Neurenaissance, kurz vor 1887, Arch. F. Habich; Ausstattung</text:p>
          </table:table-cell>
        </table:table-row>
        <table:table-row table:style-name="ro1">
          <table:table-cell office:value-type="string" calcext:value-type="string">
            <text:p>Marktstraße 38</text:p>
          </table:table-cell>
          <table:table-cell table:formula="of:=CONCATENATE([.A107];&quot;, Kaiserslautern&quot;)" office:value-type="string" office:string-value="Marktstraße 38, Kaiserslautern" calcext:value-type="string">
            <text:p>Marktstraße 38, Kaiserslautern</text:p>
          </table:table-cell>
          <table:table-cell office:value-type="string" calcext:value-type="string">
            <text:p>49.44416</text:p>
          </table:table-cell>
          <table:table-cell office:value-type="string" calcext:value-type="string">
            <text:p>7.76996</text:p>
          </table:table-cell>
          <table:table-cell office:value-type="string" calcext:value-type="string">
            <text:p>Neurenaissancefassade des dreigeschossigen hausteingegliederten Backsteinbaus mit Mansarddach, um 1900</text:p>
          </table:table-cell>
        </table:table-row>
        <table:table-row table:style-name="ro1">
          <table:table-cell office:value-type="string" calcext:value-type="string">
            <text:p>Martin-Luther-Straße 20</text:p>
          </table:table-cell>
          <table:table-cell table:formula="of:=CONCATENATE([.A108];&quot;, Kaiserslautern&quot;)" office:value-type="string" office:string-value="Martin-Luther-Straße 20, Kaiserslautern" calcext:value-type="string">
            <text:p>Martin-Luther-Straße 20, Kaiserslautern</text:p>
          </table:table-cell>
          <table:table-cell office:value-type="string" calcext:value-type="string">
            <text:p>49.44806</text:p>
          </table:table-cell>
          <table:table-cell office:value-type="string" calcext:value-type="string">
            <text:p>7.77005</text:p>
          </table:table-cell>
          <table:table-cell office:value-type="string" calcext:value-type="string">
            <text:p>Berufsbildende Schule II, L-förmiger, kubisch gestaffelter Stahlbetonskelettbau mit fünfgeschossigem Haupttrakt, dreigeschossigem Verbindungsteil und viergeschossigem Seitenflügel, Flachdächer, 1954-56, Arch. Heusser, Heyl und Kallmeyer; Ausstattung</text:p>
          </table:table-cell>
        </table:table-row>
        <table:table-row table:style-name="ro1">
          <table:table-cell office:value-type="string" calcext:value-type="string">
            <text:p>Matzenstraße 2</text:p>
          </table:table-cell>
          <table:table-cell table:formula="of:=CONCATENATE([.A109];&quot;, Kaiserslautern&quot;)" office:value-type="string" office:string-value="Matzenstraße 2, Kaiserslautern" calcext:value-type="string">
            <text:p>Matzenstraße 2, Kaiserslautern</text:p>
          </table:table-cell>
          <table:table-cell office:value-type="string" calcext:value-type="string">
            <text:p>49.44617</text:p>
          </table:table-cell>
          <table:table-cell office:value-type="string" calcext:value-type="string">
            <text:p>7.77444</text:p>
          </table:table-cell>
          <table:table-cell office:value-type="string" calcext:value-type="string">
            <text:p>gründerzeitliches Eckwohn- und Geschäftshaus, Backsteinbau mit Mansarddach, Ende 19. Jh.</text:p>
          </table:table-cell>
        </table:table-row>
        <table:table-row table:style-name="ro1">
          <table:table-cell office:value-type="string" calcext:value-type="string">
            <text:p>Maxstraße 17</text:p>
          </table:table-cell>
          <table:table-cell table:formula="of:=CONCATENATE([.A110];&quot;, Kaiserslautern&quot;)" office:value-type="string" office:string-value="Maxstraße 17, Kaiserslautern" calcext:value-type="string">
            <text:p>Maxstraße 17, Kaiserslautern</text:p>
          </table:table-cell>
          <table:table-cell office:value-type="string" calcext:value-type="string">
            <text:p>49.44665</text:p>
          </table:table-cell>
          <table:table-cell office:value-type="string" calcext:value-type="string">
            <text:p>7.76656</text:p>
          </table:table-cell>
          <table:table-cell office:value-type="string" calcext:value-type="string">
            <text:p>Maxschule II; ehem. Ackerbauschule, dreigeschossiger neuklassizistischer Walmdachbau, 1871/72</text:p>
          </table:table-cell>
        </table:table-row>
        <table:table-row table:style-name="ro1">
          <table:table-cell office:value-type="string" calcext:value-type="string">
            <text:p>Maxstraße 19</text:p>
          </table:table-cell>
          <table:table-cell table:formula="of:=CONCATENATE([.A111];&quot;, Kaiserslautern&quot;)" office:value-type="string" office:string-value="Maxstraße 19, Kaiserslautern" calcext:value-type="string">
            <text:p>Maxstraße 19, Kaiserslautern</text:p>
          </table:table-cell>
          <table:table-cell office:value-type="string" calcext:value-type="string">
            <text:p>49.44686</text:p>
          </table:table-cell>
          <table:table-cell office:value-type="string" calcext:value-type="string">
            <text:p>7.76659</text:p>
          </table:table-cell>
          <table:table-cell office:value-type="string" calcext:value-type="string">
            <text:p>Maxschule; dreigeschossiger Walmdachbau, 1852, Arch. Wilhelm Neu, Aufstockung 1881 Medicusstraße 1, Pirmasenser Straße 72 dreigeschossiges historisierendes Eckwohnhaus, nach 1900</text:p>
          </table:table-cell>
        </table:table-row>
        <table:table-row table:style-name="ro1">
          <table:table-cell office:value-type="string" calcext:value-type="string">
            <text:p>Medicusstraße 15</text:p>
          </table:table-cell>
          <table:table-cell table:formula="of:=CONCATENATE([.A112];&quot;, Kaiserslautern&quot;)" office:value-type="string" office:string-value="Medicusstraße 15, Kaiserslautern" calcext:value-type="string">
            <text:p>Medicusstraße 15, Kaiserslautern</text:p>
          </table:table-cell>
          <table:table-cell office:value-type="string" calcext:value-type="string">
            <text:p>49.439139</text:p>
          </table:table-cell>
          <table:table-cell office:value-type="string" calcext:value-type="string">
            <text:p>7.761153</text:p>
          </table:table-cell>
          <table:table-cell office:value-type="string" calcext:value-type="string">
            <text:p>Eckwohn- und Geschäftshaus, dreigeschossiger Walmdachbau, Jugendstil- und Heimatstilmotive, 1909/10, Arch. Theisinger</text:p>
          </table:table-cell>
        </table:table-row>
        <table:table-row table:style-name="ro1">
          <table:table-cell office:value-type="string" calcext:value-type="string">
            <text:p>Medicusstraße 36, 38, 40, 42, 44, St.-Marien-Platz 12 (Denkmalzone)</text:p>
          </table:table-cell>
          <table:table-cell table:formula="of:=CONCATENATE([.A113];&quot;, Kaiserslautern&quot;)" office:value-type="string" office:string-value="Medicusstraße 36, 38, 40, 42, 44, St.-Marien-Platz 12 (Denkmalzone), Kaiserslautern" calcext:value-type="string">
            <text:p>Medicusstraße 36, 38, 40, 42, 44, St.-Marien-Platz 12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U-förmige Baugruppe mit Wohn- und Geschäftshäusern, zwei- bzw. dreigeschossige sandsteingegliederte Putzbauten, malerische Gesamtwirkung, um 1900/10</text:p>
          </table:table-cell>
        </table:table-row>
        <table:table-row table:style-name="ro1">
          <table:table-cell office:value-type="string" calcext:value-type="string">
            <text:p>Moltkestraße 25</text:p>
          </table:table-cell>
          <table:table-cell table:formula="of:=CONCATENATE([.A114];&quot;, Kaiserslautern&quot;)" office:value-type="string" office:string-value="Moltkestraße 25, Kaiserslautern" calcext:value-type="string">
            <text:p>Moltkestraße 25, Kaiserslautern</text:p>
          </table:table-cell>
          <table:table-cell office:value-type="string" calcext:value-type="string">
            <text:p>49.441545</text:p>
          </table:table-cell>
          <table:table-cell office:value-type="string" calcext:value-type="string">
            <text:p>7.763442</text:p>
          </table:table-cell>
          <table:table-cell office:value-type="string" calcext:value-type="string">
            <text:p>imposantes Eckwohnhaus mit Mansarddach, Neurenaissancemotive, um 1900</text:p>
          </table:table-cell>
        </table:table-row>
        <table:table-row table:style-name="ro1">
          <table:table-cell office:value-type="string" calcext:value-type="string">
            <text:p>Moltkestraße 27</text:p>
          </table:table-cell>
          <table:table-cell table:formula="of:=CONCATENATE([.A115];&quot;, Kaiserslautern&quot;)" office:value-type="string" office:string-value="Moltkestraße 27, Kaiserslautern" calcext:value-type="string">
            <text:p>Moltkestraße 27, Kaiserslautern</text:p>
          </table:table-cell>
          <table:table-cell office:value-type="string" calcext:value-type="string">
            <text:p>49.441418</text:p>
          </table:table-cell>
          <table:table-cell office:value-type="string" calcext:value-type="string">
            <text:p>7.763544</text:p>
          </table:table-cell>
          <table:table-cell office:value-type="string" calcext:value-type="string">
            <text:p>Röhmschule; monumentaler Repräsentationsbau, dreigeschossiger neuklassizistischer Walmdachbau, 1885/86</text:p>
          </table:table-cell>
        </table:table-row>
        <table:table-row table:style-name="ro1">
          <table:table-cell office:value-type="string" calcext:value-type="string">
            <text:p>(zu) Morlauterer Straße 7</text:p>
          </table:table-cell>
          <table:table-cell table:formula="of:=CONCATENATE([.A116];&quot;, Kaiserslautern&quot;)" office:value-type="string" office:string-value="(zu) Morlauterer Straße 7, Kaiserslautern" calcext:value-type="string">
            <text:p>(zu) Morlauterer Straße 7, Kaiserslautern</text:p>
          </table:table-cell>
          <table:table-cell office:value-type="string" calcext:value-type="string">
            <text:p>49.44873</text:p>
          </table:table-cell>
          <table:table-cell office:value-type="string" calcext:value-type="string">
            <text:p>7.76468</text:p>
          </table:table-cell>
          <table:table-cell office:value-type="string" calcext:value-type="string">
            <text:p>Ehem. Gartenpavillon, tempelartiger Pavillon mit Glockendach und Einfriedung, um 1900; straßenbildprägend</text:p>
          </table:table-cell>
        </table:table-row>
        <table:table-row table:style-name="ro1">
          <table:table-cell office:value-type="string" calcext:value-type="string">
            <text:p>Morlauterer Straße 31</text:p>
          </table:table-cell>
          <table:table-cell table:formula="of:=CONCATENATE([.A117];&quot;, Kaiserslautern&quot;)" office:value-type="string" office:string-value="Morlauterer Straße 31, Kaiserslautern" calcext:value-type="string">
            <text:p>Morlauterer Straße 31, Kaiserslautern</text:p>
          </table:table-cell>
          <table:table-cell office:value-type="string" calcext:value-type="string">
            <text:p>49.451763</text:p>
          </table:table-cell>
          <table:table-cell office:value-type="string" calcext:value-type="string">
            <text:p>7.764054</text:p>
          </table:table-cell>
          <table:table-cell office:value-type="string" calcext:value-type="string">
            <text:p>Ehem. Staatliche Ingenieurschule für Maschinenwesen, heute Fachhochschule, dreiflügeliger Stahlbetonskelettbau mit dreigeschossigem Haupttrakt, zweigeschossigem konvexem Verbindungsteil und zweigeschossigem Saalbau, 1956/57, Entwurf Staatl. Hochbauamt</text:p>
          </table:table-cell>
        </table:table-row>
        <table:table-row table:style-name="ro1">
          <table:table-cell office:value-type="string" calcext:value-type="string">
            <text:p>Münchstraße 2</text:p>
          </table:table-cell>
          <table:table-cell table:formula="of:=CONCATENATE([.A118];&quot;, Kaiserslautern&quot;)" office:value-type="string" office:string-value="Münchstraße 2, Kaiserslautern" calcext:value-type="string">
            <text:p>Münchstraße 2, Kaiserslautern</text:p>
          </table:table-cell>
          <table:table-cell office:value-type="string" calcext:value-type="string">
            <text:p>49.44406</text:p>
          </table:table-cell>
          <table:table-cell office:value-type="string" calcext:value-type="string">
            <text:p>7.77081</text:p>
          </table:table-cell>
          <table:table-cell office:value-type="string" calcext:value-type="string">
            <text:p>Wohn- und Geschäftshaus, dreigeschossiger Mansarddachbau, jugendstilig variierte barocke Motive, 1904, Arch. J. Seeberger</text:p>
          </table:table-cell>
        </table:table-row>
        <table:table-row table:style-name="ro1">
          <table:table-cell office:value-type="string" calcext:value-type="string">
            <text:p>Münchstraße 6</text:p>
          </table:table-cell>
          <table:table-cell table:formula="of:=CONCATENATE([.A119];&quot;, Kaiserslautern&quot;)" office:value-type="string" office:string-value="Münchstraße 6, Kaiserslautern" calcext:value-type="string">
            <text:p>Münchstraße 6, Kaiserslautern</text:p>
          </table:table-cell>
          <table:table-cell office:value-type="string" calcext:value-type="string">
            <text:p>49.44384</text:p>
          </table:table-cell>
          <table:table-cell office:value-type="string" calcext:value-type="string">
            <text:p>7.77094</text:p>
          </table:table-cell>
          <table:table-cell office:value-type="string" calcext:value-type="string">
            <text:p>spätbarockes Wohnhaus, tlw. Fachwerk (verputzt), wohl 18. Jh.</text:p>
          </table:table-cell>
        </table:table-row>
        <table:table-row table:style-name="ro1">
          <table:table-cell office:value-type="string" calcext:value-type="string">
            <text:p>Münchstraße 10</text:p>
          </table:table-cell>
          <table:table-cell table:formula="of:=CONCATENATE([.A120];&quot;, Kaiserslautern&quot;)" office:value-type="string" office:string-value="Münchstraße 10, Kaiserslautern" calcext:value-type="string">
            <text:p>Münchstraße 10, Kaiserslautern</text:p>
          </table:table-cell>
          <table:table-cell office:value-type="string" calcext:value-type="string">
            <text:p>49.44366</text:p>
          </table:table-cell>
          <table:table-cell office:value-type="string" calcext:value-type="string">
            <text:p>7.77129</text:p>
          </table:table-cell>
          <table:table-cell office:value-type="string" calcext:value-type="string">
            <text:p>Eck-Geschäftshaus, dreigeschossiger Mansarddachbau, bez. 1827; heute Gasthaus</text:p>
          </table:table-cell>
        </table:table-row>
        <table:table-row table:style-name="ro1">
          <table:table-cell office:value-type="string" calcext:value-type="string">
            <text:p>Museumsplatz 1, Am Turnerheim 1, Von-Braun- Straße 16</text:p>
          </table:table-cell>
          <table:table-cell table:formula="of:=CONCATENATE([.A121];&quot;, Kaiserslautern&quot;)" office:value-type="string" office:string-value="Museumsplatz 1, Am Turnerheim 1, Von-Braun- Straße 16, Kaiserslautern" calcext:value-type="string">
            <text:p>Museumsplatz 1, Am Turnerheim 1, Von-Braun- Straße 16, Kaiserslautern</text:p>
          </table:table-cell>
          <table:table-cell office:value-type="string" calcext:value-type="string">
            <text:p>49.450234</text:p>
          </table:table-cell>
          <table:table-cell office:value-type="string" calcext:value-type="string">
            <text:p>7.770537</text:p>
          </table:table-cell>
          <table:table-cell office:value-type="string" calcext:value-type="string">
            <text:p>ehem. Pfälzisches Gewerbemuseum, heute Pfalzgalerie; monumentaler, tlw. marmorverblendeter Neurenaissancebau, 1875- 80, Arch. Carl Spatz; im Foyer Marmorrelief von Emil Krieger, Fresko von Edvard Frank; dreigeschossiger Erweiterungsbau, 1915/16, Arch. Eduard Brill; östliche Flügel, Neue Sachlichkeit, 1927/28, Arch. Hermann Graf; Meisterschule: vier Sandsteinquaderbauten mit Walmdächern, 1894/95 , Arch. Carl Spatz, 1953 in Skelettbauweise erweitert</text:p>
          </table:table-cell>
        </table:table-row>
        <table:table-row table:style-name="ro1">
          <table:table-cell office:value-type="string" calcext:value-type="string">
            <text:p>Osterstraße 2, Münchstraße 8</text:p>
          </table:table-cell>
          <table:table-cell table:formula="of:=CONCATENATE([.A122];&quot;, Kaiserslautern&quot;)" office:value-type="string" office:string-value="Osterstraße 2, Münchstraße 8, Kaiserslautern" calcext:value-type="string">
            <text:p>Osterstraße 2, Münchstraße 8, Kaiserslautern</text:p>
          </table:table-cell>
          <table:table-cell office:value-type="string" calcext:value-type="string">
            <text:p>49.44374</text:p>
          </table:table-cell>
          <table:table-cell office:value-type="string" calcext:value-type="string">
            <text:p>7.77118</text:p>
          </table:table-cell>
          <table:table-cell office:value-type="string" calcext:value-type="string">
            <text:p>Central-Kino, gestaffelter Baukomplex, barockisierende Motive, 1913/14, Arch. Alois Loch, Erweiterung 1925/26</text:p>
          </table:table-cell>
        </table:table-row>
        <table:table-row table:style-name="ro1">
          <table:table-cell office:value-type="string" calcext:value-type="string">
            <text:p>Osterstraße 7</text:p>
          </table:table-cell>
          <table:table-cell table:formula="of:=CONCATENATE([.A123];&quot;, Kaiserslautern&quot;)" office:value-type="string" office:string-value="Osterstraße 7, Kaiserslautern" calcext:value-type="string">
            <text:p>Osterstraße 7, Kaiserslautern</text:p>
          </table:table-cell>
          <table:table-cell office:value-type="string" calcext:value-type="string">
            <text:p>49.44353</text:p>
          </table:table-cell>
          <table:table-cell office:value-type="string" calcext:value-type="string">
            <text:p>7.77074</text:p>
          </table:table-cell>
          <table:table-cell office:value-type="string" calcext:value-type="string">
            <text:p>Zeilenwohn- und Geschäftshaus mit Mansarddach, jugendstilig variierte historisierende Motive, 1902/03, Arch. J. Seeberger</text:p>
          </table:table-cell>
        </table:table-row>
        <table:table-row table:style-name="ro1">
          <table:table-cell office:value-type="string" calcext:value-type="string">
            <text:p>Pariser Straße 300</text:p>
          </table:table-cell>
          <table:table-cell table:formula="of:=CONCATENATE([.A124];&quot;, Kaiserslautern&quot;)" office:value-type="string" office:string-value="Pariser Straße 300, Kaiserslautern" calcext:value-type="string">
            <text:p>Pariser Straße 300, Kaiserslautern</text:p>
          </table:table-cell>
          <table:table-cell office:value-type="string" calcext:value-type="string">
            <text:p>49.43884</text:p>
          </table:table-cell>
          <table:table-cell office:value-type="float" office:value="7723" calcext:value-type="float">
            <text:p>7723</text:p>
          </table:table-cell>
          <table:table-cell office:value-type="string" calcext:value-type="string">
            <text:p>zwei Luftschutztürme, zylinderförmige Spitzbunker auf kreisrundem Grundriss mit kegelförmigem Abschluss, Eisenbetonkonstruktionen mit Stahlbewehrung und -drucktüren, Anfang 1940er Jahre</text:p>
          </table:table-cell>
        </table:table-row>
        <table:table-row table:style-name="ro1">
          <table:table-cell office:value-type="string" calcext:value-type="string">
            <text:p>Parkstraße 11</text:p>
          </table:table-cell>
          <table:table-cell table:formula="of:=CONCATENATE([.A125];&quot;, Kaiserslautern&quot;)" office:value-type="string" office:string-value="Parkstraße 11, Kaiserslautern" calcext:value-type="string">
            <text:p>Parkstraße 11, Kaiserslautern</text:p>
          </table:table-cell>
          <table:table-cell office:value-type="string" calcext:value-type="string">
            <text:p>49.43848</text:p>
          </table:table-cell>
          <table:table-cell office:value-type="string" calcext:value-type="string">
            <text:p>7.77035</text:p>
          </table:table-cell>
          <table:table-cell office:value-type="string" calcext:value-type="string">
            <text:p>spätgründerzeitliches Eckwohn- und Geschäftshaus, 1889; Ausstattung</text:p>
          </table:table-cell>
        </table:table-row>
        <table:table-row table:style-name="ro1">
          <table:table-cell office:value-type="string" calcext:value-type="string">
            <text:p>Parkstraße 46</text:p>
          </table:table-cell>
          <table:table-cell table:formula="of:=CONCATENATE([.A126];&quot;, Kaiserslautern&quot;)" office:value-type="string" office:string-value="Parkstraße 46, Kaiserslautern" calcext:value-type="string">
            <text:p>Parkstraße 46, Kaiserslautern</text:p>
          </table:table-cell>
          <table:table-cell office:value-type="string" calcext:value-type="string">
            <text:p>49.438155</text:p>
          </table:table-cell>
          <table:table-cell office:value-type="string" calcext:value-type="string">
            <text:p>7.766216</text:p>
          </table:table-cell>
          <table:table-cell office:value-type="string" calcext:value-type="string">
            <text:p>dreigeschossiges Eckwohnhaus, 1908/09, Arch. Johann Hammel, Ladeneinbauten jünger</text:p>
          </table:table-cell>
        </table:table-row>
        <table:table-row table:style-name="ro1">
          <table:table-cell office:value-type="string" calcext:value-type="string">
            <text:p>Parkstraße 47</text:p>
          </table:table-cell>
          <table:table-cell table:formula="of:=CONCATENATE([.A127];&quot;, Kaiserslautern&quot;)" office:value-type="string" office:string-value="Parkstraße 47, Kaiserslautern" calcext:value-type="string">
            <text:p>Parkstraße 47, Kaiserslautern</text:p>
          </table:table-cell>
          <table:table-cell office:value-type="string" calcext:value-type="string">
            <text:p>49.4375</text:p>
          </table:table-cell>
          <table:table-cell office:value-type="string" calcext:value-type="string">
            <text:p>7.763343</text:p>
          </table:table-cell>
          <table:table-cell office:value-type="string" calcext:value-type="string">
            <text:p>villenartiges Wohnhaus, eineinhalbgeschossiger Gründerzeitbau, 1890, rückwärtige Aufstockung 1914</text:p>
          </table:table-cell>
        </table:table-row>
        <table:table-row table:style-name="ro1">
          <table:table-cell office:value-type="string" calcext:value-type="string">
            <text:p>Parkstraße 49 /51</text:p>
          </table:table-cell>
          <table:table-cell table:formula="of:=CONCATENATE([.A128];&quot;, Kaiserslautern&quot;)" office:value-type="string" office:string-value="Parkstraße 49 /51, Kaiserslautern" calcext:value-type="string">
            <text:p>Parkstraße 49 /51, Kaiserslautern</text:p>
          </table:table-cell>
          <table:table-cell office:value-type="string" calcext:value-type="string">
            <text:p>49.437512</text:p>
          </table:table-cell>
          <table:table-cell office:value-type="string" calcext:value-type="string">
            <text:p>7.763133</text:p>
          </table:table-cell>
          <table:table-cell office:value-type="string" calcext:value-type="string">
            <text:p>hochgesockelte eineinhalbgeschossige Neurenaissancebauten mit bewegter Dachlandschaft, um 1900</text:p>
          </table:table-cell>
        </table:table-row>
        <table:table-row table:style-name="ro1">
          <table:table-cell office:value-type="string" calcext:value-type="string">
            <text:p>Parkstraße 55</text:p>
          </table:table-cell>
          <table:table-cell table:formula="of:=CONCATENATE([.A129];&quot;, Kaiserslautern&quot;)" office:value-type="string" office:string-value="Parkstraße 55, Kaiserslautern" calcext:value-type="string">
            <text:p>Parkstraße 55, Kaiserslautern</text:p>
          </table:table-cell>
          <table:table-cell office:value-type="string" calcext:value-type="string">
            <text:p>49.437275</text:p>
          </table:table-cell>
          <table:table-cell office:value-type="string" calcext:value-type="string">
            <text:p>7.762486</text:p>
          </table:table-cell>
          <table:table-cell office:value-type="string" calcext:value-type="string">
            <text:p>spätgründerzeitliches Zeilenwohnhaus, eingeschossiger Sandsteinquaderbau mit Mansarddach, um 1900</text:p>
          </table:table-cell>
        </table:table-row>
        <table:table-row table:style-name="ro1">
          <table:table-cell office:value-type="string" calcext:value-type="string">
            <text:p>Parkstraße 56</text:p>
          </table:table-cell>
          <table:table-cell table:formula="of:=CONCATENATE([.A130];&quot;, Kaiserslautern&quot;)" office:value-type="string" office:string-value="Parkstraße 56, Kaiserslautern" calcext:value-type="string">
            <text:p>Parkstraße 56, Kaiserslautern</text:p>
          </table:table-cell>
          <table:table-cell office:value-type="string" calcext:value-type="string">
            <text:p>49.437997</text:p>
          </table:table-cell>
          <table:table-cell office:value-type="string" calcext:value-type="string">
            <text:p>7.765019</text:p>
          </table:table-cell>
          <table:table-cell office:value-type="string" calcext:value-type="string">
            <text:p>dreigeschossiges Jugendstil-Zeilenwohnhaus, 1905/06, Arch. Adam Roos</text:p>
          </table:table-cell>
        </table:table-row>
        <table:table-row table:style-name="ro1">
          <table:table-cell office:value-type="string" calcext:value-type="string">
            <text:p>Parkstraße 59 /61</text:p>
          </table:table-cell>
          <table:table-cell table:formula="of:=CONCATENATE([.A131];&quot;, Kaiserslautern&quot;)" office:value-type="string" office:string-value="Parkstraße 59 /61, Kaiserslautern" calcext:value-type="string">
            <text:p>Parkstraße 59 /61, Kaiserslautern</text:p>
          </table:table-cell>
          <table:table-cell office:value-type="string" calcext:value-type="string">
            <text:p>49.43722</text:p>
          </table:table-cell>
          <table:table-cell office:value-type="string" calcext:value-type="string">
            <text:p>7.762278</text:p>
          </table:table-cell>
          <table:table-cell office:value-type="string" calcext:value-type="string">
            <text:p>repräsentatives spätgründerzeitliches Eckwohnhaus, sandsteingegliederte Klinkerbauten, um 1892</text:p>
          </table:table-cell>
        </table:table-row>
        <table:table-row table:style-name="ro1">
          <table:table-cell office:value-type="string" calcext:value-type="string">
            <text:p>Parkstraße 63</text:p>
          </table:table-cell>
          <table:table-cell table:formula="of:=CONCATENATE([.A132];&quot;, Kaiserslautern&quot;)" office:value-type="string" office:string-value="Parkstraße 63, Kaiserslautern" calcext:value-type="string">
            <text:p>Parkstraße 63, Kaiserslautern</text:p>
          </table:table-cell>
          <table:table-cell office:value-type="string" calcext:value-type="string">
            <text:p>49.437089</text:p>
          </table:table-cell>
          <table:table-cell office:value-type="string" calcext:value-type="string">
            <text:p>7.761869</text:p>
          </table:table-cell>
          <table:table-cell office:value-type="string" calcext:value-type="string">
            <text:p>villenartiges eineinhalbgeschossiges Eckwohnhaus mit Fachwerkgiebeln, 1901; Ausstattung</text:p>
          </table:table-cell>
        </table:table-row>
        <table:table-row table:style-name="ro1">
          <table:table-cell office:value-type="string" calcext:value-type="string">
            <text:p>Parkstraße 71</text:p>
          </table:table-cell>
          <table:table-cell table:formula="of:=CONCATENATE([.A133];&quot;, Kaiserslautern&quot;)" office:value-type="string" office:string-value="Parkstraße 71, Kaiserslautern" calcext:value-type="string">
            <text:p>Parkstraße 71, Kaiserslautern</text:p>
          </table:table-cell>
          <table:table-cell office:value-type="string" calcext:value-type="string">
            <text:p>49.436758</text:p>
          </table:table-cell>
          <table:table-cell office:value-type="string" calcext:value-type="string">
            <text:p>7.761161</text:p>
          </table:table-cell>
          <table:table-cell office:value-type="string" calcext:value-type="string">
            <text:p>Wohnhaus mit Mansarddach, Heimatstil und jugendstilig variierte historisierende Motive, bez. 1908, im Kern älter, Arch. Raimund Ostermaier; Ausstattung; Parkanlage mit Pavillon</text:p>
          </table:table-cell>
        </table:table-row>
        <table:table-row table:style-name="ro1">
          <table:table-cell office:value-type="string" calcext:value-type="string">
            <text:p>Parkstraße 75</text:p>
          </table:table-cell>
          <table:table-cell table:formula="of:=CONCATENATE([.A134];&quot;, Kaiserslautern&quot;)" office:value-type="string" office:string-value="Parkstraße 75, Kaiserslautern" calcext:value-type="string">
            <text:p>Parkstraße 75, Kaiserslautern</text:p>
          </table:table-cell>
          <table:table-cell office:value-type="string" calcext:value-type="string">
            <text:p>49.436725</text:p>
          </table:table-cell>
          <table:table-cell office:value-type="string" calcext:value-type="string">
            <text:p>7.760759</text:p>
          </table:table-cell>
          <table:table-cell office:value-type="string" calcext:value-type="string">
            <text:p>eingeschossiges Wohnhaus mit malerisch dekorierter Fassade, bez. 1888</text:p>
          </table:table-cell>
        </table:table-row>
        <table:table-row table:style-name="ro1">
          <table:table-cell office:value-type="string" calcext:value-type="string">
            <text:p>Pfaffenbergstraße 108</text:p>
          </table:table-cell>
          <table:table-cell table:formula="of:=CONCATENATE([.A135];&quot;, Kaiserslautern&quot;)" office:value-type="string" office:string-value="Pfaffenbergstraße 108, Kaiserslautern" calcext:value-type="string">
            <text:p>Pfaffenbergstraße 108, Kaiserslautern</text:p>
          </table:table-cell>
          <table:table-cell office:value-type="string" calcext:value-type="string">
            <text:p>49.42576</text:p>
          </table:table-cell>
          <table:table-cell office:value-type="string" calcext:value-type="string">
            <text:p>7.75831</text:p>
          </table:table-cell>
          <table:table-cell office:value-type="string" calcext:value-type="string">
            <text:p>Pestalozzischule, weitläufiger Komplex, mehrflügelige, ein- bzw. zweigeschossige verputzte bzw. verklinkerte Stahlbeton- Skelettbauten, 1956/57, Entwurf Stadtbauamt; Mosaik-Wandbild; Ausstattung</text:p>
          </table:table-cell>
        </table:table-row>
        <table:table-row table:style-name="ro1">
          <table:table-cell office:value-type="string" calcext:value-type="string">
            <text:p>Pirmasenser Straße 1</text:p>
          </table:table-cell>
          <table:table-cell table:formula="of:=CONCATENATE([.A136];&quot;, Kaiserslautern&quot;)" office:value-type="string" office:string-value="Pirmasenser Straße 1, Kaiserslautern" calcext:value-type="string">
            <text:p>Pirmasenser Straße 1, Kaiserslautern</text:p>
          </table:table-cell>
          <table:table-cell office:value-type="string" calcext:value-type="string">
            <text:p>49.441974</text:p>
          </table:table-cell>
          <table:table-cell office:value-type="string" calcext:value-type="string">
            <text:p>7.768105</text:p>
          </table:table-cell>
          <table:table-cell office:value-type="string" calcext:value-type="string">
            <text:p>Eckwohn- und Geschäftshaus, dreigeschossiger sandsteingegliederter Backsteinbau mit Mansarddach, Neurenaissance, 1896</text:p>
          </table:table-cell>
        </table:table-row>
        <table:table-row table:style-name="ro1">
          <table:table-cell office:value-type="string" calcext:value-type="string">
            <text:p>Pirmasenser Straße 2 ,4,6</text:p>
          </table:table-cell>
          <table:table-cell table:formula="of:=CONCATENATE([.A137];&quot;, Kaiserslautern&quot;)" office:value-type="string" office:string-value="Pirmasenser Straße 2 ,4,6, Kaiserslautern" calcext:value-type="string">
            <text:p>Pirmasenser Straße 2 ,4,6, Kaiserslautern</text:p>
          </table:table-cell>
          <table:table-cell office:value-type="string" calcext:value-type="string">
            <text:p>49.442033</text:p>
          </table:table-cell>
          <table:table-cell office:value-type="string" calcext:value-type="string">
            <text:p>7.767812</text:p>
          </table:table-cell>
          <table:table-cell office:value-type="string" calcext:value-type="string">
            <text:p>spätgründerzeitliche Zeilenwohn- und Geschäftshäuser, zwei- bzw. dreigeschossige historisierende Putz- bzw. Klinkerbauten, Ende 19. Jh.</text:p>
          </table:table-cell>
        </table:table-row>
        <table:table-row table:style-name="ro1">
          <table:table-cell office:value-type="string" calcext:value-type="string">
            <text:p>Pirmasenser Straße 27</text:p>
          </table:table-cell>
          <table:table-cell table:formula="of:=CONCATENATE([.A138];&quot;, Kaiserslautern&quot;)" office:value-type="string" office:string-value="Pirmasenser Straße 27, Kaiserslautern" calcext:value-type="string">
            <text:p>Pirmasenser Straße 27, Kaiserslautern</text:p>
          </table:table-cell>
          <table:table-cell office:value-type="string" calcext:value-type="string">
            <text:p>49.440645</text:p>
          </table:table-cell>
          <table:table-cell office:value-type="string" calcext:value-type="string">
            <text:p>7.766221</text:p>
          </table:table-cell>
          <table:table-cell office:value-type="string" calcext:value-type="string">
            <text:p>Eckwohnhaus mit Gaststätte, Neurenaissance, vor 1887</text:p>
          </table:table-cell>
        </table:table-row>
        <table:table-row table:style-name="ro1">
          <table:table-cell office:value-type="string" calcext:value-type="string">
            <text:p>Pirmasenser Straße 32 /34</text:p>
          </table:table-cell>
          <table:table-cell table:formula="of:=CONCATENATE([.A139];&quot;, Kaiserslautern&quot;)" office:value-type="string" office:string-value="Pirmasenser Straße 32 /34, Kaiserslautern" calcext:value-type="string">
            <text:p>Pirmasenser Straße 32 /34, Kaiserslautern</text:p>
          </table:table-cell>
          <table:table-cell office:value-type="string" calcext:value-type="string">
            <text:p>49.440705</text:p>
          </table:table-cell>
          <table:table-cell office:value-type="string" calcext:value-type="string">
            <text:p>7.766091</text:p>
          </table:table-cell>
          <table:table-cell office:value-type="string" calcext:value-type="string">
            <text:p>Dreiseithof; spätklassizistisches Wohnhaus, Mitte 19. Jh., Toranlage und eingeschossiger Anbau, 1923, größtenteils gleichzeitige Nebengebäude</text:p>
          </table:table-cell>
        </table:table-row>
        <table:table-row table:style-name="ro1">
          <table:table-cell office:value-type="string" calcext:value-type="string">
            <text:p>Pirmasenser Straße 44 a</text:p>
          </table:table-cell>
          <table:table-cell table:formula="of:=CONCATENATE([.A140];&quot;, Kaiserslautern&quot;)" office:value-type="string" office:string-value="Pirmasenser Straße 44 a, Kaiserslautern" calcext:value-type="string">
            <text:p>Pirmasenser Straße 44 a, Kaiserslautern</text:p>
          </table:table-cell>
          <table:table-cell office:value-type="string" calcext:value-type="string">
            <text:p>49.439935</text:p>
          </table:table-cell>
          <table:table-cell office:value-type="string" calcext:value-type="string">
            <text:p>7.765226</text:p>
          </table:table-cell>
          <table:table-cell office:value-type="string" calcext:value-type="string">
            <text:p>dreigeschossiges Jugendstil-Zeilenwohn- und Geschäftshaus mit Mansarddach, 1907/08, Arch. Raimund Ostermaier; Ausstattung</text:p>
          </table:table-cell>
        </table:table-row>
        <table:table-row table:style-name="ro1">
          <table:table-cell office:value-type="string" calcext:value-type="string">
            <text:p>Pirmasenser Straße 59</text:p>
          </table:table-cell>
          <table:table-cell table:formula="of:=CONCATENATE([.A141];&quot;, Kaiserslautern&quot;)" office:value-type="string" office:string-value="Pirmasenser Straße 59, Kaiserslautern" calcext:value-type="string">
            <text:p>Pirmasenser Straße 59, Kaiserslautern</text:p>
          </table:table-cell>
          <table:table-cell office:value-type="string" calcext:value-type="string">
            <text:p>49.43897</text:p>
          </table:table-cell>
          <table:table-cell office:value-type="string" calcext:value-type="string">
            <text:p>7.76369</text:p>
          </table:table-cell>
          <table:table-cell office:value-type="string" calcext:value-type="string">
            <text:p>Villa Kröckel; eineinhalbgeschossige herrschaftliche Villa, schlossartiger Neurenaissancebau, 1886, Arch. Carl Spatz; Ausstattung</text:p>
          </table:table-cell>
        </table:table-row>
        <table:table-row table:style-name="ro1">
          <table:table-cell office:value-type="string" calcext:value-type="string">
            <text:p>Pirmasenser Straße 74</text:p>
          </table:table-cell>
          <table:table-cell table:formula="of:=CONCATENATE([.A142];&quot;, Kaiserslautern&quot;)" office:value-type="string" office:string-value="Pirmasenser Straße 74, Kaiserslautern" calcext:value-type="string">
            <text:p>Pirmasenser Straße 74, Kaiserslautern</text:p>
          </table:table-cell>
          <table:table-cell office:value-type="string" calcext:value-type="string">
            <text:p>49.438239</text:p>
          </table:table-cell>
          <table:table-cell office:value-type="string" calcext:value-type="string">
            <text:p>7.760997</text:p>
          </table:table-cell>
          <table:table-cell office:value-type="string" calcext:value-type="string">
            <text:p>dreigeschossiges gründerzeitliches Eckwohnhaus mit Walmdach, vor 1887, Aufstockung 1905, Arch. Fritz Leidner</text:p>
          </table:table-cell>
        </table:table-row>
        <table:table-row table:style-name="ro3">
          <table:table-cell office:value-type="string" calcext:value-type="string">
            <text:p>Pirmasenser Straße 58, 59, 60, 60a, 60b, 62-74, Trippstadter Straße 2a, 5, Parkstraße 47-77 (ungerade Nrn.), Karcherstraße 2, 4, 6, 8, 16, 18, 20, Medicusstraße 1, Beethovenstraße 56,</text:p>
          </table:table-cell>
          <table:table-cell table:formula="of:=CONCATENATE([.A143];&quot;, Kaiserslautern&quot;)" office:value-type="string" office:string-value="Pirmasenser Straße 58, 59, 60, 60a, 60b, 62-74, Trippstadter Straße 2a, 5, Parkstraße 47-77 (ungerade Nrn.), Karcherstraße 2, 4, 6, 8, 16, 18, 20, Medicusstraße 1, Beethovenstraße 56,, Kaiserslautern" calcext:value-type="string">
            <text:p>Pirmasenser Straße 58, 59, 60, 60a, 60b, 62-74, Trippstadter Straße 2a, 5, Parkstraße 47-77 (ungerade Nrn.), Karcherstraße 2, 4, 6, 8, 16, 18, 20, Medicusstraße 1, Beethovenstraße 56,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1876 vom Verschönerungsausschuss unter Karl Sturm angelegt, die umschließende Bebauung auf Grundlage des Stadterweiterungsplans von 1887 errichtet: großbürgerliche Wohnhäuser; dreigeschossige Zeilenwohnhäuser sowie ein- bzw. zweigeschossige villenartige Wohnhäuser, Putz-, Ziegel- bzw. Sandsteinquaderbauten, um 1886-1926; zeigt die Entwicklung der großbürgerlichen Wohnhausarchitektur</text:p>
          </table:table-cell>
        </table:table-row>
        <table:table-row table:style-name="ro1">
          <table:table-cell office:value-type="string" calcext:value-type="string">
            <text:p>Reichswaldstraße 79, 81, 83 (Denkmalzone)</text:p>
          </table:table-cell>
          <table:table-cell table:formula="of:=CONCATENATE([.A144];&quot;, Kaiserslautern&quot;)" office:value-type="string" office:string-value="Reichswaldstraße 79, 81, 83 (Denkmalzone), Kaiserslautern" calcext:value-type="string">
            <text:p>Reichswaldstraße 79, 81, 83 (Denkmalzone), Kaiserslautern</text:p>
          </table:table-cell>
          <table:table-cell office:value-type="string" calcext:value-type="string">
            <text:p>49.440536</text:p>
          </table:table-cell>
          <table:table-cell office:value-type="string" calcext:value-type="string">
            <text:p>7.766389</text:p>
          </table:table-cell>
          <table:table-cell office:value-type="string" calcext:value-type="string">
            <text:p>Walmdachbauten, expressionistisch geprägter Heimatstil, 1925/26</text:p>
          </table:table-cell>
        </table:table-row>
        <table:table-row table:style-name="ro1">
          <table:table-cell office:value-type="string" calcext:value-type="string">
            <text:p>Richard-Wagner-Straße 52</text:p>
          </table:table-cell>
          <table:table-cell table:formula="of:=CONCATENATE([.A145];&quot;, Kaiserslautern&quot;)" office:value-type="string" office:string-value="Richard-Wagner-Straße 52, Kaiserslautern" calcext:value-type="string">
            <text:p>Richard-Wagner-Straße 52, Kaiserslautern</text:p>
          </table:table-cell>
          <table:table-cell office:value-type="string" calcext:value-type="string">
            <text:p>49.440187</text:p>
          </table:table-cell>
          <table:table-cell office:value-type="string" calcext:value-type="string">
            <text:p>7.76657</text:p>
          </table:table-cell>
          <table:table-cell office:value-type="string" calcext:value-type="string">
            <text:p>Ehem. Posthalterei, gründerzeitliches Wohn- und Geschäftshaus mit Nebengebäuden, vor 1887</text:p>
          </table:table-cell>
        </table:table-row>
        <table:table-row table:style-name="ro1">
          <table:table-cell office:value-type="string" calcext:value-type="string">
            <text:p>Richard-Wagner-Straße 54 , 56</text:p>
          </table:table-cell>
          <table:table-cell table:formula="of:=CONCATENATE([.A146];&quot;, Kaiserslautern&quot;)" office:value-type="string" office:string-value="Richard-Wagner-Straße 54 , 56, Kaiserslautern" calcext:value-type="string">
            <text:p>Richard-Wagner-Straße 54 , 56, Kaiserslautern</text:p>
          </table:table-cell>
          <table:table-cell office:value-type="string" calcext:value-type="string">
            <text:p>49.439235</text:p>
          </table:table-cell>
          <table:table-cell office:value-type="string" calcext:value-type="string">
            <text:p>7.767454</text:p>
          </table:table-cell>
          <table:table-cell office:value-type="string" calcext:value-type="string">
            <text:p>Wohn- und Geschäftshäuser, sandsteingegliederte Backsteinbauten mit Mansarddächern, Neurenaissance, um 1900</text:p>
          </table:table-cell>
        </table:table-row>
        <table:table-row table:style-name="ro1">
          <table:table-cell office:value-type="string" calcext:value-type="string">
            <text:p>Richard-Wagner-Straße 63</text:p>
          </table:table-cell>
          <table:table-cell table:formula="of:=CONCATENATE([.A147];&quot;, Kaiserslautern&quot;)" office:value-type="string" office:string-value="Richard-Wagner-Straße 63, Kaiserslautern" calcext:value-type="string">
            <text:p>Richard-Wagner-Straße 63, Kaiserslautern</text:p>
          </table:table-cell>
          <table:table-cell office:value-type="string" calcext:value-type="string">
            <text:p>49.43938</text:p>
          </table:table-cell>
          <table:table-cell office:value-type="string" calcext:value-type="string">
            <text:p>7.76675</text:p>
          </table:table-cell>
          <table:table-cell office:value-type="string" calcext:value-type="string">
            <text:p>spätgründerzeitliches Eckwohnhaus, sandsteingegliederter Backsteinbau mit Mansarddach, 1892</text:p>
          </table:table-cell>
        </table:table-row>
        <table:table-row table:style-name="ro1">
          <table:table-cell office:value-type="string" calcext:value-type="string">
            <text:p>Richard-Wagner-Straße 64 , 66, 68</text:p>
          </table:table-cell>
          <table:table-cell table:formula="of:=CONCATENATE([.A148];&quot;, Kaiserslautern&quot;)" office:value-type="string" office:string-value="Richard-Wagner-Straße 64 , 66, 68, Kaiserslautern" calcext:value-type="string">
            <text:p>Richard-Wagner-Straße 64 , 66, 68, Kaiserslautern</text:p>
          </table:table-cell>
          <table:table-cell office:value-type="string" calcext:value-type="string">
            <text:p>49.438987</text:p>
          </table:table-cell>
          <table:table-cell office:value-type="string" calcext:value-type="string">
            <text:p>7.767192</text:p>
          </table:table-cell>
          <table:table-cell office:value-type="string" calcext:value-type="string">
            <text:p>spätgründerzeitliche Wohn- und Geschäftshäuser, Putzbau bzw. Backsteinbauten (Nr. 64, 66) mit Mansarddächern, um 1900</text:p>
          </table:table-cell>
        </table:table-row>
        <table:table-row table:style-name="ro1">
          <table:table-cell office:value-type="string" calcext:value-type="string">
            <text:p>Richard-Wagner-Straße 70 /72</text:p>
          </table:table-cell>
          <table:table-cell table:formula="of:=CONCATENATE([.A149];&quot;, Kaiserslautern&quot;)" office:value-type="string" office:string-value="Richard-Wagner-Straße 70 /72, Kaiserslautern" calcext:value-type="string">
            <text:p>Richard-Wagner-Straße 70 /72, Kaiserslautern</text:p>
          </table:table-cell>
          <table:table-cell office:value-type="string" calcext:value-type="string">
            <text:p>49.438742</text:p>
          </table:table-cell>
          <table:table-cell office:value-type="string" calcext:value-type="string">
            <text:p>7.767654</text:p>
          </table:table-cell>
          <table:table-cell office:value-type="string" calcext:value-type="string">
            <text:p>anspruchsvolles Eck-Doppelwohnhaus, Neurenaissance bzw. Neubarock, um 1887; Nr. 72 mit Ausstattung</text:p>
          </table:table-cell>
        </table:table-row>
        <table:table-row table:style-name="ro1">
          <table:table-cell office:value-type="string" calcext:value-type="string">
            <text:p>Richard-Wagner-Straße 71</text:p>
          </table:table-cell>
          <table:table-cell table:formula="of:=CONCATENATE([.A150];&quot;, Kaiserslautern&quot;)" office:value-type="string" office:string-value="Richard-Wagner-Straße 71, Kaiserslautern" calcext:value-type="string">
            <text:p>Richard-Wagner-Straße 71, Kaiserslautern</text:p>
          </table:table-cell>
          <table:table-cell office:value-type="string" calcext:value-type="string">
            <text:p>49.438425</text:p>
          </table:table-cell>
          <table:table-cell office:value-type="string" calcext:value-type="string">
            <text:p>7.767464</text:p>
          </table:table-cell>
          <table:table-cell office:value-type="string" calcext:value-type="string">
            <text:p>Zeileneckwohn- und Geschäftshaus mit Mansardwalmdach, Neurenaissance, 1890</text:p>
          </table:table-cell>
        </table:table-row>
        <table:table-row table:style-name="ro1">
          <table:table-cell office:value-type="string" calcext:value-type="string">
            <text:p>Richard-Wagner-Straße 80</text:p>
          </table:table-cell>
          <table:table-cell table:formula="of:=CONCATENATE([.A151];&quot;, Kaiserslautern&quot;)" office:value-type="string" office:string-value="Richard-Wagner-Straße 80, Kaiserslautern" calcext:value-type="string">
            <text:p>Richard-Wagner-Straße 80, Kaiserslautern</text:p>
          </table:table-cell>
          <table:table-cell office:value-type="string" calcext:value-type="string">
            <text:p>49.438159</text:p>
          </table:table-cell>
          <table:table-cell office:value-type="string" calcext:value-type="string">
            <text:p>7.767983</text:p>
          </table:table-cell>
          <table:table-cell office:value-type="string" calcext:value-type="string">
            <text:p>Ehem. Bayerische Brandversicherung, repräsentativer villenartiger Neurenaissancebau mit Mansardwalmdach, um 1890</text:p>
          </table:table-cell>
        </table:table-row>
        <table:table-row table:style-name="ro1">
          <table:table-cell office:value-type="string" calcext:value-type="string">
            <text:p>Richard-Wagner-Straße 81</text:p>
          </table:table-cell>
          <table:table-cell table:formula="of:=CONCATENATE([.A152];&quot;, Kaiserslautern&quot;)" office:value-type="string" office:string-value="Richard-Wagner-Straße 81, Kaiserslautern" calcext:value-type="string">
            <text:p>Richard-Wagner-Straße 81, Kaiserslautern</text:p>
          </table:table-cell>
          <table:table-cell office:value-type="string" calcext:value-type="string">
            <text:p>49.437697</text:p>
          </table:table-cell>
          <table:table-cell office:value-type="string" calcext:value-type="string">
            <text:p>7.768164</text:p>
          </table:table-cell>
          <table:table-cell office:value-type="string" calcext:value-type="string">
            <text:p>dreigeschossiges späthistoristisches Eckwohnhaus mit Mansarddach und Nebengebäude, um 1890</text:p>
          </table:table-cell>
        </table:table-row>
        <table:table-row table:style-name="ro1">
          <table:table-cell office:value-type="string" calcext:value-type="string">
            <text:p>Richard-Wagner-Straße 91</text:p>
          </table:table-cell>
          <table:table-cell table:formula="of:=CONCATENATE([.A153];&quot;, Kaiserslautern&quot;)" office:value-type="string" office:string-value="Richard-Wagner-Straße 91, Kaiserslautern" calcext:value-type="string">
            <text:p>Richard-Wagner-Straße 91, Kaiserslautern</text:p>
          </table:table-cell>
          <table:table-cell office:value-type="string" calcext:value-type="string">
            <text:p>49.43732</text:p>
          </table:table-cell>
          <table:table-cell office:value-type="string" calcext:value-type="string">
            <text:p>7.76832</text:p>
          </table:table-cell>
          <table:table-cell office:value-type="string" calcext:value-type="string">
            <text:p>gründerzeitliches Zeilenwohnhaus, dreigeschossiger Backsteinbau, nach 1887</text:p>
          </table:table-cell>
        </table:table-row>
        <table:table-row table:style-name="ro1">
          <table:table-cell office:value-type="string" calcext:value-type="string">
            <text:p>Richard-Wagner-Straße 95 , 97, 99</text:p>
          </table:table-cell>
          <table:table-cell table:formula="of:=CONCATENATE([.A154];&quot;, Kaiserslautern&quot;)" office:value-type="string" office:string-value="Richard-Wagner-Straße 95 , 97, 99, Kaiserslautern" calcext:value-type="string">
            <text:p>Richard-Wagner-Straße 95 , 97, 99, Kaiserslautern</text:p>
          </table:table-cell>
          <table:table-cell office:value-type="string" calcext:value-type="string">
            <text:p>49.43673</text:p>
          </table:table-cell>
          <table:table-cell office:value-type="string" calcext:value-type="string">
            <text:p>7.76867</text:p>
          </table:table-cell>
          <table:table-cell office:value-type="string" calcext:value-type="string">
            <text:p>dreigeschossige spätgründerzeitliche Zeilenwohnhäuser, sandsteingegliederte Backsteinbauten, Nr. 95 mit Walmdach, Nr. 97 bez. 1899, Nr. 99 bez. 1900</text:p>
          </table:table-cell>
        </table:table-row>
        <table:table-row table:style-name="ro1">
          <table:table-cell office:value-type="string" calcext:value-type="string">
            <text:p>Richard-Wagner-Straße 107</text:p>
          </table:table-cell>
          <table:table-cell table:formula="of:=CONCATENATE([.A155];&quot;, Kaiserslautern&quot;)" office:value-type="string" office:string-value="Richard-Wagner-Straße 107, Kaiserslautern" calcext:value-type="string">
            <text:p>Richard-Wagner-Straße 107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n- und Geschäftshaus, dreigeschossiger Backsteinbau, jugendstilig variierte neubarocke Motive, 1903</text:p>
          </table:table-cell>
        </table:table-row>
        <table:table-row table:style-name="ro1">
          <table:table-cell office:value-type="string" calcext:value-type="string">
            <text:p>Richard-Wagner-Straße 37-51, 52-87, 89, 91-107 (ungerade Nrn.) (Denkmalzone)</text:p>
          </table:table-cell>
          <table:table-cell table:formula="of:=CONCATENATE([.A156];&quot;, Kaiserslautern&quot;)" office:value-type="string" office:string-value="Richard-Wagner-Straße 37-51, 52-87, 89, 91-107 (ungerade Nrn.) (Denkmalzone), Kaiserslautern" calcext:value-type="string">
            <text:p>Richard-Wagner-Straße 37-51, 52-87, 89, 91-107 (ungerade Nrn.) (Denkmalzone), Kaiserslautern</text:p>
          </table:table-cell>
          <table:table-cell office:value-type="string" calcext:value-type="string">
            <text:p>49.447009</text:p>
          </table:table-cell>
          <table:table-cell office:value-type="string" calcext:value-type="string">
            <text:p>7.770708</text:p>
          </table:table-cell>
          <table:table-cell office:value-type="string" calcext:value-type="string">
            <text:p>Zeile gründerzeitlicher Wohn- und Geschäftshäuser, zwei- bzw. dreigeschossige hausteingegliederte Ziegel-, Putz- bzw. Sandsteinbauten, 1880-1910a</text:p>
          </table:table-cell>
        </table:table-row>
        <table:table-row table:style-name="ro1">
          <table:table-cell office:value-type="string" calcext:value-type="string">
            <text:p>Rittersberg 14</text:p>
          </table:table-cell>
          <table:table-cell table:formula="of:=CONCATENATE([.A157];&quot;, Kaiserslautern&quot;)" office:value-type="string" office:string-value="Rittersberg 14, Kaiserslautern" calcext:value-type="string">
            <text:p>Rittersberg 14, Kaiserslautern</text:p>
          </table:table-cell>
          <table:table-cell office:value-type="string" calcext:value-type="string">
            <text:p>49.437678</text:p>
          </table:table-cell>
          <table:table-cell office:value-type="string" calcext:value-type="string">
            <text:p>7.766614</text:p>
          </table:table-cell>
          <table:table-cell office:value-type="string" calcext:value-type="string">
            <text:p>hakenförmiges Wohnhaus, tlw. Fachwerk (verputzt), Mansarddach um 1620, barocker Umbau bez. 1770, gegen 1820 (unter Einbeziehung eines älteren Baus) und 1845/46 erweitert; im Keller gotischer Torbogen Rudolf-Breitscheid-Straße 2 /4 Doppelwohnhaus, neugotischer Bruchsandsteinbau, 1899</text:p>
          </table:table-cell>
        </table:table-row>
        <table:table-row table:style-name="ro1">
          <table:table-cell office:value-type="string" calcext:value-type="string">
            <text:p>Rudolf-Breitscheid-Straße 6</text:p>
          </table:table-cell>
          <table:table-cell table:formula="of:=CONCATENATE([.A158];&quot;, Kaiserslautern&quot;)" office:value-type="string" office:string-value="Rudolf-Breitscheid-Straße 6, Kaiserslautern" calcext:value-type="string">
            <text:p>Rudolf-Breitscheid-Straße 6, Kaiserslautern</text:p>
          </table:table-cell>
          <table:table-cell office:value-type="string" calcext:value-type="string">
            <text:p>49.44103</text:p>
          </table:table-cell>
          <table:table-cell office:value-type="string" calcext:value-type="string">
            <text:p>7.76227</text:p>
          </table:table-cell>
          <table:table-cell office:value-type="string" calcext:value-type="string">
            <text:p>Zeilenwohnhaus mit Gaststätte, spätgründerzeitlicher Sandsteinquaderbau, um 1900</text:p>
          </table:table-cell>
        </table:table-row>
        <table:table-row table:style-name="ro1">
          <table:table-cell office:value-type="string" calcext:value-type="string">
            <text:p>Rudolf-Breitscheid-Straße 58</text:p>
          </table:table-cell>
          <table:table-cell table:formula="of:=CONCATENATE([.A159];&quot;, Kaiserslautern&quot;)" office:value-type="string" office:string-value="Rudolf-Breitscheid-Straße 58, Kaiserslautern" calcext:value-type="string">
            <text:p>Rudolf-Breitscheid-Straße 58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repräsentative dreigeschossige Wohn- und Geschäftshäuser, neugotische Motive, 1900</text:p>
          </table:table-cell>
        </table:table-row>
        <table:table-row table:style-name="ro1">
          <table:table-cell office:value-type="string" calcext:value-type="string">
            <text:p>Rudolf-Breitscheid-Straße 27, 29, 31 (Denkmalzone)</text:p>
          </table:table-cell>
          <table:table-cell table:formula="of:=CONCATENATE([.A160];&quot;, Kaiserslautern&quot;)" office:value-type="string" office:string-value="Rudolf-Breitscheid-Straße 27, 29, 31 (Denkmalzone), Kaiserslautern" calcext:value-type="string">
            <text:p>Rudolf-Breitscheid-Straße 27, 29, 31 (Denkmalzone), Kaiserslautern</text:p>
          </table:table-cell>
          <table:table-cell office:value-type="string" calcext:value-type="string">
            <text:p>49.44318</text:p>
          </table:table-cell>
          <table:table-cell office:value-type="string" calcext:value-type="string">
            <text:p>7.77139</text:p>
          </table:table-cell>
          <table:table-cell office:value-type="string" calcext:value-type="string">
            <text:p>dreigeschossige einheitlich konzipierte gründerzeitliche Zeilenwohn- und Geschäftshäuser, um 1900</text:p>
          </table:table-cell>
        </table:table-row>
        <table:table-row table:style-name="ro1">
          <table:table-cell office:value-type="string" calcext:value-type="string">
            <text:p>Rummelstraße 9</text:p>
          </table:table-cell>
          <table:table-cell table:formula="of:=CONCATENATE([.A161];&quot;, Kaiserslautern&quot;)" office:value-type="string" office:string-value="Rummelstraße 9, Kaiserslautern" calcext:value-type="string">
            <text:p>Rummelstraße 9, Kaiserslautern</text:p>
          </table:table-cell>
          <table:table-cell office:value-type="string" calcext:value-type="string">
            <text:p>49.446334</text:p>
          </table:table-cell>
          <table:table-cell office:value-type="string" calcext:value-type="string">
            <text:p>7.774254</text:p>
          </table:table-cell>
          <table:table-cell office:value-type="string" calcext:value-type="string">
            <text:p>Ehem. Post, anspruchsvoller spätgründerzeitlicher Eckbau, zweiflügeliger Sandsteinquaderbau, 1890, Arch. Ludwig Ritter von Stempel</text:p>
          </table:table-cell>
        </table:table-row>
        <table:table-row table:style-name="ro1">
          <table:table-cell office:value-type="string" calcext:value-type="string">
            <text:p>Scheidstraße 1</text:p>
          </table:table-cell>
          <table:table-cell table:formula="of:=CONCATENATE([.A162];&quot;, Kaiserslautern&quot;)" office:value-type="string" office:string-value="Scheidstraße 1, Kaiserslautern" calcext:value-type="string">
            <text:p>Scheidstraße 1, Kaiserslautern</text:p>
          </table:table-cell>
          <table:table-cell office:value-type="string" calcext:value-type="string">
            <text:p>49.4451</text:p>
          </table:table-cell>
          <table:table-cell office:value-type="string" calcext:value-type="string">
            <text:p>7.76948</text:p>
          </table:table-cell>
          <table:table-cell office:value-type="string" calcext:value-type="string">
            <text:p>klassizistisches Wohnhaus mit abgewalmtem Mansarddach über hohem tonnengewölbten Keller, 1806</text:p>
          </table:table-cell>
        </table:table-row>
        <table:table-row table:style-name="ro1">
          <table:table-cell office:value-type="string" calcext:value-type="string">
            <text:p>Schillerplatz 3</text:p>
          </table:table-cell>
          <table:table-cell table:formula="of:=CONCATENATE([.A163];&quot;, Kaiserslautern&quot;)" office:value-type="string" office:string-value="Schillerplatz 3, Kaiserslautern" calcext:value-type="string">
            <text:p>Schillerplatz 3, Kaiserslautern</text:p>
          </table:table-cell>
          <table:table-cell office:value-type="string" calcext:value-type="string">
            <text:p>49.44516</text:p>
          </table:table-cell>
          <table:table-cell office:value-type="string" calcext:value-type="string">
            <text:p>7.77029</text:p>
          </table:table-cell>
          <table:table-cell office:value-type="string" calcext:value-type="string">
            <text:p>Wohnhaus mit Torfahrt, um 1820; platzbildprägend</text:p>
          </table:table-cell>
        </table:table-row>
        <table:table-row table:style-name="ro1">
          <table:table-cell office:value-type="string" calcext:value-type="string">
            <text:p>Schillerplatz 4</text:p>
          </table:table-cell>
          <table:table-cell table:formula="of:=CONCATENATE([.A164];&quot;, Kaiserslautern&quot;)" office:value-type="string" office:string-value="Schillerplatz 4, Kaiserslautern" calcext:value-type="string">
            <text:p>Schillerplatz 4, Kaiserslautern</text:p>
          </table:table-cell>
          <table:table-cell office:value-type="string" calcext:value-type="string">
            <text:p>49.4451</text:p>
          </table:table-cell>
          <table:table-cell office:value-type="string" calcext:value-type="string">
            <text:p>7.76939</text:p>
          </table:table-cell>
          <table:table-cell office:value-type="string" calcext:value-type="string">
            <text:p>repräsentatives dreigeschossiges spätklassizistisches Wohn- und Geschäftshaus, um 1860</text:p>
          </table:table-cell>
        </table:table-row>
        <table:table-row table:style-name="ro1">
          <table:table-cell office:value-type="string" calcext:value-type="string">
            <text:p>Schillerplatz 5</text:p>
          </table:table-cell>
          <table:table-cell table:formula="of:=CONCATENATE([.A165];&quot;, Kaiserslautern&quot;)" office:value-type="string" office:string-value="Schillerplatz 5, Kaiserslautern" calcext:value-type="string">
            <text:p>Schillerplatz 5, Kaiserslautern</text:p>
          </table:table-cell>
          <table:table-cell office:value-type="string" calcext:value-type="string">
            <text:p>49.445262</text:p>
          </table:table-cell>
          <table:table-cell office:value-type="string" calcext:value-type="string">
            <text:p>7.769007</text:p>
          </table:table-cell>
          <table:table-cell office:value-type="string" calcext:value-type="string">
            <text:p>Wohnhaus mit Torfahrt über Gewölbekeller, 1823/24, Ladeneinbau spätes 19. Jh.</text:p>
          </table:table-cell>
        </table:table-row>
        <table:table-row table:style-name="ro1">
          <table:table-cell office:value-type="string" calcext:value-type="string">
            <text:p>Schillerplatz 7</text:p>
          </table:table-cell>
          <table:table-cell table:formula="of:=CONCATENATE([.A166];&quot;, Kaiserslautern&quot;)" office:value-type="string" office:string-value="Schillerplatz 7, Kaiserslautern" calcext:value-type="string">
            <text:p>Schillerplatz 7, Kaiserslautern</text:p>
          </table:table-cell>
          <table:table-cell office:value-type="string" calcext:value-type="string">
            <text:p>49.44494</text:p>
          </table:table-cell>
          <table:table-cell office:value-type="string" calcext:value-type="string">
            <text:p>7.77038</text:p>
          </table:table-cell>
          <table:table-cell office:value-type="string" calcext:value-type="string">
            <text:p>Eckwohn- und Geschäftshaus, fünfgeschossiger kubischer Flachdachbau, Stahlbetonskelettbauweise, Bauhaus-Stil, 1928, Arch. Schwilling</text:p>
          </table:table-cell>
        </table:table-row>
        <table:table-row table:style-name="ro1">
          <table:table-cell office:value-type="string" calcext:value-type="string">
            <text:p>Schillerstraße 1</text:p>
          </table:table-cell>
          <table:table-cell table:formula="of:=CONCATENATE([.A167];&quot;, Kaiserslautern&quot;)" office:value-type="string" office:string-value="Schillerstraße 1, Kaiserslautern" calcext:value-type="string">
            <text:p>Schillerstraße 1, Kaiserslautern</text:p>
          </table:table-cell>
          <table:table-cell office:value-type="string" calcext:value-type="string">
            <text:p>49.447152</text:p>
          </table:table-cell>
          <table:table-cell office:value-type="string" calcext:value-type="string">
            <text:p>7.756456</text:p>
          </table:table-cell>
          <table:table-cell office:value-type="string" calcext:value-type="string">
            <text:p>Gasthaus "Zum Spinnrädl", barocker Krüppelwalmdachbau, tlw. Fachwerk, 1. Hälfte 18. Jh., eingeschossiger Anbau Mitte 18. Jh.</text:p>
          </table:table-cell>
        </table:table-row>
        <table:table-row table:style-name="ro1">
          <table:table-cell office:value-type="string" calcext:value-type="string">
            <text:p>Schoenstraße 10</text:p>
          </table:table-cell>
          <table:table-cell table:formula="of:=CONCATENATE([.A168];&quot;, Kaiserslautern&quot;)" office:value-type="string" office:string-value="Schoenstraße 10, Kaiserslautern" calcext:value-type="string">
            <text:p>Schoenstraße 10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Kraftwerk der ehem. Kammgarnspinnerei; eineinhalbgeschossiger aufwändig gegliederter Neurenaissance-Sandsteinquaderbau mit Flachdach, um 1860</text:p>
          </table:table-cell>
        </table:table-row>
        <table:table-row table:style-name="ro1">
          <table:table-cell office:value-type="string" calcext:value-type="string">
            <text:p>Schoenstraße, Lauterstraße, Mühlstraße, Forellenstraße, "Ehem. Kammgarnspinnerei" (Denkmalzone)</text:p>
          </table:table-cell>
          <table:table-cell table:formula="of:=CONCATENATE([.A169];&quot;, Kaiserslautern&quot;)" office:value-type="string" office:string-value="Schoenstraße, Lauterstraße, Mühlstraße, Forellenstraße, &quot;Ehem. Kammgarnspinnerei&quot; (Denkmalzone), Kaiserslautern" calcext:value-type="string">
            <text:p>Schoenstraße, Lauterstraße, Mühlstraße, Forellenstraße, "Ehem. Kammgarnspinnerei" (Denkmalzone), Kaiserslautern</text:p>
          </table:table-cell>
          <table:table-cell office:value-type="string" calcext:value-type="string">
            <text:p>49.438725</text:p>
          </table:table-cell>
          <table:table-cell office:value-type="string" calcext:value-type="string">
            <text:p>7.7645</text:p>
          </table:table-cell>
          <table:table-cell office:value-type="string" calcext:value-type="string">
            <text:p>(heute Städtisches Kulturzentrum und Teil der Fachhochschule Rheinland-Pfalz), ehem. Kraftwerk, Neurenaissancebau, um 1860; altes Kesselhaus mit Treppengiebel, um 1860; neues Kesselhaus, Backsteinbau, L-förmiger Verwaltungstrakt, Blankziegelbau, sowie ehem. Produktionshallen, Neue Sachlichkeit, 1936/37, Arch. Philipp J. Manz, Stuttgart, Ausstattung; ehem. Elektrowerkstatt, Nadelsetzerei und Sattlerei, Backstein-Fachwerkbau mit Pultdach; Kraftfahrzeughalle, Klinkerbau, wohl 1920er Jahre; Westbahnhof, Rotsandsteinquaderbau, um 1883, gusseiserne Bahnsteigüberdachung; eingeschossiges Pförtnerhaus, Neue Sachlichkeit</text:p>
          </table:table-cell>
        </table:table-row>
        <table:table-row table:style-name="ro1">
          <table:table-cell office:value-type="string" calcext:value-type="string">
            <text:p>Schumannstraße 10</text:p>
          </table:table-cell>
          <table:table-cell table:formula="of:=CONCATENATE([.A170];&quot;, Kaiserslautern&quot;)" office:value-type="string" office:string-value="Schumannstraße 10, Kaiserslautern" calcext:value-type="string">
            <text:p>Schumannstraße 10, Kaiserslautern</text:p>
          </table:table-cell>
          <table:table-cell office:value-type="string" calcext:value-type="string">
            <text:p>49.445339</text:p>
          </table:table-cell>
          <table:table-cell office:value-type="string" calcext:value-type="string">
            <text:p>7.772224</text:p>
          </table:table-cell>
          <table:table-cell office:value-type="string" calcext:value-type="string">
            <text:p>Wohn- und Geschäftshaus, haubendachbekrönte, bunt verglaste Erker, Jugendstilmotive, nach 1900</text:p>
          </table:table-cell>
        </table:table-row>
        <table:table-row table:style-name="ro1">
          <table:table-cell office:value-type="string" calcext:value-type="string">
            <text:p>Spittelstraße</text:p>
          </table:table-cell>
          <table:table-cell table:formula="of:=CONCATENATE([.A171];&quot;, Kaiserslautern&quot;)" office:value-type="string" office:string-value="Spittelstraße, Kaiserslautern" calcext:value-type="string">
            <text:p>Spittelstraße, Kaiserslautern</text:p>
          </table:table-cell>
          <table:table-cell office:value-type="string" calcext:value-type="string">
            <text:p>49.442103</text:p>
          </table:table-cell>
          <table:table-cell office:value-type="string" calcext:value-type="string">
            <text:p>7.761318</text:p>
          </table:table-cell>
          <table:table-cell office:value-type="string" calcext:value-type="string">
            <text:p>Spittelbrunnen; Sandsteinschale mit aufgesockeltem Standbild, 1912, Arch. Hermann Hussong, Bildhauer Adolf Bernd</text:p>
          </table:table-cell>
        </table:table-row>
        <table:table-row table:style-name="ro1">
          <table:table-cell office:value-type="string" calcext:value-type="string">
            <text:p>St.-Marien-Platz 20</text:p>
          </table:table-cell>
          <table:table-cell table:formula="of:=CONCATENATE([.A172];&quot;, Kaiserslautern&quot;)" office:value-type="string" office:string-value="St.-Marien-Platz 20, Kaiserslautern" calcext:value-type="string">
            <text:p>St.-Marien-Platz 20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Kath. Pfarrhaus, neugotischer Sandsteinquaderbau, um 1890</text:p>
          </table:table-cell>
        </table:table-row>
        <table:table-row table:style-name="ro1">
          <table:table-cell office:value-type="string" calcext:value-type="string">
            <text:p>St.-Marien-Platz 18, 19, Rudolf-Breitscheid-Straße 62 (Denkmalzone)</text:p>
          </table:table-cell>
          <table:table-cell table:formula="of:=CONCATENATE([.A173];&quot;, Kaiserslautern&quot;)" office:value-type="string" office:string-value="St.-Marien-Platz 18, 19, Rudolf-Breitscheid-Straße 62 (Denkmalzone), Kaiserslautern" calcext:value-type="string">
            <text:p>St.-Marien-Platz 18, 19, Rudolf-Breitscheid-Straße 62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n- und Geschäftshäuser gegenüber der Marienkirche, auf L-förmigem Grundriss, dreigeschossige sandsteingegliederte Putzbauten, Heimatstil, 1911/12, Arch. Seeberger</text:p>
          </table:table-cell>
        </table:table-row>
        <table:table-row table:style-name="ro1">
          <table:table-cell office:value-type="string" calcext:value-type="string">
            <text:p>St.-Marien-Platz 23, 24, 25, 26, Kindergartenstraße 19 (Denkmalzone)</text:p>
          </table:table-cell>
          <table:table-cell table:formula="of:=CONCATENATE([.A174];&quot;, Kaiserslautern&quot;)" office:value-type="string" office:string-value="St.-Marien-Platz 23, 24, 25, 26, Kindergartenstraße 19 (Denkmalzone), Kaiserslautern" calcext:value-type="string">
            <text:p>St.-Marien-Platz 23, 24, 25, 26, Kindergartenstraße 19 (Denkmalzone), Kaiserslautern</text:p>
          </table:table-cell>
          <table:table-cell office:value-type="string" calcext:value-type="string">
            <text:p>49.44597</text:p>
          </table:table-cell>
          <table:table-cell office:value-type="string" calcext:value-type="string">
            <text:p>7.77195</text:p>
          </table:table-cell>
          <table:table-cell office:value-type="string" calcext:value-type="string">
            <text:p>Häuserzeile gegenüber der Marienkirche, zwei- bzw. dreigeschossige sandsteingegliederte Backstein- bzw. Putzbauten mit Mansarddächern, Nr. 23 und 24 1910, Nr. 25 und 26 1906, Nr. 19 1907/08</text:p>
          </table:table-cell>
        </table:table-row>
        <table:table-row table:style-name="ro1">
          <table:table-cell office:value-type="string" calcext:value-type="string">
            <text:p>St.-Martins-Platz</text:p>
          </table:table-cell>
          <table:table-cell table:formula="of:=CONCATENATE([.A175];&quot;, Kaiserslautern&quot;)" office:value-type="string" office:string-value="St.-Martins-Platz, Kaiserslautern" calcext:value-type="string">
            <text:p>St.-Martins-Platz, Kaiserslautern</text:p>
          </table:table-cell>
          <table:table-cell office:value-type="string" calcext:value-type="string">
            <text:p>49.44597</text:p>
          </table:table-cell>
          <table:table-cell office:value-type="string" calcext:value-type="string">
            <text:p>7.77195</text:p>
          </table:table-cell>
          <table:table-cell office:value-type="string" calcext:value-type="string">
            <text:p>durch einheitlich geschlossene Umbauung des 18. und frühen 19. Jh. gekennzeichneter Platz, spätestens im 17. Jh. angelegt</text:p>
          </table:table-cell>
        </table:table-row>
        <table:table-row table:style-name="ro1">
          <table:table-cell office:value-type="string" calcext:value-type="string">
            <text:p>St.-Martins-Platz</text:p>
          </table:table-cell>
          <table:table-cell table:formula="of:=CONCATENATE([.A176];&quot;, Kaiserslautern&quot;)" office:value-type="string" office:string-value="St.-Martins-Platz, Kaiserslautern" calcext:value-type="string">
            <text:p>St.-Martins-Platz, Kaiserslautern</text:p>
          </table:table-cell>
          <table:table-cell office:value-type="string" calcext:value-type="string">
            <text:p>49.445598</text:p>
          </table:table-cell>
          <table:table-cell office:value-type="string" calcext:value-type="string">
            <text:p>7.770982</text:p>
          </table:table-cell>
          <table:table-cell office:value-type="string" calcext:value-type="string">
            <text:p>Fontainebrunnen, antikisierender Schalenbrunnen, Sandstein mit gusseiserner Brunnensäule, 1890/91 von Eduard Kölwel</text:p>
          </table:table-cell>
        </table:table-row>
        <table:table-row table:style-name="ro1">
          <table:table-cell office:value-type="string" calcext:value-type="string">
            <text:p>St.-Martins-Platz 1</text:p>
          </table:table-cell>
          <table:table-cell table:formula="of:=CONCATENATE([.A177];&quot;, Kaiserslautern&quot;)" office:value-type="string" office:string-value="St.-Martins-Platz 1, Kaiserslautern" calcext:value-type="string">
            <text:p>St.-Martins-Platz 1, Kaiserslautern</text:p>
          </table:table-cell>
          <table:table-cell office:value-type="string" calcext:value-type="string">
            <text:p>49.44604</text:p>
          </table:table-cell>
          <table:table-cell office:value-type="string" calcext:value-type="string">
            <text:p>7.77167</text:p>
          </table:table-cell>
          <table:table-cell office:value-type="string" calcext:value-type="string">
            <text:p>Ehem. Gasthaus "Zu den drei Königen", dreigeschossiger Walmdachbau (Fachwerk), um 1740, klassizistische Steinfassade 1820/30; rückwärtig Konzertsaal, sandsteingegliederter historistischer Klinkerbau, Jugendstil- Ausstattung, um 1900, Arch. Adam Roos</text:p>
          </table:table-cell>
        </table:table-row>
        <table:table-row table:style-name="ro1">
          <table:table-cell office:value-type="string" calcext:value-type="string">
            <text:p>St.-Martins-Platz 2</text:p>
          </table:table-cell>
          <table:table-cell table:formula="of:=CONCATENATE([.A178];&quot;, Kaiserslautern&quot;)" office:value-type="string" office:string-value="St.-Martins-Platz 2, Kaiserslautern" calcext:value-type="string">
            <text:p>St.-Martins-Platz 2, Kaiserslautern</text:p>
          </table:table-cell>
          <table:table-cell office:value-type="string" calcext:value-type="string">
            <text:p>49.4461</text:p>
          </table:table-cell>
          <table:table-cell office:value-type="string" calcext:value-type="string">
            <text:p>7.7718</text:p>
          </table:table-cell>
          <table:table-cell office:value-type="string" calcext:value-type="string">
            <text:p>dreigeschossiges spätbarockes Wohnhaus, um 1766, spätklassizistische Erdgeschossfenster Mitte 19. Jh., Aufstockung 1912</text:p>
          </table:table-cell>
        </table:table-row>
        <table:table-row table:style-name="ro1">
          <table:table-cell office:value-type="string" calcext:value-type="string">
            <text:p>St.-Martins-Platz 3</text:p>
          </table:table-cell>
          <table:table-cell table:formula="of:=CONCATENATE([.A179];&quot;, Kaiserslautern&quot;)" office:value-type="string" office:string-value="St.-Martins-Platz 3, Kaiserslautern" calcext:value-type="string">
            <text:p>St.-Martins-Platz 3, Kaiserslautern</text:p>
          </table:table-cell>
          <table:table-cell office:value-type="string" calcext:value-type="string">
            <text:p>49.445977</text:p>
          </table:table-cell>
          <table:table-cell office:value-type="string" calcext:value-type="string">
            <text:p>7.772148</text:p>
          </table:table-cell>
          <table:table-cell office:value-type="string" calcext:value-type="string">
            <text:p>ehem. Rathaus (heute Musikschule), stattlicher dreigeschossiger Putzbau, um 1750, Aufstockung und Umbau der Torfahrt Ende 19. Jh.; platzbildprägend</text:p>
          </table:table-cell>
        </table:table-row>
        <table:table-row table:style-name="ro1">
          <table:table-cell office:value-type="string" calcext:value-type="string">
            <text:p>St.-Martins-Platz 4</text:p>
          </table:table-cell>
          <table:table-cell table:formula="of:=CONCATENATE([.A180];&quot;, Kaiserslautern&quot;)" office:value-type="string" office:string-value="St.-Martins-Platz 4, Kaiserslautern" calcext:value-type="string">
            <text:p>St.-Martins-Platz 4, Kaiserslautern</text:p>
          </table:table-cell>
          <table:table-cell office:value-type="string" calcext:value-type="string">
            <text:p>49.44573</text:p>
          </table:table-cell>
          <table:table-cell office:value-type="string" calcext:value-type="string">
            <text:p>7.77201</text:p>
          </table:table-cell>
          <table:table-cell office:value-type="string" calcext:value-type="string">
            <text:p>zweigeschossiges Wohn- und Geschäftshaus, sandsteingegliederter Krüppelwalmdachbau, frühes 19. Jh., zur Steinstraße vorkragendes Fachwerkobergeschoss, 17. Jh., tlw. klassizistischer Umbau Mitte 19. Jh.; tonnengewölbter Keller älter</text:p>
          </table:table-cell>
        </table:table-row>
        <table:table-row table:style-name="ro1">
          <table:table-cell office:value-type="string" calcext:value-type="string">
            <text:p>St.-Martins-Platz 6</text:p>
          </table:table-cell>
          <table:table-cell table:formula="of:=CONCATENATE([.A181];&quot;, Kaiserslautern&quot;)" office:value-type="string" office:string-value="St.-Martins-Platz 6, Kaiserslautern" calcext:value-type="string">
            <text:p>St.-Martins-Platz 6, Kaiserslautern</text:p>
          </table:table-cell>
          <table:table-cell office:value-type="string" calcext:value-type="string">
            <text:p>49.4462</text:p>
          </table:table-cell>
          <table:table-cell office:value-type="string" calcext:value-type="string">
            <text:p>7.77223</text:p>
          </table:table-cell>
          <table:table-cell office:value-type="string" calcext:value-type="string">
            <text:p>Ehem. Gasthaus "Zum goldenen Schaf", stattliches dreigeschossiges Wohn- und Geschäftshaus, anspruchsvoller sandsteingegliederter Krüppelwalmdachbau, 1816; platzbildprägend</text:p>
          </table:table-cell>
        </table:table-row>
        <table:table-row table:style-name="ro1">
          <table:table-cell office:value-type="string" calcext:value-type="string">
            <text:p>Steinstraße 10</text:p>
          </table:table-cell>
          <table:table-cell table:formula="of:=CONCATENATE([.A182];&quot;, Kaiserslautern&quot;)" office:value-type="string" office:string-value="Steinstraße 10, Kaiserslautern" calcext:value-type="string">
            <text:p>Steinstraße 10, Kaiserslautern</text:p>
          </table:table-cell>
          <table:table-cell office:value-type="string" calcext:value-type="string">
            <text:p>49.44634</text:p>
          </table:table-cell>
          <table:table-cell office:value-type="string" calcext:value-type="string">
            <text:p>7.77216</text:p>
          </table:table-cell>
          <table:table-cell office:value-type="string" calcext:value-type="string">
            <text:p>dreigeschossiges neuklassizistisches Wohn- und Geschäftshaus, vor 1887</text:p>
          </table:table-cell>
        </table:table-row>
        <table:table-row table:style-name="ro1">
          <table:table-cell office:value-type="string" calcext:value-type="string">
            <text:p>Steinstraße 15</text:p>
          </table:table-cell>
          <table:table-cell table:formula="of:=CONCATENATE([.A183];&quot;, Kaiserslautern&quot;)" office:value-type="string" office:string-value="Steinstraße 15, Kaiserslautern" calcext:value-type="string">
            <text:p>Steinstraße 15, Kaiserslautern</text:p>
          </table:table-cell>
          <table:table-cell office:value-type="string" calcext:value-type="string">
            <text:p>49.4466</text:p>
          </table:table-cell>
          <table:table-cell office:value-type="string" calcext:value-type="string">
            <text:p>7.7728</text:p>
          </table:table-cell>
          <table:table-cell office:value-type="string" calcext:value-type="string">
            <text:p>dreigeschossiges Wohn- und Geschäftshaus, jugendstilig variierte historisierende Motive, 1900</text:p>
          </table:table-cell>
        </table:table-row>
        <table:table-row table:style-name="ro1">
          <table:table-cell office:value-type="string" calcext:value-type="string">
            <text:p>Steinstraße 23</text:p>
          </table:table-cell>
          <table:table-cell table:formula="of:=CONCATENATE([.A184];&quot;, Kaiserslautern&quot;)" office:value-type="string" office:string-value="Steinstraße 23, Kaiserslautern" calcext:value-type="string">
            <text:p>Steinstraße 23, Kaiserslautern</text:p>
          </table:table-cell>
          <table:table-cell office:value-type="string" calcext:value-type="string">
            <text:p>49.44708</text:p>
          </table:table-cell>
          <table:table-cell office:value-type="string" calcext:value-type="string">
            <text:p>7.77394</text:p>
          </table:table-cell>
          <table:table-cell office:value-type="string" calcext:value-type="string">
            <text:p>dreigeschossiges spätklassizistisches Wohn- und Geschäftshaus, 1836</text:p>
          </table:table-cell>
        </table:table-row>
        <table:table-row table:style-name="ro1">
          <table:table-cell office:value-type="string" calcext:value-type="string">
            <text:p>Steinstraße 39</text:p>
          </table:table-cell>
          <table:table-cell table:formula="of:=CONCATENATE([.A185];&quot;, Kaiserslautern&quot;)" office:value-type="string" office:string-value="Steinstraße 39, Kaiserslautern" calcext:value-type="string">
            <text:p>Steinstraße 39, Kaiserslautern</text:p>
          </table:table-cell>
          <table:table-cell office:value-type="string" calcext:value-type="string">
            <text:p>49.44742</text:p>
          </table:table-cell>
          <table:table-cell office:value-type="string" calcext:value-type="string">
            <text:p>7.77447</text:p>
          </table:table-cell>
          <table:table-cell office:value-type="string" calcext:value-type="string">
            <text:p>ehem. Wirtschaftshof des Zisterzienserklosters Werschweiler, später Herrschaftssitz des Hans Bechtolf von Flersheim; Eckwohnhaus, im Kern 1585, Umbauten 18.-20. Jh.; mittelalterlicher Gewölbekeller</text:p>
          </table:table-cell>
        </table:table-row>
        <table:table-row table:style-name="ro1">
          <table:table-cell office:value-type="string" calcext:value-type="string">
            <text:p>Steinstraße 47</text:p>
          </table:table-cell>
          <table:table-cell table:formula="of:=CONCATENATE([.A186];&quot;, Kaiserslautern&quot;)" office:value-type="string" office:string-value="Steinstraße 47, Kaiserslautern" calcext:value-type="string">
            <text:p>Steinstraße 47, Kaiserslautern</text:p>
          </table:table-cell>
          <table:table-cell office:value-type="string" calcext:value-type="string">
            <text:p>49.44739</text:p>
          </table:table-cell>
          <table:table-cell office:value-type="string" calcext:value-type="string">
            <text:p>7.7755</text:p>
          </table:table-cell>
          <table:table-cell office:value-type="string" calcext:value-type="string">
            <text:p>U-förmige Hofanlage, 1817; klassizistisches Wohn- und Geschäftshaus, Mitte 19. Jh., schlichte Seitenflügel, im Westen mit Fachwerk- Laubengang; tonnengewölbter Keller älter</text:p>
          </table:table-cell>
        </table:table-row>
        <table:table-row table:style-name="ro1">
          <table:table-cell office:value-type="string" calcext:value-type="string">
            <text:p>Steinstraße 48</text:p>
          </table:table-cell>
          <table:table-cell table:formula="of:=CONCATENATE([.A187];&quot;, Kaiserslautern&quot;)" office:value-type="string" office:string-value="Steinstraße 48, Kaiserslautern" calcext:value-type="string">
            <text:p>Steinstraße 48, Kaiserslautern</text:p>
          </table:table-cell>
          <table:table-cell office:value-type="string" calcext:value-type="string">
            <text:p>49.44752</text:p>
          </table:table-cell>
          <table:table-cell office:value-type="string" calcext:value-type="string">
            <text:p>7.7749</text:p>
          </table:table-cell>
          <table:table-cell office:value-type="string" calcext:value-type="string">
            <text:p>ehem. Fuhrmannsgasthof "Zum Rheinkreis" (jetztTheodor-Zink-Museum), Vierseithof, 1817; Krüppelwalmdachbau über tonnengewölbtem Keller, Fachwerk-Stallungen, Scheune</text:p>
          </table:table-cell>
        </table:table-row>
        <table:table-row table:style-name="ro1">
          <table:table-cell office:value-type="string" calcext:value-type="string">
            <text:p>Steinstraße 49</text:p>
          </table:table-cell>
          <table:table-cell table:formula="of:=CONCATENATE([.A188];&quot;, Kaiserslautern&quot;)" office:value-type="string" office:string-value="Steinstraße 49, Kaiserslautern" calcext:value-type="string">
            <text:p>Steinstraße 49, Kaiserslautern</text:p>
          </table:table-cell>
          <table:table-cell office:value-type="string" calcext:value-type="string">
            <text:p>49.44796</text:p>
          </table:table-cell>
          <table:table-cell office:value-type="string" calcext:value-type="string">
            <text:p>7.77543</text:p>
          </table:table-cell>
          <table:table-cell office:value-type="string" calcext:value-type="string">
            <text:p>villenartiges Wohnhaus, herrschaftlicher Neurenaissancebau mit Walmdach, 1853/54</text:p>
          </table:table-cell>
        </table:table-row>
        <table:table-row table:style-name="ro1">
          <table:table-cell office:value-type="string" calcext:value-type="string">
            <text:p>Steinstraße 55</text:p>
          </table:table-cell>
          <table:table-cell table:formula="of:=CONCATENATE([.A189];&quot;, Kaiserslautern&quot;)" office:value-type="string" office:string-value="Steinstraße 55, Kaiserslautern" calcext:value-type="string">
            <text:p>Steinstraße 55, Kaiserslautern</text:p>
          </table:table-cell>
          <table:table-cell office:value-type="string" calcext:value-type="string">
            <text:p>49.44451</text:p>
          </table:table-cell>
          <table:table-cell office:value-type="string" calcext:value-type="string">
            <text:p>7.77306</text:p>
          </table:table-cell>
          <table:table-cell office:value-type="string" calcext:value-type="string">
            <text:p>ehem. Wirtschaftshof der Prämonstratenserabtei Wadgassen, Krüppelwalmdachbau mehrerer Bauphasen; Kapelle über zwei tonnengewölbten Kellern, wohl 13. Jh., Wandmalereireste 15. Jh., Fachwerk-Aufstockung Ende 16. Jh., Erweiterung um 1733 und Anfang 19. Jh.</text:p>
          </table:table-cell>
        </table:table-row>
        <table:table-row table:style-name="ro1">
          <table:table-cell office:value-type="string" calcext:value-type="string">
            <text:p>Stiftsplatz 9</text:p>
          </table:table-cell>
          <table:table-cell table:formula="of:=CONCATENATE([.A190];&quot;, Kaiserslautern&quot;)" office:value-type="string" office:string-value="Stiftsplatz 9, Kaiserslautern" calcext:value-type="string">
            <text:p>Stiftsplatz 9, Kaiserslautern</text:p>
          </table:table-cell>
          <table:table-cell office:value-type="string" calcext:value-type="string">
            <text:p>49.43827</text:p>
          </table:table-cell>
          <table:table-cell office:value-type="string" calcext:value-type="string">
            <text:p>7.76391</text:p>
          </table:table-cell>
          <table:table-cell office:value-type="string" calcext:value-type="string">
            <text:p>ehem. Filiale der Pfälzischen Bank, danach Stadtsparkasse; repräsentativer dreigeschossiger Sandsteinquaderbau mit Mansarddach, jugendstilig variierte neubarocke Motive, 1907/08, Arch. Victor Lindner, Mannheim Trippstadter Straße 2 a spätgründerzeitliches Eckwohnhaus mit Walmdach, kurz vor 1887</text:p>
          </table:table-cell>
        </table:table-row>
        <table:table-row table:style-name="ro1">
          <table:table-cell office:value-type="string" calcext:value-type="string">
            <text:p>Trippstadter Straße 5</text:p>
          </table:table-cell>
          <table:table-cell table:formula="of:=CONCATENATE([.A191];&quot;, Kaiserslautern&quot;)" office:value-type="string" office:string-value="Trippstadter Straße 5, Kaiserslautern" calcext:value-type="string">
            <text:p>Trippstadter Straße 5, Kaiserslautern</text:p>
          </table:table-cell>
          <table:table-cell office:value-type="string" calcext:value-type="string">
            <text:p>49.448631</text:p>
          </table:table-cell>
          <table:table-cell office:value-type="string" calcext:value-type="string">
            <text:p>7.767583</text:p>
          </table:table-cell>
          <table:table-cell office:value-type="string" calcext:value-type="string">
            <text:p>heute prot. Kindergarten, prächtige Neurenaissance-Villa, sandsteingegliederter Klinkerbau mit Walmdach, 1900/01; Ausstattung</text:p>
          </table:table-cell>
        </table:table-row>
        <table:table-row table:style-name="ro1">
          <table:table-cell office:value-type="string" calcext:value-type="string">
            <text:p>Villenstraße 6 /8</text:p>
          </table:table-cell>
          <table:table-cell table:formula="of:=CONCATENATE([.A192];&quot;, Kaiserslautern&quot;)" office:value-type="string" office:string-value="Villenstraße 6 /8, Kaiserslautern" calcext:value-type="string">
            <text:p>Villenstraße 6 /8, Kaiserslautern</text:p>
          </table:table-cell>
          <table:table-cell office:value-type="string" calcext:value-type="string">
            <text:p>49.4495</text:p>
          </table:table-cell>
          <table:table-cell office:value-type="string" calcext:value-type="string">
            <text:p>7.77188</text:p>
          </table:table-cell>
          <table:table-cell office:value-type="string" calcext:value-type="string">
            <text:p>repräsentative Villa, zweieinhalb- bzw. dreigeschossiger neuklassizistischer Walmdachbau, 1913, Arch. Eduard Brill; Ausstattung; straßenseitige Einfriedung, offener Pavillon und Bedienstetenhaus mit Walmdach (Villenstraße 8) bauzeitlich; unter Nr. 8 Bierkeller mit unterirdischem Gangsystem</text:p>
          </table:table-cell>
        </table:table-row>
        <table:table-row table:style-name="ro1">
          <table:table-cell office:value-type="string" calcext:value-type="string">
            <text:p>Villenstraße 21</text:p>
          </table:table-cell>
          <table:table-cell table:formula="of:=CONCATENATE([.A193];&quot;, Kaiserslautern&quot;)" office:value-type="string" office:string-value="Villenstraße 21, Kaiserslautern" calcext:value-type="string">
            <text:p>Villenstraße 21, Kaiserslautern</text:p>
          </table:table-cell>
          <table:table-cell office:value-type="string" calcext:value-type="string">
            <text:p>49.4495</text:p>
          </table:table-cell>
          <table:table-cell office:value-type="string" calcext:value-type="string">
            <text:p>7.77188</text:p>
          </table:table-cell>
          <table:table-cell office:value-type="string" calcext:value-type="string">
            <text:p>villenartiges Eckwohnhaus, zweieinhalbgeschossiger Sandsteinquaderbau mit Walmdach, neugotische Motive, 1896</text:p>
          </table:table-cell>
        </table:table-row>
        <table:table-row table:style-name="ro1">
          <table:table-cell office:value-type="string" calcext:value-type="string">
            <text:p>(vor) Villenstraße 21</text:p>
          </table:table-cell>
          <table:table-cell table:formula="of:=CONCATENATE([.A194];&quot;, Kaiserslautern&quot;)" office:value-type="string" office:string-value="(vor) Villenstraße 21, Kaiserslautern" calcext:value-type="string">
            <text:p>(vor) Villenstraße 21, Kaiserslautern</text:p>
          </table:table-cell>
          <table:table-cell office:value-type="string" calcext:value-type="string">
            <text:p>49.44131</text:p>
          </table:table-cell>
          <table:table-cell office:value-type="string" calcext:value-type="string">
            <text:p>7.77663</text:p>
          </table:table-cell>
          <table:table-cell office:value-type="string" calcext:value-type="string">
            <text:p>Bärenbrunnen; 1914 vom Bildhauer Adolf Bernd nach Entwurf von Herrmann Hussong geschaffen, Bronzefigur 1987 originalgetreu nachgebildet (da im 2. Weltkrieg eingeschmolzen)</text:p>
          </table:table-cell>
        </table:table-row>
        <table:table-row table:style-name="ro1">
          <table:table-cell office:value-type="string" calcext:value-type="string">
            <text:p>Wilhelmstraße 29</text:p>
          </table:table-cell>
          <table:table-cell table:formula="of:=CONCATENATE([.A195];&quot;, Kaiserslautern&quot;)" office:value-type="string" office:string-value="Wilhelmstraße 29, Kaiserslautern" calcext:value-type="string">
            <text:p>Wilhelmstraße 29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zweieinhalbgeschossiges spätgründerzeitliches Eckwohnhaus mit Gaststätte, um 1900</text:p>
          </table:table-cell>
        </table:table-row>
        <table:table-row table:style-name="ro1">
          <table:table-cell office:value-type="string" calcext:value-type="string">
            <text:p>Wilhelmstraße 1, 3, 5, Bismarckstraße 37 f, g, h (Denkmalzone)</text:p>
          </table:table-cell>
          <table:table-cell table:formula="of:=CONCATENATE([.A196];&quot;, Kaiserslautern&quot;)" office:value-type="string" office:string-value="Wilhelmstraße 1, 3, 5, Bismarckstraße 37 f, g, h (Denkmalzone), Kaiserslautern" calcext:value-type="string">
            <text:p>Wilhelmstraße 1, 3, 5, Bismarckstraße 37 f, g, h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nkomplex für die Deutsche Bau- und Bodenbank; anspruchsvolle, zwei- bzw. dreieinhalbgeschossige Walmdachbauten auf L-förmigem Grundriss, an platzartiger Straßenerweiterung mit Bezug auf die gegenüberliegende Wohnanlage in der Fischerstraße, um 1920; Ausstattung</text:p>
          </table:table-cell>
        </table:table-row>
        <table:table-row table:style-name="ro1">
          <table:table-cell office:value-type="string" calcext:value-type="string">
            <text:p>Wilhelmstraße 11-29 (ungerade Nrn.) (Denkmalzone)</text:p>
          </table:table-cell>
          <table:table-cell table:formula="of:=CONCATENATE([.A197];&quot;, Kaiserslautern&quot;)" office:value-type="string" office:string-value="Wilhelmstraße 11-29 (ungerade Nrn.) (Denkmalzone), Kaiserslautern" calcext:value-type="string">
            <text:p>Wilhelmstraße 11-29 (ungerade Nrn.) (Denkmalzone), Kaiserslautern</text:p>
          </table:table-cell>
          <table:table-cell office:value-type="string" calcext:value-type="string">
            <text:p>49.44601</text:p>
          </table:table-cell>
          <table:table-cell office:value-type="string" calcext:value-type="string">
            <text:p>7.7702</text:p>
          </table:table-cell>
          <table:table-cell office:value-type="string" calcext:value-type="string">
            <text:p>Zeile spätgründerzeitlicher Wohn- und Geschäftshäuser; zwei- bzw. dreigeschossige sandsteingegliederte Backsteinbauten, um 1900</text:p>
          </table:table-cell>
        </table:table-row>
        <table:table-row table:style-name="ro1">
          <table:table-cell office:value-type="string" calcext:value-type="string">
            <text:p>Willy-Brandt-Platz 5</text:p>
          </table:table-cell>
          <table:table-cell table:formula="of:=CONCATENATE([.A198];&quot;, Kaiserslautern&quot;)" office:value-type="string" office:string-value="Willy-Brandt-Platz 5, Kaiserslautern" calcext:value-type="string">
            <text:p>Willy-Brandt-Platz 5, Kaiserslautern</text:p>
          </table:table-cell>
          <table:table-cell office:value-type="string" calcext:value-type="string">
            <text:p>49.437042</text:p>
          </table:table-cell>
          <table:table-cell office:value-type="string" calcext:value-type="string">
            <text:p>7.816635</text:p>
          </table:table-cell>
          <table:table-cell office:value-type="string" calcext:value-type="string">
            <text:p>Villa Munzinger; herrschaftliche Villa, sandsteingegliederter Backsteinbau mit Mansardwalmdach, 1892/93, Arch. wohl Ludwig Ritter von Stempel; Ausstattung Humbergturm, am südlichen Stadtrand auf einer 425 m hohen Anhöhe monumentaler Sandsteinquaderbau, neuromanische Motive, hölzerner Dachaufbau, 1899/1900, Arch. Ludwig Ritter von Stempel</text:p>
          </table:table-cell>
        </table:table-row>
        <table:table-row table:style-name="ro1">
          <table:table-cell office:value-type="string" calcext:value-type="string">
            <text:p>Burgruine Beilstein, östlich der Stadt auf einer Bergkuppe ('Beilsteiner Kopf')</text:p>
          </table:table-cell>
          <table:table-cell table:formula="of:=CONCATENATE([.A199];&quot;, Kaiserslautern&quot;)" office:value-type="string" office:string-value="Burgruine Beilstein, östlich der Stadt auf einer Bergkuppe ('Beilsteiner Kopf'), Kaiserslautern" calcext:value-type="string">
            <text:p>Burgruine Beilstein, östlich der Stadt auf einer Bergkuppe ('Beilsteiner Kopf'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wohl um 1120 errichtet, nach Zerstörung 1234 auf Grundmauern des Vorgängers neu aufgebaut, wohl 1455 zerstört; im Bereich der Vorburg im Osten vor allem Mauerreste der spätsalischen Anlage, an der Hauptburg mit ovalem Mauerring, Palas und Bergfried, hier Balkenlöcher und Mauerreste der spätstaufischen Burg erhalten</text:p>
          </table:table-cell>
        </table:table-row>
        <table:table-row table:style-name="ro1">
          <table:table-cell office:value-type="string" calcext:value-type="string">
            <text:p>Entersweilerhof, am östlichen Ende der Velmannstraße</text:p>
          </table:table-cell>
          <table:table-cell table:formula="of:=CONCATENATE([.A200];&quot;, Kaiserslautern&quot;)" office:value-type="string" office:string-value="Entersweilerhof, am östlichen Ende der Velmannstraße, Kaiserslautern" calcext:value-type="string">
            <text:p>Entersweilerhof, am östlichen Ende der Velmannstraße, Kaiserslautern</text:p>
          </table:table-cell>
          <table:table-cell office:value-type="string" calcext:value-type="string">
            <text:p>49.437042</text:p>
          </table:table-cell>
          <table:table-cell office:value-type="string" calcext:value-type="string">
            <text:p>7.816635</text:p>
          </table:table-cell>
          <table:table-cell office:value-type="string" calcext:value-type="string">
            <text:p>ummauerte Hofanlage; stattlicher verputzter Fachwerkbau, tlw. massiv (wohl 19. Jh.), mit Mansardwalmdach, bez. 1705, Scheune mit Stallungen</text:p>
          </table:table-cell>
        </table:table-row>
        <table:table-row table:style-name="ro1">
          <table:table-cell office:value-type="string" calcext:value-type="string">
            <text:p>Humbergturm, am südlichen Stadtrand auf einer 425 m hohen Anhöhe</text:p>
          </table:table-cell>
          <table:table-cell table:formula="of:=CONCATENATE([.A201];&quot;, Kaiserslautern&quot;)" office:value-type="string" office:string-value="Humbergturm, am südlichen Stadtrand auf einer 425 m hohen Anhöhe, Kaiserslautern" calcext:value-type="string">
            <text:p>Humbergturm, am südlichen Stadtrand auf einer 425 m hohen Anhöhe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monumentaler Sandsteinquaderbau, neuromanische Motive, hölzerner Dachaufbau, 1899/1900, Arch. Ludwig Ritter von Stempel</text:p>
          </table:table-cell>
        </table:table-row>
        <table:table-row table:style-name="ro1">
          <table:table-cell office:value-type="string" calcext:value-type="string">
            <text:p>Stiftswalder Forsthaus, nördlich der Velmannstraße</text:p>
          </table:table-cell>
          <table:table-cell table:formula="of:=CONCATENATE([.A202];&quot;, Kaiserslautern&quot;)" office:value-type="string" office:string-value="Stiftswalder Forsthaus, nördlich der Velmannstraße, Kaiserslautern" calcext:value-type="string">
            <text:p>Stiftswalder Forsthaus, nördlich der Velmannstraße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Hofanlage; Wohnhaus bez. 1848, mit eingeschossigem Anbau, ehem. Scheune mit Pferdestall, eingeschossiger Bruchsandsteinbau; Ziehbrunnen; bauzeitliche Toranlage</text:p>
          </table:table-cell>
        </table:table-row>
        <table:table-row table:style-name="ro1">
          <table:table-cell office:value-type="string" calcext:value-type="string">
            <text:p>Waschmühltalbrücke, nördlich der Stadt über dem steil eingeschnittenen Waschmühltal</text:p>
          </table:table-cell>
          <table:table-cell table:formula="of:=CONCATENATE([.A203];&quot;, Kaiserslautern&quot;)" office:value-type="string" office:string-value="Waschmühltalbrücke, nördlich der Stadt über dem steil eingeschnittenen Waschmühltal, Kaiserslautern" calcext:value-type="string">
            <text:p>Waschmühltalbrücke, nördlich der Stadt über dem steil eingeschnittenen Waschmühltal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monumentale zehnbogige sandsteinverkleidete Eisenbetonkonstruktion , parallel laufende Arkadenbögen, 1935-37 für die Reichsautobahn, Arch. Fritz Todt und Paul Bonatz, Stuttgart</text:p>
          </table:table-cell>
        </table:table-row>
        <table:table-row table:style-name="ro1">
          <table:table-cell office:value-type="string" calcext:value-type="string">
            <text:p>Ev. Pfarrkirche, Dansenberger Straße 63</text:p>
          </table:table-cell>
          <table:table-cell table:formula="of:=CONCATENATE([.A204];&quot;, Kaiserslautern&quot;)" office:value-type="string" office:string-value="Ev. Pfarrkirche, Dansenberger Straße 63, Kaiserslautern" calcext:value-type="string">
            <text:p>Ev. Pfarrkirche, Dansenberger Straße 63, Kaiserslautern</text:p>
          </table:table-cell>
          <table:table-cell office:value-type="string" calcext:value-type="string">
            <text:p>49.404724</text:p>
          </table:table-cell>
          <table:table-cell office:value-type="string" calcext:value-type="string">
            <text:p>7.728841</text:p>
          </table:table-cell>
          <table:table-cell office:value-type="string" calcext:value-type="string">
            <text:p>neuromanischer Sandsteinquaderbau, bez. 1894, Dachreiter mit Welscher Haube, Arch. Fritz Leidner, Umbau und Erweiterung 1958/59; ortsbildprägend</text:p>
          </table:table-cell>
        </table:table-row>
        <table:table-row table:style-name="ro1">
          <table:table-cell office:value-type="string" calcext:value-type="string">
            <text:p>Ev. Pfarrkirche, Brunnenring 43</text:p>
          </table:table-cell>
          <table:table-cell table:formula="of:=CONCATENATE([.A205];&quot;, Kaiserslautern&quot;)" office:value-type="string" office:string-value="Ev. Pfarrkirche, Brunnenring 43, Kaiserslautern" calcext:value-type="string">
            <text:p>Ev. Pfarrkirche, Brunnenring 43, Kaiserslautern</text:p>
          </table:table-cell>
          <table:table-cell office:value-type="string" calcext:value-type="string">
            <text:p>49.47989</text:p>
          </table:table-cell>
          <table:table-cell office:value-type="string" calcext:value-type="string">
            <text:p>7.71349</text:p>
          </table:table-cell>
          <table:table-cell office:value-type="string" calcext:value-type="string">
            <text:p>Saalbau, bez. 1737, Umbau 1867, Erweiterung und Glockenturm 1952-54</text:p>
          </table:table-cell>
        </table:table-row>
        <table:table-row table:style-name="ro1">
          <table:table-cell office:value-type="string" calcext:value-type="string">
            <text:p>Kath. Mariä-Empfängnis-Kirche, Kapellenhof 15</text:p>
          </table:table-cell>
          <table:table-cell table:formula="of:=CONCATENATE([.A206];&quot;, Kaiserslautern&quot;)" office:value-type="string" office:string-value="Kath. Mariä-Empfängnis-Kirche, Kapellenhof 15, Kaiserslautern" calcext:value-type="string">
            <text:p>Kath. Mariä-Empfängnis-Kirche, Kapellenhof 15, Kaiserslautern</text:p>
          </table:table-cell>
          <table:table-cell office:value-type="string" calcext:value-type="string">
            <text:p>49.47746</text:p>
          </table:table-cell>
          <table:table-cell office:value-type="string" calcext:value-type="string">
            <text:p>7.7113</text:p>
          </table:table-cell>
          <table:table-cell office:value-type="string" calcext:value-type="string">
            <text:p>neubarocker Saalbau, 1926-28, Arch. Leidemer, Kusel</text:p>
          </table:table-cell>
        </table:table-row>
        <table:table-row table:style-name="ro1">
          <table:table-cell office:value-type="string" calcext:value-type="string">
            <text:p>Brunnenring 1</text:p>
          </table:table-cell>
          <table:table-cell table:formula="of:=CONCATENATE([.A207];&quot;, Kaiserslautern&quot;)" office:value-type="string" office:string-value="Brunnenring 1, Kaiserslautern" calcext:value-type="string">
            <text:p>Brunnenring 1, Kaiserslautern</text:p>
          </table:table-cell>
          <table:table-cell office:value-type="string" calcext:value-type="string">
            <text:p>49.404458</text:p>
          </table:table-cell>
          <table:table-cell office:value-type="string" calcext:value-type="string">
            <text:p>7.730673</text:p>
          </table:table-cell>
          <table:table-cell office:value-type="string" calcext:value-type="string">
            <text:p>eingeschossiges Quereinhaus mit Kniestock, 2. Hälfte 19. Jh.</text:p>
          </table:table-cell>
        </table:table-row>
        <table:table-row table:style-name="ro1">
          <table:table-cell office:value-type="string" calcext:value-type="string">
            <text:p>Lampertshof 11</text:p>
          </table:table-cell>
          <table:table-cell table:formula="of:=CONCATENATE([.A208];&quot;, Kaiserslautern&quot;)" office:value-type="string" office:string-value="Lampertshof 11, Kaiserslautern" calcext:value-type="string">
            <text:p>Lampertshof 11, Kaiserslautern</text:p>
          </table:table-cell>
          <table:table-cell office:value-type="string" calcext:value-type="string">
            <text:p>49.48135</text:p>
          </table:table-cell>
          <table:table-cell office:value-type="string" calcext:value-type="string">
            <text:p>7.72857</text:p>
          </table:table-cell>
          <table:table-cell office:value-type="string" calcext:value-type="string">
            <text:p>Ehem. Lampertsmühler Hof; nachbarockes Quereinhaus mit Krüppelwalmdach, um 1830, tonnengewölbte Keller älter</text:p>
          </table:table-cell>
        </table:table-row>
        <table:table-row table:style-name="ro1">
          <table:table-cell office:value-type="string" calcext:value-type="string">
            <text:p>Lampertshof 12</text:p>
          </table:table-cell>
          <table:table-cell table:formula="of:=CONCATENATE([.A209];&quot;, Kaiserslautern&quot;)" office:value-type="string" office:string-value="Lampertshof 12, Kaiserslautern" calcext:value-type="string">
            <text:p>Lampertshof 12, Kaiserslautern</text:p>
          </table:table-cell>
          <table:table-cell office:value-type="string" calcext:value-type="string">
            <text:p>49.48096</text:p>
          </table:table-cell>
          <table:table-cell office:value-type="string" calcext:value-type="string">
            <text:p>7.72725</text:p>
          </table:table-cell>
          <table:table-cell office:value-type="string" calcext:value-type="string">
            <text:p>Direktorenvilla mit Mansardwalmdach, 1909/10, bauzeitliche Einfriedung, Jugendstil</text:p>
          </table:table-cell>
        </table:table-row>
        <table:table-row table:style-name="ro1">
          <table:table-cell office:value-type="string" calcext:value-type="string">
            <text:p>Rotenbergstraße</text:p>
          </table:table-cell>
          <table:table-cell table:formula="of:=CONCATENATE([.A210];&quot;, Kaiserslautern&quot;)" office:value-type="string" office:string-value="Rotenbergstraße, Kaiserslautern" calcext:value-type="string">
            <text:p>Rotenbergstraße, Kaiserslautern</text:p>
          </table:table-cell>
          <table:table-cell office:value-type="string" calcext:value-type="string">
            <text:p>49.485781</text:p>
          </table:table-cell>
          <table:table-cell office:value-type="string" calcext:value-type="string">
            <text:p>7.710043</text:p>
          </table:table-cell>
          <table:table-cell office:value-type="string" calcext:value-type="string">
            <text:p>Kriegerdenkmal 1914/18; stelenartige Sandsteinpfeiler mit Skulpturenschmuck, 1925 von Adolf Bernd</text:p>
          </table:table-cell>
        </table:table-row>
        <table:table-row table:style-name="ro1">
          <table:table-cell office:value-type="string" calcext:value-type="string">
            <text:p>Rotenbergstraße, Friedhof</text:p>
          </table:table-cell>
          <table:table-cell table:formula="of:=CONCATENATE([.A211];&quot;, Kaiserslautern&quot;)" office:value-type="string" office:string-value="Rotenbergstraße, Friedhof, Kaiserslautern" calcext:value-type="string">
            <text:p>Rotenbergstraße, Friedhof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Friedhofskreuz, Sandstein, bez. 1872</text:p>
          </table:table-cell>
        </table:table-row>
        <table:table-row table:style-name="ro1">
          <table:table-cell office:value-type="string" calcext:value-type="string">
            <text:p>Siegelbacher Straße</text:p>
          </table:table-cell>
          <table:table-cell table:formula="of:=CONCATENATE([.A212];&quot;, Kaiserslautern&quot;)" office:value-type="string" office:string-value="Siegelbacher Straße, Kaiserslautern" calcext:value-type="string">
            <text:p>Siegelbacher Straße, Kaiserslautern</text:p>
          </table:table-cell>
          <table:table-cell office:value-type="string" calcext:value-type="string">
            <text:p>49.481017</text:p>
          </table:table-cell>
          <table:table-cell office:value-type="string" calcext:value-type="string">
            <text:p>7.712085</text:p>
          </table:table-cell>
          <table:table-cell office:value-type="string" calcext:value-type="string">
            <text:p>Kriegerdenkmal 1870/71; Sandsteinskulptur, 1907, Bildhauer Gebr. Menges</text:p>
          </table:table-cell>
        </table:table-row>
        <table:table-row table:style-name="ro1">
          <table:table-cell office:value-type="string" calcext:value-type="string">
            <text:p>Siegelbacher Straße 95</text:p>
          </table:table-cell>
          <table:table-cell table:formula="of:=CONCATENATE([.A213];&quot;, Kaiserslautern&quot;)" office:value-type="string" office:string-value="Siegelbacher Straße 95, Kaiserslautern" calcext:value-type="string">
            <text:p>Siegelbacher Straße 95, Kaiserslautern</text:p>
          </table:table-cell>
          <table:table-cell office:value-type="string" calcext:value-type="string">
            <text:p>49.48128</text:p>
          </table:table-cell>
          <table:table-cell office:value-type="string" calcext:value-type="string">
            <text:p>7.71258</text:p>
          </table:table-cell>
          <table:table-cell office:value-type="string" calcext:value-type="string">
            <text:p>Ehem. Rathaus mit Volksbad, heute Außenstelle der Stadtbücherei, repräsentativer Walmdachbau, Uhrturm mit Schweifhaube, eingeschossiger Anbau, neubarocke Motive, 1926/27, Arch. Hans Seeberger</text:p>
          </table:table-cell>
        </table:table-row>
        <table:table-row table:style-name="ro1">
          <table:table-cell office:value-type="string" calcext:value-type="string">
            <text:p>Stockborn 7</text:p>
          </table:table-cell>
          <table:table-cell table:formula="of:=CONCATENATE([.A214];&quot;, Kaiserslautern&quot;)" office:value-type="string" office:string-value="Stockborn 7, Kaiserslautern" calcext:value-type="string">
            <text:p>Stockborn 7, Kaiserslautern</text:p>
          </table:table-cell>
          <table:table-cell office:value-type="string" calcext:value-type="string">
            <text:p>49.490709</text:p>
          </table:table-cell>
          <table:table-cell office:value-type="string" calcext:value-type="string">
            <text:p>7.704542</text:p>
          </table:table-cell>
          <table:table-cell office:value-type="string" calcext:value-type="string">
            <text:p>Ehem. Schule mit Lehrerwohnung, heute Wohnhaus, eingeschossiger sandsteingegliederter Putzbau, bez. 1862/63</text:p>
          </table:table-cell>
        </table:table-row>
        <table:table-row table:style-name="ro1">
          <table:table-cell office:value-type="string" calcext:value-type="string">
            <text:p>Burgruine Hohenecken,, nordöstlich des Ortes auf einem Ausläufer des Schlossbergs (Denkmalzone)</text:p>
          </table:table-cell>
          <table:table-cell table:formula="of:=CONCATENATE([.A215];&quot;, Kaiserslautern&quot;)" office:value-type="string" office:string-value="Burgruine Hohenecken,, nordöstlich des Ortes auf einem Ausläufer des Schlossbergs (Denkmalzone), Kaiserslautern" calcext:value-type="string">
            <text:p>Burgruine Hohenecken,, nordöstlich des Ortes auf einem Ausläufer des Schlossbergs (Denkmalzone), Kaiserslautern</text:p>
          </table:table-cell>
          <table:table-cell office:value-type="string" calcext:value-type="string">
            <text:p>49.440066</text:p>
          </table:table-cell>
          <table:table-cell office:value-type="string" calcext:value-type="string">
            <text:p>7.749126</text:p>
          </table:table-cell>
          <table:table-cell office:value-type="string" calcext:value-type="string">
            <text:p>Burg wohl nach der Mitte des 12. Jh. errichtet, Hauptbauzeit um 1200, 1277 erstmals genannt, 1525 verwüstet, bald darauf wiederhergestellt und 1560 umgebaut und erweitert, 1689 zerstört; Oberburg: Bergfried und Schildmauerreste der staufischen Kernanlage, dreigeschossige Umfassungsmauern der ehem. Wohngebäude, Reste einer Wendeltreppe, 16. Jh., Brunnenschacht; Unterburg: Toranlage, bez. 1560, Reste eines Gesindehauses, 16. Jh.; Ringmauerreste</text:p>
          </table:table-cell>
        </table:table-row>
        <table:table-row table:style-name="ro1">
          <table:table-cell office:value-type="string" calcext:value-type="string">
            <text:p>Ev. Pfarrkirche, Im Nauwald 9</text:p>
          </table:table-cell>
          <table:table-cell table:formula="of:=CONCATENATE([.A216];&quot;, Kaiserslautern&quot;)" office:value-type="string" office:string-value="Ev. Pfarrkirche, Im Nauwald 9, Kaiserslautern" calcext:value-type="string">
            <text:p>Ev. Pfarrkirche, Im Nauwald 9, Kaiserslautern</text:p>
          </table:table-cell>
          <table:table-cell office:value-type="string" calcext:value-type="string">
            <text:p>49.478954</text:p>
          </table:table-cell>
          <table:table-cell office:value-type="string" calcext:value-type="string">
            <text:p>7.769252</text:p>
          </table:table-cell>
          <table:table-cell office:value-type="string" calcext:value-type="string">
            <text:p>neugotischer Sandsteinquaderbau, 1900, Arch. Franz Schöberl, Speyer; Ausstattung; ortsbildprägend</text:p>
          </table:table-cell>
        </table:table-row>
        <table:table-row table:style-name="ro1">
          <table:table-cell office:value-type="string" calcext:value-type="string">
            <text:p>Kath. Pfarrkirche St. Rochus, Rochusweg 3 </text:p>
          </table:table-cell>
          <table:table-cell table:formula="of:=CONCATENATE([.A217];&quot;, Kaiserslautern&quot;)" office:value-type="string" office:string-value="Kath. Pfarrkirche St. Rochus, Rochusweg 3 , Kaiserslautern" calcext:value-type="string">
            <text:p>Kath. Pfarrkirche St. Rochus, Rochusweg 3 , Kaiserslautern</text:p>
          </table:table-cell>
          <table:table-cell office:value-type="string" calcext:value-type="string">
            <text:p>49.413037</text:p>
          </table:table-cell>
          <table:table-cell office:value-type="string" calcext:value-type="string">
            <text:p>7.699665</text:p>
          </table:table-cell>
          <table:table-cell office:value-type="string" calcext:value-type="string">
            <text:p>neugotische Hallenkirche, Sandsteinbau, 1896/97, Arch. Ludwig Becker; Ausstattung; im Kirchgarten Kriegerdenkmal 1914/18, Sandstein, 1935 von J. Jausel</text:p>
          </table:table-cell>
        </table:table-row>
        <table:table-row table:style-name="ro1">
          <table:table-cell office:value-type="string" calcext:value-type="string">
            <text:p>Kath. Rochuskapelle, Rochusweg 2 a</text:p>
          </table:table-cell>
          <table:table-cell table:formula="of:=CONCATENATE([.A218];&quot;, Kaiserslautern&quot;)" office:value-type="string" office:string-value="Kath. Rochuskapelle, Rochusweg 2 a, Kaiserslautern" calcext:value-type="string">
            <text:p>Kath. Rochuskapelle, Rochusweg 2 a, Kaiserslautern</text:p>
          </table:table-cell>
          <table:table-cell office:value-type="string" calcext:value-type="string">
            <text:p>49.41294</text:p>
          </table:table-cell>
          <table:table-cell office:value-type="string" calcext:value-type="string">
            <text:p>7.69987</text:p>
          </table:table-cell>
          <table:table-cell office:value-type="string" calcext:value-type="string">
            <text:p>spätbarocker Saalbau mit Dachreiter, 1747/48; Ausstattung; im umfriedeten Kirchgarten Grabsteine; Sandsteinkreuz, wohl Mitte 18. Jh., Metallkorpus jünger</text:p>
          </table:table-cell>
        </table:table-row>
        <table:table-row table:style-name="ro1">
          <table:table-cell office:value-type="string" calcext:value-type="string">
            <text:p>Burgherrenstraße 120</text:p>
          </table:table-cell>
          <table:table-cell table:formula="of:=CONCATENATE([.A219];&quot;, Kaiserslautern&quot;)" office:value-type="string" office:string-value="Burgherrenstraße 120, Kaiserslautern" calcext:value-type="string">
            <text:p>Burgherrenstraße 120, Kaiserslautern</text:p>
          </table:table-cell>
          <table:table-cell office:value-type="string" calcext:value-type="string">
            <text:p>49.411479</text:p>
          </table:table-cell>
          <table:table-cell office:value-type="string" calcext:value-type="string">
            <text:p>7.697655</text:p>
          </table:table-cell>
          <table:table-cell office:value-type="string" calcext:value-type="string">
            <text:p>ehem. Schlehhof, spätbarocker Dreiseithof, stattlicher Mansardwalmdachbau, Ausstattung; Scheune mit abgewalmtem Mansarddach, bez. 1780, ehem. Waschküche, Garten mit bauzeitlicher Einfriedung; ortsbildprägend</text:p>
          </table:table-cell>
        </table:table-row>
        <table:table-row table:style-name="ro1">
          <table:table-cell office:value-type="string" calcext:value-type="string">
            <text:p>Schloßstraße 5</text:p>
          </table:table-cell>
          <table:table-cell table:formula="of:=CONCATENATE([.A220];&quot;, Kaiserslautern&quot;)" office:value-type="string" office:string-value="Schloßstraße 5, Kaiserslautern" calcext:value-type="string">
            <text:p>Schloßstraße 5, Kaiserslautern</text:p>
          </table:table-cell>
          <table:table-cell office:value-type="string" calcext:value-type="string">
            <text:p>49.412428</text:p>
          </table:table-cell>
          <table:table-cell office:value-type="string" calcext:value-type="string">
            <text:p>7.699563</text:p>
          </table:table-cell>
          <table:table-cell office:value-type="string" calcext:value-type="string">
            <text:p>ehem. Schule, später kath. Pfarrhaus, danach Schwesternhaus, heute Hotel; hochgesockelter Walmdachbau, 1843/44, Umbau und Aufstockung 1876; ortsbildprägend</text:p>
          </table:table-cell>
        </table:table-row>
        <table:table-row table:style-name="ro1">
          <table:table-cell office:value-type="string" calcext:value-type="string">
            <text:p>Ev. Filialkirche, Johanniskreuzer Straße 57</text:p>
          </table:table-cell>
          <table:table-cell table:formula="of:=CONCATENATE([.A221];&quot;, Kaiserslautern&quot;)" office:value-type="string" office:string-value="Ev. Filialkirche, Johanniskreuzer Straße 57, Kaiserslautern" calcext:value-type="string">
            <text:p>Ev. Filialkirche, Johanniskreuzer Straße 57, Kaiserslautern</text:p>
          </table:table-cell>
          <table:table-cell office:value-type="string" calcext:value-type="string">
            <text:p>49.38178</text:p>
          </table:table-cell>
          <table:table-cell office:value-type="string" calcext:value-type="string">
            <text:p>7.81488</text:p>
          </table:table-cell>
          <table:table-cell office:value-type="string" calcext:value-type="string">
            <text:p>Saalbau, gotisierende Motive, 1928/29, Arch. Stoll, Neustadt; Ausstattung</text:p>
          </table:table-cell>
        </table:table-row>
        <table:table-row table:style-name="ro1">
          <table:table-cell office:value-type="string" calcext:value-type="string">
            <text:p>Kath. Filialkirche St. Blasius, Stüterhofstraße 12</text:p>
          </table:table-cell>
          <table:table-cell table:formula="of:=CONCATENATE([.A222];&quot;, Kaiserslautern&quot;)" office:value-type="string" office:string-value="Kath. Filialkirche St. Blasius, Stüterhofstraße 12, Kaiserslautern" calcext:value-type="string">
            <text:p>Kath. Filialkirche St. Blasius, Stüterhofstraße 12, Kaiserslautern</text:p>
          </table:table-cell>
          <table:table-cell office:value-type="string" calcext:value-type="string">
            <text:p>49.37912</text:p>
          </table:table-cell>
          <table:table-cell office:value-type="string" calcext:value-type="string">
            <text:p>7.82204</text:p>
          </table:table-cell>
          <table:table-cell office:value-type="string" calcext:value-type="string">
            <text:p>neubarocker Saalbau mit Dachreiter, 1930/31, Arch. Gebr. Leidner; Ausstattung; ortsbildprägend</text:p>
          </table:table-cell>
        </table:table-row>
        <table:table-row table:style-name="ro1">
          <table:table-cell office:value-type="string" calcext:value-type="string">
            <text:p>Neuapostolische Kirche, Douzystraße 24</text:p>
          </table:table-cell>
          <table:table-cell table:formula="of:=CONCATENATE([.A223];&quot;, Kaiserslautern&quot;)" office:value-type="string" office:string-value="Neuapostolische Kirche, Douzystraße 24, Kaiserslautern" calcext:value-type="string">
            <text:p>Neuapostolische Kirche, Douzystraße 24, Kaiserslautern</text:p>
          </table:table-cell>
          <table:table-cell office:value-type="string" calcext:value-type="string">
            <text:p>49.38017</text:p>
          </table:table-cell>
          <table:table-cell office:value-type="string" calcext:value-type="string">
            <text:p>7.82346</text:p>
          </table:table-cell>
          <table:table-cell office:value-type="string" calcext:value-type="string">
            <text:p>Saalbau mit steilem Satteldach, gotisierende Motive, 1928, Arch. Roemer, Erweiterungen 1959 und 1967; Ausstattung</text:p>
          </table:table-cell>
        </table:table-row>
        <table:table-row table:style-name="ro1">
          <table:table-cell office:value-type="string" calcext:value-type="string">
            <text:p>Eulentalstraße</text:p>
          </table:table-cell>
          <table:table-cell table:formula="of:=CONCATENATE([.A224];&quot;, Kaiserslautern&quot;)" office:value-type="string" office:string-value="Eulentalstraße, Kaiserslautern" calcext:value-type="string">
            <text:p>Eulentalstraße, Kaiserslautern</text:p>
          </table:table-cell>
          <table:table-cell office:value-type="string" calcext:value-type="string">
            <text:p>49.376939</text:p>
          </table:table-cell>
          <table:table-cell office:value-type="string" calcext:value-type="string">
            <text:p>7.821592</text:p>
          </table:table-cell>
          <table:table-cell office:value-type="string" calcext:value-type="string">
            <text:p>Kriegerdenkmal 1914/18; reliefierter stelenartiger Kubus mit Brunnenbecken, nach 1945 erweitert</text:p>
          </table:table-cell>
        </table:table-row>
        <table:table-row table:style-name="ro1">
          <table:table-cell office:value-type="string" calcext:value-type="string">
            <text:p>Eulentalstraße 1</text:p>
          </table:table-cell>
          <table:table-cell table:formula="of:=CONCATENATE([.A225];&quot;, Kaiserslautern&quot;)" office:value-type="string" office:string-value="Eulentalstraße 1, Kaiserslautern" calcext:value-type="string">
            <text:p>Eulentalstraße 1, Kaiserslautern</text:p>
          </table:table-cell>
          <table:table-cell office:value-type="string" calcext:value-type="string">
            <text:p>49.37933</text:p>
          </table:table-cell>
          <table:table-cell office:value-type="string" calcext:value-type="string">
            <text:p>7.82143</text:p>
          </table:table-cell>
          <table:table-cell office:value-type="string" calcext:value-type="string">
            <text:p>Dreiseithof mit originaler Einfriedung; eingeschossiges Wohnhaus, tlw. Fachwerk, bez. 1803; Scheune, Stall und Schuppen, jüngere Bruchsandsteinbauten</text:p>
          </table:table-cell>
        </table:table-row>
        <table:table-row table:style-name="ro1">
          <table:table-cell office:value-type="string" calcext:value-type="string">
            <text:p>Ev. Kirche, An der Schanz 2</text:p>
          </table:table-cell>
          <table:table-cell table:formula="of:=CONCATENATE([.A226];&quot;, Kaiserslautern&quot;)" office:value-type="string" office:string-value="Ev. Kirche, An der Schanz 2, Kaiserslautern" calcext:value-type="string">
            <text:p>Ev. Kirche, An der Schanz 2, Kaiserslautern</text:p>
          </table:table-cell>
          <table:table-cell office:value-type="string" calcext:value-type="string">
            <text:p>49.469324</text:p>
          </table:table-cell>
          <table:table-cell office:value-type="string" calcext:value-type="string">
            <text:p>7.761604</text:p>
          </table:table-cell>
          <table:table-cell office:value-type="string" calcext:value-type="string">
            <text:p>schlichter Sandsteinquaderbau, 1929/30, Arch. Ludwig Ullmann, Speyer; Ausstattung Kath. Kirche St. Bartholomäus, Am Höfchen 4 Sandsteinquaderbau, 1928/29, Arch. Rudolf von Perignon, München; Ausstattung Am Glockenturm Glockenturm, Sandsteinquaderbau mit Zeltdach, neuromanische Motive, 1857</text:p>
          </table:table-cell>
        </table:table-row>
        <table:table-row table:style-name="ro1">
          <table:table-cell office:value-type="string" calcext:value-type="string">
            <text:p>Neue Straße</text:p>
          </table:table-cell>
          <table:table-cell table:formula="of:=CONCATENATE([.A227];&quot;, Kaiserslautern&quot;)" office:value-type="string" office:string-value="Neue Straße, Kaiserslautern" calcext:value-type="string">
            <text:p>Neue Straße, Kaiserslautern</text:p>
          </table:table-cell>
          <table:table-cell office:value-type="string" calcext:value-type="string">
            <text:p>49.470427</text:p>
          </table:table-cell>
          <table:table-cell office:value-type="string" calcext:value-type="string">
            <text:p>7.761724</text:p>
          </table:table-cell>
          <table:table-cell office:value-type="string" calcext:value-type="string">
            <text:p>Kriegerdenkmal 1914/18; reliefierte Sandsteinstele, 1936, Bildhauer Menges</text:p>
          </table:table-cell>
        </table:table-row>
        <table:table-row table:style-name="ro1">
          <table:table-cell office:value-type="string" calcext:value-type="string">
            <text:p>Otterbacher Straße 2</text:p>
          </table:table-cell>
          <table:table-cell table:formula="of:=CONCATENATE([.A228];&quot;, Kaiserslautern&quot;)" office:value-type="string" office:string-value="Otterbacher Straße 2, Kaiserslautern" calcext:value-type="string">
            <text:p>Otterbacher Straße 2, Kaiserslautern</text:p>
          </table:table-cell>
          <table:table-cell office:value-type="string" calcext:value-type="string">
            <text:p>49.46869</text:p>
          </table:table-cell>
          <table:table-cell office:value-type="string" calcext:value-type="string">
            <text:p>7.76414</text:p>
          </table:table-cell>
          <table:table-cell office:value-type="string" calcext:value-type="string">
            <text:p>Wohnhaus, tlw. Fachwerk, bez. 1746, über tonnengewölbtem Keller, bez. 1597</text:p>
          </table:table-cell>
        </table:table-row>
        <table:table-row table:style-name="ro1">
          <table:table-cell office:value-type="string" calcext:value-type="string">
            <text:p>(in) Otterbacher Straße 5</text:p>
          </table:table-cell>
          <table:table-cell table:formula="of:=CONCATENATE([.A229];&quot;, Kaiserslautern&quot;)" office:value-type="string" office:string-value="(in) Otterbacher Straße 5, Kaiserslautern" calcext:value-type="string">
            <text:p>(in) Otterbacher Straße 5, Kaiserslautern</text:p>
          </table:table-cell>
          <table:table-cell office:value-type="string" calcext:value-type="string">
            <text:p>49.46843</text:p>
          </table:table-cell>
          <table:table-cell office:value-type="string" calcext:value-type="string">
            <text:p>7.7631</text:p>
          </table:table-cell>
          <table:table-cell office:value-type="string" calcext:value-type="string">
            <text:p>mittelalterlicher Brunnenschacht, Sandsteinquder mit Steinmetzzeichen des 12. Jh.</text:p>
          </table:table-cell>
        </table:table-row>
        <table:table-row table:style-name="ro1">
          <table:table-cell office:value-type="string" calcext:value-type="string">
            <text:p>Turmstraße</text:p>
          </table:table-cell>
          <table:table-cell table:formula="of:=CONCATENATE([.A230];&quot;, Kaiserslautern&quot;)" office:value-type="string" office:string-value="Turmstraße, Kaiserslautern" calcext:value-type="string">
            <text:p>Turmstraße, Kaiserslautern</text:p>
          </table:table-cell>
          <table:table-cell office:value-type="string" calcext:value-type="string">
            <text:p>49.466805</text:p>
          </table:table-cell>
          <table:table-cell office:value-type="string" calcext:value-type="string">
            <text:p>7.759152</text:p>
          </table:table-cell>
          <table:table-cell office:value-type="string" calcext:value-type="string">
            <text:p>Schlachtenturm; oktogonaler Sandsteinquaderbau, 1893</text:p>
          </table:table-cell>
        </table:table-row>
        <table:table-row table:style-name="ro1">
          <table:table-cell office:value-type="string" calcext:value-type="string">
            <text:p>Ev. Pfarrkirche, Talmorgen 7</text:p>
          </table:table-cell>
          <table:table-cell table:formula="of:=CONCATENATE([.A231];&quot;, Kaiserslautern&quot;)" office:value-type="string" office:string-value="Ev. Pfarrkirche, Talmorgen 7, Kaiserslautern" calcext:value-type="string">
            <text:p>Ev. Pfarrkirche, Talmorgen 7, Kaiserslautern</text:p>
          </table:table-cell>
          <table:table-cell office:value-type="string" calcext:value-type="string">
            <text:p>49.4683</text:p>
          </table:table-cell>
          <table:table-cell office:value-type="string" calcext:value-type="string">
            <text:p>7.69117</text:p>
          </table:table-cell>
          <table:table-cell office:value-type="string" calcext:value-type="string">
            <text:p>zweischiffige Emporenhalle mit Vorhalle, Rotsandsteinquaderbau, jugendstilig variierte neubarocke Motive, 1905-07, Arch. Ludwig Levy, Karlsruhe, Skulpturenschmuck von Bildhauer Jausel, Kaiserslautern, nach Vorlagen von Heinrich Bauer, Karlsruhe; Ausstattung; im Kirchgarten Kriegerdenkmal 1914/18, dreifach gestufte Sandsteinanlage von J. Jausel, 1927, Erweiterung 1957, Sandsteinkuben von Augustin Deubzer</text:p>
          </table:table-cell>
        </table:table-row>
        <table:table-row table:style-name="ro1">
          <table:table-cell office:value-type="string" calcext:value-type="string">
            <text:p>Auf der Brücke 15</text:p>
          </table:table-cell>
          <table:table-cell table:formula="of:=CONCATENATE([.A232];&quot;, Kaiserslautern&quot;)" office:value-type="string" office:string-value="Auf der Brücke 15, Kaiserslautern" calcext:value-type="string">
            <text:p>Auf der Brücke 15, Kaiserslautern</text:p>
          </table:table-cell>
          <table:table-cell office:value-type="string" calcext:value-type="string">
            <text:p>49.469546</text:p>
          </table:table-cell>
          <table:table-cell office:value-type="string" calcext:value-type="string">
            <text:p>7.688894</text:p>
          </table:table-cell>
          <table:table-cell office:value-type="string" calcext:value-type="string">
            <text:p>repräsentatives Wohnhaus auf L-förmigem Grundriss, eineinhalbgeschossiger Mansarddachbau, um 1910</text:p>
          </table:table-cell>
        </table:table-row>
        <table:table-row table:style-name="ro1">
          <table:table-cell office:value-type="string" calcext:value-type="string">
            <text:p>Erfenbacher Straße 15</text:p>
          </table:table-cell>
          <table:table-cell table:formula="of:=CONCATENATE([.A233];&quot;, Kaiserslautern&quot;)" office:value-type="string" office:string-value="Erfenbacher Straße 15, Kaiserslautern" calcext:value-type="string">
            <text:p>Erfenbacher Straße 15, Kaiserslautern</text:p>
          </table:table-cell>
          <table:table-cell office:value-type="string" calcext:value-type="string">
            <text:p>49.470252</text:p>
          </table:table-cell>
          <table:table-cell office:value-type="string" calcext:value-type="string">
            <text:p>7.691154</text:p>
          </table:table-cell>
          <table:table-cell office:value-type="string" calcext:value-type="string">
            <text:p>repräsentatives Wohnhaus, eineinhalbgeschossiger Krüppelwalmdachbau, barockisierender Heimatstil, um 1910</text:p>
          </table:table-cell>
        </table:table-row>
        <table:table-row table:style-name="ro1">
          <table:table-cell office:value-type="string" calcext:value-type="string">
            <text:p>Kath. Kirche St. Bartholomäus, Am Höfchen 4</text:p>
          </table:table-cell>
          <table:table-cell table:formula="of:=CONCATENATE([.A234];&quot;, Kaiserslautern&quot;)" office:value-type="string" office:string-value="Kath. Kirche St. Bartholomäus, Am Höfchen 4, Kaiserslautern" calcext:value-type="string">
            <text:p>Kath. Kirche St. Bartholomäus, Am Höfchen 4, Kaiserslautern</text:p>
          </table:table-cell>
          <table:table-cell office:value-type="string" calcext:value-type="string">
            <text:p>49.46776</text:p>
          </table:table-cell>
          <table:table-cell office:value-type="string" calcext:value-type="string">
            <text:p>7.76605</text:p>
          </table:table-cell>
          <table:table-cell office:value-type="string" calcext:value-type="string">
            <text:p>Sandsteinquaderbau, 1928/29, Arch. Rudolf von Perignon, München; Ausstattung</text:p>
          </table:table-cell>
        </table:table-row>
        <table:table-row table:style-name="ro1">
          <table:table-cell office:value-type="string" calcext:value-type="string">
            <text:p>Am Glockenturm</text:p>
          </table:table-cell>
          <table:table-cell table:formula="of:=CONCATENATE([.A235];&quot;, Kaiserslautern&quot;)" office:value-type="string" office:string-value="Am Glockenturm, Kaiserslautern" calcext:value-type="string">
            <text:p>Am Glockenturm, Kaiserslautern</text:p>
          </table:table-cell>
          <table:table-cell office:value-type="string" calcext:value-type="string">
            <text:p>49.47016</text:p>
          </table:table-cell>
          <table:table-cell office:value-type="string" calcext:value-type="string">
            <text:p>7.763983</text:p>
          </table:table-cell>
          <table:table-cell office:value-type="string" calcext:value-type="string">
            <text:p>Glockenturm, Sandsteinquaderbau mit Zeltdach, neuromanische Motive, 1857</text:p>
          </table:table-cell>
        </table:table-row>
        <table:table-row table:style-name="ro1" table:number-rows-repeated="86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.00.0000</text:date>, <text:time style:data-style-name="N2" text:time-value="17:14:03.5304387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22:52:30.873658680</meta:creation-date>
    <dc:date>2014-05-22T17:14:29.804623969</dc:date>
    <meta:editing-duration>PT1H38M48S</meta:editing-duration>
    <meta:editing-cycles>26</meta:editing-cycles>
    <meta:generator>LibreOffice/4.2.3.3$Linux_X86_64 LibreOffice_project/420m0$Build-3</meta:generator>
    <meta:document-statistic meta:table-count="1" meta:cell-count="1168" meta:object-count="0"/>
  </office:meta>
</office:document-meta>
</file>